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scadia Code" svg:font-family="'Cascadia Code'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931in" fo:margin-left="0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2.5625in"/>
    </style:style>
    <style:style style:name="Table1.C" style:family="table-column">
      <style:table-column-properties style:column-width="3.7465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9965in" fo:margin-left="0.4965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1.5625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3.184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7431in" fo:margin-left="0.75in" table:align="left"/>
    </style:style>
    <style:style style:name="Table3.A" style:family="table-column">
      <style:table-column-properties style:column-width="2.2611in"/>
    </style:style>
    <style:style style:name="Table3.B" style:family="table-column">
      <style:table-column-properties style:column-width="2.2486in"/>
    </style:style>
    <style:style style:name="Table3.C" style:family="table-column">
      <style:table-column-properties style:column-width="2.2333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">
      <style:paragraph-properties fo:line-height="115%" fo:break-before="page"/>
      <style:text-properties fo:color="#729fcf" loext:opacity="100%" style:font-name="Cascadia Code" fo:font-size="12pt" style:font-size-asian="12pt" style:font-size-complex="12pt"/>
    </style:style>
    <style:style style:name="P2" style:family="paragraph" style:parent-style-name="Normal">
      <style:paragraph-properties fo:margin-top="0in" fo:margin-bottom="0in" style:contextual-spacing="false" fo:line-height="115%"/>
      <style:text-properties fo:color="#729fcf" loext:opacity="100%" style:font-name="Cascadia Code" fo:font-size="12pt" style:font-size-asian="12pt" style:font-size-complex="12pt"/>
    </style:style>
    <style:style style:name="P3" style:family="paragraph" style:parent-style-name="Normal">
      <style:paragraph-properties fo:margin-top="0in" fo:margin-bottom="0in" style:contextual-spacing="false" fo:line-height="115%"/>
      <style:text-properties fo:color="#729fcf" loext:opacity="100%" style:font-name="Cascadia Code" fo:font-size="12pt" officeooo:paragraph-rsid="0021c403" style:font-size-asian="12pt" style:font-size-complex="12pt"/>
    </style:style>
    <style:style style:name="P4" style:family="paragraph" style:parent-style-name="Normal">
      <style:paragraph-properties fo:margin-top="0in" fo:margin-bottom="0in" style:contextual-spacing="false" fo:line-height="115%"/>
      <style:text-properties fo:color="#729fcf" loext:opacity="100%" style:font-name="Cascadia Code" fo:font-size="12pt" officeooo:paragraph-rsid="002391e4" style:font-size-asian="12pt" style:font-size-complex="12pt"/>
    </style:style>
    <style:style style:name="P5" style:family="paragraph" style:parent-style-name="Normal">
      <style:paragraph-properties fo:line-height="115%"/>
      <style:text-properties fo:color="#729fcf" loext:opacity="100%" style:font-name="Cascadia Code" fo:font-size="12pt" style:font-size-asian="12pt" style:font-size-complex="12pt"/>
    </style:style>
    <style:style style:name="P6" style:family="paragraph" style:parent-style-name="List_20_Paragraph">
      <style:paragraph-properties fo:margin-left="0in" fo:margin-right="0in" fo:margin-top="0in" fo:margin-bottom="0in" style:contextual-spacing="false" fo:line-height="115%" fo:text-indent="0in" style:auto-text-indent="false">
        <style:tab-stops/>
      </style:paragraph-properties>
      <style:text-properties fo:color="#729fcf" loext:opacity="100%" style:font-name="Cascadia Code" fo:font-size="12pt" style:font-size-asian="12pt" style:font-size-complex="12pt"/>
    </style:style>
    <style:style style:name="P7" style:family="paragraph" style:parent-style-name="List_20_Paragraph">
      <style:paragraph-properties fo:margin-left="0in" fo:margin-right="0in" fo:margin-top="0in" fo:margin-bottom="0in" style:contextual-spacing="false" fo:line-height="115%" fo:text-indent="0in" style:auto-text-indent="false">
        <style:tab-stops/>
      </style:paragraph-properties>
      <style:text-properties fo:color="#729fcf" loext:opacity="100%" style:font-name="Cascadia Code" fo:font-size="12pt" style:font-name-asian="Yu Mincho" style:font-size-asian="12pt" style:font-size-complex="12pt"/>
    </style:style>
    <style:style style:name="P8" style:family="paragraph" style:parent-style-name="List_20_Paragraph" style:list-style-name="L1">
      <style:paragraph-properties fo:line-height="115%"/>
      <style:text-properties fo:color="#729fcf" loext:opacity="100%" style:font-name="Cascadia Code" fo:font-size="12pt" style:font-size-asian="12pt" style:font-size-complex="12pt"/>
    </style:style>
    <style:style style:name="P9" style:family="paragraph" style:parent-style-name="List_20_Paragraph" style:list-style-name="L2">
      <style:paragraph-properties fo:line-height="115%"/>
      <style:text-properties fo:color="#729fcf" loext:opacity="100%" style:font-name="Cascadia Code" fo:font-size="12pt" style:font-size-asian="12pt" style:font-size-complex="12pt"/>
    </style:style>
    <style:style style:name="P10" style:family="paragraph" style:parent-style-name="List_20_Paragraph" style:list-style-name="L3">
      <style:paragraph-properties fo:line-height="115%"/>
      <style:text-properties fo:color="#729fcf" loext:opacity="100%" style:font-name="Cascadia Code" fo:font-size="12pt" style:font-size-asian="12pt" style:font-size-complex="12pt"/>
    </style:style>
    <style:style style:name="P11" style:family="paragraph" style:parent-style-name="List_20_Paragraph" style:list-style-name="L3">
      <style:paragraph-properties fo:line-height="115%"/>
      <style:text-properties fo:color="#729fcf" loext:opacity="100%" style:font-name="Cascadia Code" fo:font-size="12pt" officeooo:paragraph-rsid="0024cf06" style:font-size-asian="12pt" style:font-size-complex="12pt"/>
    </style:style>
    <style:style style:name="P12" style:family="paragraph" style:parent-style-name="List_20_Paragraph" style:list-style-name="L1">
      <style:paragraph-properties fo:line-height="115%"/>
      <style:text-properties fo:color="#729fcf" loext:opacity="100%" style:font-name="Cascadia Code" fo:font-size="12pt" officeooo:rsid="0010c725" officeooo:paragraph-rsid="0010c725" style:font-size-asian="12pt" style:font-size-complex="12pt"/>
    </style:style>
    <style:style style:name="P13" style:family="paragraph" style:parent-style-name="List_20_Paragraph" style:list-style-name="L1">
      <style:paragraph-properties fo:line-height="115%"/>
      <style:text-properties fo:color="#729fcf" loext:opacity="100%" style:font-name="Cascadia Code" fo:font-size="12pt" officeooo:rsid="001215dc" officeooo:paragraph-rsid="001215dc" style:font-size-asian="12pt" style:font-size-complex="12pt"/>
    </style:style>
    <style:style style:name="P14" style:family="paragraph" style:parent-style-name="List_20_Paragraph" style:list-style-name="L1">
      <style:paragraph-properties fo:line-height="115%"/>
      <style:text-properties fo:color="#729fcf" loext:opacity="100%" style:font-name="Cascadia Code" fo:font-size="12pt" fo:font-weight="bold" style:font-size-asian="12pt" style:font-weight-asian="bold" style:font-size-complex="12pt" style:font-weight-complex="bold"/>
    </style:style>
    <style:style style:name="P15" style:family="paragraph" style:parent-style-name="List_20_Paragraph" style:list-style-name="L1" style:master-page-name="MP0">
      <style:paragraph-properties fo:line-height="115%" style:page-number="auto" fo:break-before="page"/>
      <style:text-properties fo:color="#729fcf" loext:opacity="100%" style:font-name="Cascadia Code" fo:font-size="12pt" fo:font-weight="bold" style:font-size-asian="12pt" style:font-weight-asian="bold" style:font-size-complex="12pt" style:font-weight-complex="bold"/>
    </style:style>
    <style:style style:name="P16" style:family="paragraph" style:parent-style-name="List_20_Paragraph" style:list-style-name="L2">
      <style:paragraph-properties fo:line-height="115%" fo:break-before="page"/>
      <style:text-properties fo:color="#729fcf" loext:opacity="100%" style:font-name="Cascadia Code" fo:font-size="12pt" style:font-size-asian="12pt" style:font-size-complex="12pt"/>
    </style:style>
    <style:style style:name="P17" style:family="paragraph" style:parent-style-name="List_20_Paragraph" style:list-style-name="L3">
      <style:paragraph-properties fo:margin-left="0in" fo:margin-right="0in" fo:margin-top="0in" fo:margin-bottom="0in" style:contextual-spacing="false" fo:line-height="115%" fo:text-indent="0in" style:auto-text-indent="false">
        <style:tab-stops/>
      </style:paragraph-properties>
      <style:text-properties fo:color="#729fcf" loext:opacity="100%" style:font-name="Cascadia Code" fo:font-size="12pt" style:font-size-asian="12pt" style:font-size-complex="12pt"/>
    </style:style>
    <style:style style:name="P18" style:family="paragraph" style:parent-style-name="List_20_Paragraph" style:list-style-name="L3">
      <style:paragraph-properties fo:margin-top="0in" fo:margin-bottom="0in" style:contextual-spacing="false" fo:line-height="115%"/>
    </style:style>
    <style:style style:name="P19" style:family="paragraph" style:parent-style-name="List_20_Paragraph" style:list-style-name="L3">
      <style:paragraph-properties fo:margin-top="0in" fo:margin-bottom="0in" style:contextual-spacing="false" fo:line-height="115%"/>
      <style:text-properties officeooo:paragraph-rsid="00577dd5"/>
    </style:style>
    <style:style style:name="P20" style:family="paragraph" style:parent-style-name="List_20_Paragraph" style:list-style-name="L3">
      <style:paragraph-properties fo:margin-top="0in" fo:margin-bottom="0in" style:contextual-spacing="false" fo:line-height="115%"/>
      <style:text-properties fo:color="#729fcf" loext:opacity="100%" style:font-name="Cascadia Code" fo:font-size="12pt" style:font-name-asian="Yu Mincho" style:font-size-asian="12pt" style:font-size-complex="12pt"/>
    </style:style>
    <style:style style:name="P21" style:family="paragraph" style:parent-style-name="List_20_Paragraph" style:list-style-name="L3">
      <style:paragraph-properties fo:margin-top="0in" fo:margin-bottom="0in" style:contextual-spacing="false" fo:line-height="115%"/>
      <style:text-properties fo:color="#729fcf" loext:opacity="100%" style:font-name="Cascadia Code" fo:font-size="12pt" officeooo:paragraph-rsid="0041e242" style:font-name-asian="Yu Mincho" style:font-size-asian="12pt" style:font-size-complex="12pt"/>
    </style:style>
    <style:style style:name="P22" style:family="paragraph" style:parent-style-name="List_20_Paragraph" style:list-style-name="L3">
      <style:paragraph-properties fo:margin-top="0in" fo:margin-bottom="0in" style:contextual-spacing="false" fo:line-height="115%"/>
      <style:text-properties fo:color="#729fcf" loext:opacity="100%" style:font-name="Cascadia Code" fo:font-size="12pt" style:font-size-asian="12pt" style:font-size-complex="12pt"/>
    </style:style>
    <style:style style:name="P23" style:family="paragraph" style:parent-style-name="List_20_Paragraph" style:list-style-name="L3">
      <style:paragraph-properties fo:margin-top="0in" fo:margin-bottom="0in" style:contextual-spacing="false" fo:line-height="115%"/>
      <style:text-properties fo:color="#729fcf" loext:opacity="100%" style:font-name="Cascadia Code" fo:font-size="12pt" style:font-name-asian="Georgia" style:font-size-asian="12pt" style:font-name-complex="Georgia" style:font-size-complex="12pt"/>
    </style:style>
    <style:style style:name="T1" style:family="text">
      <style:text-properties officeooo:rsid="00149764"/>
    </style:style>
    <style:style style:name="T2" style:family="text">
      <style:text-properties fo:color="#729fcf" loext:opacity="100%" style:font-name="Cascadia Code" fo:font-size="12pt" style:font-size-asian="12pt" style:font-size-complex="12pt"/>
    </style:style>
    <style:style style:name="T3" style:family="text">
      <style:text-properties fo:color="#729fcf" loext:opacity="100%" style:font-name="Cascadia Code" fo:font-size="12pt" officeooo:rsid="0030ffea" style:font-size-asian="12pt" style:font-size-complex="12pt"/>
    </style:style>
    <style:style style:name="T4" style:family="text">
      <style:text-properties fo:color="#729fcf" loext:opacity="100%" style:font-name="Cascadia Code" fo:font-size="12pt" officeooo:rsid="0031d731" style:font-size-asian="12pt" style:font-size-complex="12pt"/>
    </style:style>
    <style:style style:name="T5" style:family="text">
      <style:text-properties fo:color="#729fcf" loext:opacity="100%" style:font-name="Cascadia Code" fo:font-size="12pt" officeooo:rsid="00334538" style:font-size-asian="12pt" style:font-size-complex="12pt"/>
    </style:style>
    <style:style style:name="T6" style:family="text">
      <style:text-properties fo:color="#729fcf" loext:opacity="100%" style:font-name="Cascadia Code" fo:font-size="12pt" officeooo:rsid="0033b077" style:font-size-asian="12pt" style:font-size-complex="12pt"/>
    </style:style>
    <style:style style:name="T7" style:family="text">
      <style:text-properties fo:color="#729fcf" loext:opacity="100%" style:font-name="Cascadia Code" fo:font-size="12pt" style:font-name-asian="Yu Mincho" style:font-size-asian="12pt" style:font-size-complex="12pt"/>
    </style:style>
    <style:style style:name="T8" style:family="text">
      <style:text-properties fo:color="#729fcf" loext:opacity="100%" style:font-name="Cascadia Code" fo:font-size="12pt" officeooo:rsid="00343e8e" style:font-name-asian="Yu Mincho" style:font-size-asian="12pt" style:font-size-complex="12pt"/>
    </style:style>
    <style:style style:name="T9" style:family="text">
      <style:text-properties fo:color="#729fcf" loext:opacity="100%" style:font-name="Cascadia Code" fo:font-size="12pt" officeooo:rsid="00355255" style:font-name-asian="Yu Mincho" style:font-size-asian="12pt" style:font-size-complex="12pt"/>
    </style:style>
    <style:style style:name="T10" style:family="text">
      <style:text-properties fo:color="#729fcf" loext:opacity="100%" style:font-name="Cascadia Code" fo:font-size="12pt" officeooo:rsid="0036179e" style:font-name-asian="Yu Mincho" style:font-size-asian="12pt" style:font-size-complex="12pt"/>
    </style:style>
    <style:style style:name="T11" style:family="text">
      <style:text-properties fo:color="#729fcf" loext:opacity="100%" style:font-name="Cascadia Code" fo:font-size="12pt" officeooo:rsid="0037548d" style:font-name-asian="Yu Mincho" style:font-size-asian="12pt" style:font-size-complex="12pt"/>
    </style:style>
    <style:style style:name="T12" style:family="text">
      <style:text-properties fo:color="#729fcf" loext:opacity="100%" style:font-name="Cascadia Code" fo:font-size="12pt" officeooo:rsid="0038b651" style:font-name-asian="Yu Mincho" style:font-size-asian="12pt" style:font-size-complex="12pt"/>
    </style:style>
    <style:style style:name="T13" style:family="text">
      <style:text-properties fo:color="#729fcf" loext:opacity="100%" style:font-name="Cascadia Code" fo:font-size="12pt" officeooo:rsid="0039d1b3" style:font-name-asian="Yu Mincho" style:font-size-asian="12pt" style:font-size-complex="12pt"/>
    </style:style>
    <style:style style:name="T14" style:family="text">
      <style:text-properties fo:color="#729fcf" loext:opacity="100%" style:font-name="Cascadia Code" fo:font-size="12pt" officeooo:rsid="003a2e8a" style:font-name-asian="Yu Mincho" style:font-size-asian="12pt" style:font-size-complex="12pt"/>
    </style:style>
    <style:style style:name="T15" style:family="text">
      <style:text-properties fo:color="#729fcf" loext:opacity="100%" style:font-name="Cascadia Code" fo:font-size="12pt" officeooo:rsid="003b8aa3" style:font-name-asian="Yu Mincho" style:font-size-asian="12pt" style:font-size-complex="12pt"/>
    </style:style>
    <style:style style:name="T16" style:family="text">
      <style:text-properties fo:color="#729fcf" loext:opacity="100%" style:font-name="Cascadia Code" fo:font-size="12pt" officeooo:rsid="003d32e5" style:font-name-asian="Yu Mincho" style:font-size-asian="12pt" style:font-size-complex="12pt"/>
    </style:style>
    <style:style style:name="T17" style:family="text">
      <style:text-properties fo:color="#729fcf" loext:opacity="100%" style:font-name="Cascadia Code" fo:font-size="12pt" officeooo:rsid="003df36b" style:font-name-asian="Yu Mincho" style:font-size-asian="12pt" style:font-size-complex="12pt"/>
    </style:style>
    <style:style style:name="T18" style:family="text">
      <style:text-properties fo:color="#729fcf" loext:opacity="100%" style:font-name="Cascadia Code" fo:font-size="12pt" officeooo:rsid="003fee5d" style:font-name-asian="Yu Mincho" style:font-size-asian="12pt" style:font-size-complex="12pt"/>
    </style:style>
    <style:style style:name="T19" style:family="text">
      <style:text-properties fo:color="#729fcf" loext:opacity="100%" style:font-name="Cascadia Code" fo:font-size="12pt" officeooo:rsid="0040e4af" style:font-name-asian="Yu Mincho" style:font-size-asian="12pt" style:font-size-complex="12pt"/>
    </style:style>
    <style:style style:name="T20" style:family="text">
      <style:text-properties fo:color="#729fcf" loext:opacity="100%" style:font-name="Cascadia Code" fo:font-size="12pt" officeooo:rsid="00458af2" style:font-name-asian="Yu Mincho" style:font-size-asian="12pt" style:font-size-complex="12pt"/>
    </style:style>
    <style:style style:name="T21" style:family="text">
      <style:text-properties fo:color="#729fcf" loext:opacity="100%" style:font-name="Cascadia Code" fo:font-size="12pt" officeooo:rsid="00471028" style:font-name-asian="Yu Mincho" style:font-size-asian="12pt" style:font-size-complex="12pt"/>
    </style:style>
    <style:style style:name="T22" style:family="text">
      <style:text-properties fo:color="#729fcf" loext:opacity="100%" style:font-name="Cascadia Code" fo:font-size="12pt" officeooo:rsid="0047fcd8" style:font-name-asian="Yu Mincho" style:font-size-asian="12pt" style:font-size-complex="12pt"/>
    </style:style>
    <style:style style:name="T23" style:family="text">
      <style:text-properties fo:color="#729fcf" loext:opacity="100%" style:font-name="Cascadia Code" fo:font-size="12pt" officeooo:rsid="00492a51" style:font-name-asian="Yu Mincho" style:font-size-asian="12pt" style:font-size-complex="12pt"/>
    </style:style>
    <style:style style:name="T24" style:family="text">
      <style:text-properties fo:color="#729fcf" loext:opacity="100%" style:font-name="Cascadia Code" fo:font-size="12pt" officeooo:rsid="00499e43" style:font-name-asian="Yu Mincho" style:font-size-asian="12pt" style:font-size-complex="12pt"/>
    </style:style>
    <style:style style:name="T25" style:family="text">
      <style:text-properties fo:color="#729fcf" loext:opacity="100%" style:font-name="Cascadia Code" fo:font-size="12pt" officeooo:rsid="0049c193" style:font-name-asian="Yu Mincho" style:font-size-asian="12pt" style:font-size-complex="12pt"/>
    </style:style>
    <style:style style:name="T26" style:family="text">
      <style:text-properties fo:color="#729fcf" loext:opacity="100%" style:font-name="Cascadia Code" fo:font-size="12pt" officeooo:rsid="004a1195" style:font-name-asian="Yu Mincho" style:font-size-asian="12pt" style:font-size-complex="12pt"/>
    </style:style>
    <style:style style:name="T27" style:family="text">
      <style:text-properties fo:color="#729fcf" loext:opacity="100%" style:font-name="Cascadia Code" fo:font-size="12pt" officeooo:rsid="004aa096" style:font-name-asian="Yu Mincho" style:font-size-asian="12pt" style:font-size-complex="12pt"/>
    </style:style>
    <style:style style:name="T28" style:family="text">
      <style:text-properties fo:color="#729fcf" loext:opacity="100%" style:font-name="Cascadia Code" fo:font-size="12pt" officeooo:rsid="004b8870" style:font-name-asian="Yu Mincho" style:font-size-asian="12pt" style:font-size-complex="12pt"/>
    </style:style>
    <style:style style:name="T29" style:family="text">
      <style:text-properties fo:color="#729fcf" loext:opacity="100%" style:font-name="Cascadia Code" fo:font-size="12pt" officeooo:rsid="004c69a4" style:font-name-asian="Yu Mincho" style:font-size-asian="12pt" style:font-size-complex="12pt"/>
    </style:style>
    <style:style style:name="T30" style:family="text">
      <style:text-properties fo:color="#729fcf" loext:opacity="100%" style:font-name="Cascadia Code" fo:font-size="12pt" officeooo:rsid="004c9eac" style:font-name-asian="Yu Mincho" style:font-size-asian="12pt" style:font-size-complex="12pt"/>
    </style:style>
    <style:style style:name="T31" style:family="text">
      <style:text-properties fo:color="#729fcf" loext:opacity="100%" style:font-name="Cascadia Code" fo:font-size="12pt" officeooo:rsid="004db5f8" style:font-name-asian="Yu Mincho" style:font-size-asian="12pt" style:font-size-complex="12pt"/>
    </style:style>
    <style:style style:name="T32" style:family="text">
      <style:text-properties fo:color="#729fcf" loext:opacity="100%" style:font-name="Cascadia Code" fo:font-size="12pt" officeooo:rsid="004dbbd5" style:font-name-asian="Yu Mincho" style:font-size-asian="12pt" style:font-size-complex="12pt"/>
    </style:style>
    <style:style style:name="T33" style:family="text">
      <style:text-properties fo:color="#729fcf" loext:opacity="100%" style:font-name="Cascadia Code" fo:font-size="12pt" officeooo:rsid="004e780c" style:font-name-asian="Yu Mincho" style:font-size-asian="12pt" style:font-size-complex="12pt"/>
    </style:style>
    <style:style style:name="T34" style:family="text">
      <style:text-properties fo:color="#729fcf" loext:opacity="100%" style:font-name="Cascadia Code" fo:font-size="12pt" officeooo:rsid="005029b8" style:font-name-asian="Yu Mincho" style:font-size-asian="12pt" style:font-size-complex="12pt"/>
    </style:style>
    <style:style style:name="T35" style:family="text">
      <style:text-properties fo:color="#729fcf" loext:opacity="100%" style:font-name="Cascadia Code" fo:font-size="12pt" officeooo:rsid="0051ff21" style:font-name-asian="Yu Mincho" style:font-size-asian="12pt" style:font-size-complex="12pt"/>
    </style:style>
    <style:style style:name="T36" style:family="text">
      <style:text-properties fo:color="#729fcf" loext:opacity="100%" style:font-name="Cascadia Code" fo:font-size="12pt" officeooo:rsid="0053d51e" style:font-name-asian="Yu Mincho" style:font-size-asian="12pt" style:font-size-complex="12pt"/>
    </style:style>
    <style:style style:name="T37" style:family="text">
      <style:text-properties fo:color="#729fcf" loext:opacity="100%" style:font-name="Cascadia Code" fo:font-size="12pt" style:font-name-asian="Georgia" style:font-size-asian="12pt" style:font-name-complex="Georgia" style:font-size-complex="12pt"/>
    </style:style>
    <style:style style:name="T38" style:family="text">
      <style:text-properties fo:color="#729fcf" loext:opacity="100%" style:font-name="Cascadia Code" fo:font-size="12pt" officeooo:rsid="005430ca" style:font-name-asian="Georgia" style:font-size-asian="12pt" style:font-name-complex="Georgia" style:font-size-complex="12pt"/>
    </style:style>
    <style:style style:name="T39" style:family="text">
      <style:text-properties fo:color="#729fcf" loext:opacity="100%" style:font-name="Cascadia Code" fo:font-size="12pt" officeooo:rsid="0055842c" style:font-name-asian="Georgia" style:font-size-asian="12pt" style:font-name-complex="Georgia" style:font-size-complex="12pt"/>
    </style:style>
    <style:style style:name="T40" style:family="text">
      <style:text-properties fo:color="#729fcf" loext:opacity="100%" style:font-name="Cascadia Code" fo:font-size="12pt" officeooo:rsid="00573b9f" style:font-name-asian="Georgia" style:font-size-asian="12pt" style:font-name-complex="Georgia" style:font-size-complex="12pt"/>
    </style:style>
    <style:style style:name="T41" style:family="text">
      <style:text-properties fo:color="#729fcf" loext:opacity="100%" style:font-name="Cascadia Code" fo:font-size="12pt" officeooo:rsid="00577dd5" style:font-name-asian="Georgia" style:font-size-asian="12pt" style:font-name-complex="Georgia" style:font-size-complex="12pt"/>
    </style:style>
    <style:style style:name="T42" style:family="text">
      <style:text-properties fo:color="#729fcf" loext:opacity="100%" style:font-name="Cascadia Code" fo:font-size="12pt" officeooo:rsid="0057b8f3" style:font-name-asian="Georgia" style:font-size-asian="12pt" style:font-name-complex="Georgia" style:font-size-complex="12pt"/>
    </style:style>
    <style:style style:name="T43" style:family="text">
      <style:text-properties fo:color="#729fcf" loext:opacity="100%" style:font-name="Cascadia Code" fo:font-size="12pt" officeooo:rsid="005854a4" style:font-name-asian="Georgia" style:font-size-asian="12pt" style:font-name-complex="Georgia" style:font-size-complex="12pt"/>
    </style:style>
    <style:style style:name="T44" style:family="text">
      <style:text-properties fo:color="#729fcf" loext:opacity="100%" style:font-name="Cascadia Code" fo:font-size="12pt" officeooo:rsid="0059d22d" style:font-name-asian="Georgia" style:font-size-asian="12pt" style:font-name-complex="Georgia" style:font-size-complex="12pt"/>
    </style:style>
    <style:style style:name="T45" style:family="text">
      <style:text-properties fo:color="#729fcf" loext:opacity="100%" style:font-name="Cascadia Code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T46" style:family="text">
      <style:text-properties fo:color="#729fcf" loext:opacity="100%" style:text-position="super 64%" style:font-name="Cascadia Code" fo:font-size="12pt" style:font-size-asian="12pt" style:font-size-complex="12pt"/>
    </style:style>
    <style:style style:name="T47" style:family="text">
      <style:text-properties officeooo:rsid="00160cca"/>
    </style:style>
    <style:style style:name="T48" style:family="text">
      <style:text-properties officeooo:rsid="0017ecea"/>
    </style:style>
    <style:style style:name="T49" style:family="text">
      <style:text-properties officeooo:rsid="0019d4a1"/>
    </style:style>
    <style:style style:name="T50" style:family="text">
      <style:text-properties officeooo:rsid="001b439f"/>
    </style:style>
    <style:style style:name="T51" style:family="text">
      <style:text-properties officeooo:rsid="001cd424"/>
    </style:style>
    <style:style style:name="T52" style:family="text">
      <style:text-properties officeooo:rsid="001dc0ff"/>
    </style:style>
    <style:style style:name="T53" style:family="text">
      <style:text-properties officeooo:rsid="001e1fce"/>
    </style:style>
    <style:style style:name="T54" style:family="text">
      <style:text-properties officeooo:rsid="001fd523"/>
    </style:style>
    <style:style style:name="T55" style:family="text">
      <style:text-properties officeooo:rsid="001fe782"/>
    </style:style>
    <style:style style:name="T56" style:family="text">
      <style:text-properties officeooo:rsid="0021c403"/>
    </style:style>
    <style:style style:name="T57" style:family="text">
      <style:text-properties officeooo:rsid="00241cff"/>
    </style:style>
    <style:style style:name="T58" style:family="text">
      <style:text-properties officeooo:rsid="00266673"/>
    </style:style>
    <style:style style:name="T59" style:family="text">
      <style:text-properties officeooo:rsid="0027aab9"/>
    </style:style>
    <style:style style:name="T60" style:family="text">
      <style:text-properties officeooo:rsid="0028b791"/>
    </style:style>
    <style:style style:name="T61" style:family="text">
      <style:text-properties officeooo:rsid="002b8cd3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officeooo:rsid="002c88fd"/>
    </style:style>
    <style:style style:name="T64" style:family="text">
      <style:text-properties officeooo:rsid="002e5fe2"/>
    </style:style>
    <style:style style:name="T65" style:family="text">
      <style:text-properties officeooo:rsid="00304057"/>
    </style:style>
    <style:style style:name="T66" style:family="text">
      <style:text-properties officeooo:rsid="0041e242"/>
    </style:style>
    <style:style style:name="T67" style:family="text">
      <style:text-properties officeooo:rsid="005ae79c"/>
    </style:style>
    <style:style style:name="T68" style:family="text">
      <style:text-properties officeooo:rsid="005db702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7LVL1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7LVL2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WW_5f_CharLFO7LVL5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WW_5f_CharLFO7LVL6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style-name="WW_5f_CharLFO7LVL7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style-name="WW_5f_CharLFO7LVL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WW_5f_CharLFO7LVL9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9LVL1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9LVL2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WW_5f_CharLFO9LVL5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WW_5f_CharLFO9LVL6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style-name="WW_5f_CharLFO9LVL7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style-name="WW_5f_CharLFO9LVL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WW_5f_CharLFO9LVL9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11452385" text:style-name="L1">
        <text:list-item>
          <text:p text:style-name="P15">Goals for the Exam</text:p>
          <text:list>
            <text:list-item>
              <text:p text:style-name="P8">Passing the exam with an acceptable grade</text:p>
            </text:list-item>
            <text:list-item>
              <text:p text:style-name="P8">Deadline has been changed to December 12, 2020</text:p>
            </text:list-item>
            <text:list-item>
              <text:p text:style-name="P8">$452 plus tax for both exams of the A+ certification</text:p>
            </text:list-item>
            <text:list-item>
              <text:p text:style-name="P12">Might actually pay for the google IT</text:p>
            </text:list-item>
            <text:list-item>
              <text:p text:style-name="P13">update: no I wont</text:p>
            </text:list-item>
          </text:list>
        </text:list-item>
        <text:list-item>
          <text:p text:style-name="P14">Tips and Tricks</text:p>
          <text:list>
            <text:list-item>
              <text:p text:style-name="P8">no time restriction between exams. To take and no particular order</text:p>
            </text:list-item>
            <text:list-item>
              <text:p text:style-name="P8">multiple choice</text:p>
            </text:list-item>
            <text:list-item>
              <text:p text:style-name="P8">performance based: command line, matching sorting</text:p>
            </text:list-item>
            <text:list-item>
              <text:p text:style-name="P8">download the certification objectives</text:p>
            </text:list-item>
            <text:list-item>
              <text:p text:style-name="P8">have multiple resources</text:p>
            </text:list-item>
            <text:list-item>
              <text:p text:style-name="P8">books, self-testing, videos, hands on experience</text:p>
            </text:list-item>
            <text:list-item>
              <text:p text:style-name="P8">different resources have different orders,</text:p>
            </text:list-item>
            <text:list-item>
              <text:p text:style-name="P8">before exam</text:p>
            </text:list-item>
            <text:list-item>
              <text:p text:style-name="P8">use exam objectives</text:p>
            </text:list-item>
            <text:list-item>
              <text:p text:style-name="P8">relax before the exam</text:p>
            </text:list-item>
            <text:list-item>
              <text:p text:style-name="P8">contact staff for any issues encountered</text:p>
            </text:list-item>
            <text:list-item>
              <text:p text:style-name="P8">do not leave until you get your results</text:p>
            </text:list-item>
          </text:list>
        </text:list-item>
      </text:list>
      <text:p text:style-name="P1">Core 1: 220-1001</text:p>
      <text:list xml:id="list35118258" text:style-name="L2">
        <text:list-item>
          <text:p text:style-name="P9">Section 1: Mobile Devices</text:p>
          <text:list>
            <text:list-item>
              <text:p text:style-name="P9">1.1 Laptop hardware</text:p>
              <text:list>
                <text:list-item>
                  <text:p text:style-name="P9">Facts</text:p>
                  <text:list>
                    <text:list-item>
                      <text:p text:style-name="P9">Some laptops have integrated smart card read<text:span text:style-name="T1">er</text:span></text:p>
                    </text:list-item>
                    <text:list-item>
                      <text:p text:style-name="P9">Optical drives are more rare</text:p>
                    </text:list-item>
                    <text:list-item>
                      <text:p text:style-name="P9">Have smaller more restricted form factor</text:p>
                    </text:list-item>
                    <text:list-item>
                      <text:p text:style-name="P9">Most use SAD</text:p>
                    </text:list-item>
                    <text:list-item>
                      <text:p text:style-name="P9">Use Wi-Fi more than Ethernet for internet</text:p>
                    </text:list-item>
                    <text:list-item>
                      <text:p text:style-name="P9">Graphics is usually integrated but sometimes a discrete GPU is available</text:p>
                    </text:list-item>
                    <text:list-item>
                      <text:p text:style-name="P9">Microphones installed in laptops are good for conferencing but not professional audio content</text:p>
                    </text:list-item>
                  </text:list>
                </text:list-item>
                <text:list-item>
                  <text:p text:style-name="P9">Memory</text:p>
                  <text:list>
                    <text:list-item>
                      <text:p text:style-name="P9">Use SO-DIM, Micro-DIM</text:p>
                    </text:list-item>
                  </text:list>
                </text:list-item>
                <text:list-item>
                  <text:p text:style-name="P9">DC Jack: power conversion is done outside device inside adapter. Each adapter is tailor made for each laptop model</text:p>
                </text:list-item>
                <text:list-item>
                  <text:p text:style-name="P9">Battery</text:p>
                  <text:list>
                    <text:list-item>
                      <text:p text:style-name="P9">Lithium ion: very common, no memory effect, charging the battery often diminishes the capacity, for replacement refer to make and model</text:p>
                    </text:list-item>
                  </text:list>
                </text:list-item>
                <text:list-item>
                  <text:p text:style-name="P9">Touch pad</text:p>
                  <text:list>
                    <text:list-item>
                      <text:p text:style-name="P9">Laptop frame</text:p>
                      <text:list>
                        <text:list-item>
                          <text:p text:style-name="P9">Plastic: light, mobile, tough, inexpensive</text:p>
                        </text:list-item>
                        <text:list-item>
                          <text:p text:style-name="P9">Metal: same but more difficult of fix and replace. Usually protects components better and has better aesthetics</text:p>
                        </text:list-item>
                      </text:list>
                    </text:list-item>
                    <text:list-item>
                      <text:p text:style-name="P9">Speaker: self-contained in motherboard</text:p>
                    </text:list-item>
                    <text:list-item>
                      <text:p text:style-name="P9">Motherboard: proprietary models, replacement is difficult.</text:p>
                    </text:list-item>
                    <text:list-item>
                      <text:p text:style-name="P9">CPU: designed for mobility, battery efficiency, heat management and has integrated memory/video controller</text:p>
                    </text:list-item>
                  </text:list>
                </text:list-item>
              </text:list>
            </text:list-item>
            <text:list-item>
              <text:p text:style-name="P9">1.2 Laptop Displays</text:p>
              <text:list>
                <text:list-item>
                  <text:list>
                    <text:list-item>
                      <text:p text:style-name="P9">often, the Wi-Fi antenna is at the top section of the display since that is the highest point of a laptop usually</text:p>
                    </text:list-item>
                    <text:list-item>
                      <text:p text:style-name="P9">webcam is installed on top to the display, requires proper drivers</text:p>
                    </text:list-item>
                  </text:list>
                </text:list-item>
                <text:list-item>
                  <text:p text:style-name="P9">LCD: liquid crystal display</text:p>
                  <text:list>
                    <text:list-item>
                      <text:p text:style-name="P9">light shines through liquid crystals</text:p>
                    </text:list-item>
                    <text:list-item>
                      <text:p text:style-name="P9">advantages: low weight, low power, low cost</text:p>
                    </text:list-item>
                    <text:list-item>
                      <text:p text:style-name="P9">disadvantages: black levels accurate, separate back light, hard to replace</text:p>
                    </text:list-item>
                  </text:list>
                </text:list-item>
                <text:list-item>
                  <text:p text:style-name="P9">LODE: organic light emitting diode</text:p>
                  <text:list>
                    <text:list-item>
                      <text:p text:style-name="P9">light shines through liquid crystals</text:p>
                    </text:list-item>
                    <text:list-item>
                      <text:p text:style-name="P9">advantages: low weight, low power, low cost</text:p>
                    </text:list-item>
                    <text:list-item>
                      <text:p text:style-name="P9">disadvantages: black levels accurate, separate back light,</text:p>
                    </text:list-item>
                  </text:list>
                </text:list-item>
                <text:list-item>
                  <text:p text:style-name="P9">CC FL: older method</text:p>
                  <text:list>
                    <text:list-item>
                      <text:p text:style-name="P9">Requires more power and power inverter to work. </text:p>
                    </text:list-item>
                  </text:list>
                </text:list-item>
                <text:list-item>
                  <text:p text:style-name="P9">Digitizer: allows for screen to use special utensils to input touch information for usage. Like a touchscreen but uses stylus</text:p>
                </text:list-item>
              </text:list>
            </text:list-item>
            <text:list-item>
              <text:p text:style-name="P9">1.3 Laptop Features</text:p>
              <text:list>
                <text:list-item>
                  <text:p text:style-name="P9">Facts</text:p>
                  <text:list>
                    <text:list-item>
                      <text:p text:style-name="P9">Some have smart card reader of security and authentication</text:p>
                    </text:list-item>
                    <text:list-item>
                      <text:p text:style-name="P9">Optical drives are becoming more rare</text:p>
                    </text:list-item>
                    <text:list-item>
                      <text:p text:style-name="P9">Fm keys add extra functionality to limited keyboard are to existing keys. Holding fm keys provide the functionality</text:p>
                    </text:list-item>
                    <text:list-item>
                      <text:p text:style-name="P9">Airplane allows for control of wireless signals</text:p>
                    </text:list-item>
                    <text:list-item>
                      <text:p text:style-name="P9">Gyroscope allows for screen auto-orientation </text:p>
                    </text:list-item>
                  </text:list>
                </text:list-item>
                <text:list-item>
                  <text:p text:style-name="P9">LCD Switch: allows for laptop to remain functional while lid is closed but video is output to external display</text:p>
                </text:list-item>
                <text:list-item>
                  <text:p text:style-name="P9">GPS: laptop tracking and navigation</text:p>
                </text:list-item>
                <text:list-item>
                  <text:p text:style-name="P9">Docking station allows for expanded functionality, adds additional ports and more devices to connect to laptop</text:p>
                </text:list-item>
                <text:list-item>
                  <text:p text:style-name="P9">Port replicator: like docking station but has not PS functionality</text:p>
                </text:list-item>
                <text:list-item>
                  <text:p text:style-name="P9">Locks: keep laptop from being stolen and moved</text:p>
                </text:list-item>
              </text:list>
            </text:list-item>
            <text:list-item>
              <text:p text:style-name="P9">1.4 Mobile Devices</text:p>
              <text:list>
                <text:list-item>
                  <text:p text:style-name="P9">Tablets</text:p>
                  <text:list>
                    <text:list-item>
                      <text:p text:style-name="P9">can be used for many things in mobile <text:span text:style-name="T47">manner</text:span></text:p>
                    </text:list-item>
                    <text:list-item>
                      <text:p text:style-name="P9">Android and iOS are most common OS. Touch screen features such as virtual keyboard and drawing capabilities</text:p>
                    </text:list-item>
                  </text:list>
                </text:list-item>
                <text:list-item>
                  <text:p text:style-name="P9">Smartphones:</text:p>
                  <text:list>
                    <text:list-item>
                      <text:p text:style-name="P9">Most common multi-use device: voice, text, instant messaging, pictures, videos, dedicated mobile applications</text:p>
                    </text:list-item>
                    <text:list-item>
                      <text:p text:style-name="P9">Use WIFI or cellular connections for internet</text:p>
                    </text:list-item>
                  </text:list>
                </text:list-item>
                <text:list-item>
                  <text:p text:style-name="P9">Smart Watches</text:p>
                  <text:list>
                    <text:list-item>
                      <text:p text:style-name="P9">Extension of smartphone into user’s body.</text:p>
                    </text:list-item>
                    <text:list-item>
                      <text:p text:style-name="P9">Fitness monitors</text:p>
                    </text:list-item>
                  </text:list>
                </text:list-item>
                <text:list-item>
                  <text:p text:style-name="P9">Virtual Reality: replace reality with virtual world via headset input</text:p>
                </text:list-item>
                <text:list-item>
                  <text:p text:style-name="P9">Augmented Reality: overlay virtual input over real sensory information</text:p>
                </text:list-item>
                <text:list-item>
                  <text:p text:style-name="P9">E-reader: designed for reading. Battery only used for changing pages due to e-paper technology</text:p>
                </text:list-item>
              </text:list>
            </text:list-item>
            <text:list-item>
              <text:p text:style-name="P9">1.5 Mobile Device Accessories</text:p>
              <text:list>
                <text:list-item>
                  <text:p text:style-name="P9">Headsets: hands free audio</text:p>
                  <text:list>
                    <text:list-item>
                      <text:p text:style-name="P9">WIRED: 3.5 mm TRES connector, Tip-ring-ring-sleeve. Analog audio jack. Can also use USB, and lighting. Extra connection is for microphone</text:p>
                    </text:list-item>
                    <text:list-item>
                      <text:p text:style-name="P9">wireless: Bluetooth headsets</text:p>
                    </text:list-item>
                    <text:list-item>
                      <text:p text:style-name="P9">speakers: battery powered, wirelesses connection</text:p>
                    </text:list-item>
                  </text:list>
                </text:list-item>
                <text:list-item>
                  <text:p text:style-name="P9">game pad: gaming console feel. Connect with Bluetooth</text:p>
                </text:list-item>
                <text:list-item>
                  <text:p text:style-name="P9">extra battery packs. appeasable battery packs. External power sources.</text:p>
                </text:list-item>
                <text:list-item>
                  <text:p text:style-name="P9">Protective covers: screen protector. Device protector wraps around device. Can create problems with wireless charging</text:p>
                </text:list-item>
                <text:list-item>
                  <text:p text:style-name="P9">credit cards readers: can connect to audio jack, lighting, Bluetooth. Uses internet link for approval. Email receipts</text:p>
                </text:list-item>
                <text:list-item>
                  <text:p text:style-name="P9">micros D memory allows for increase of storage for phones. Available only on android</text:p>
                </text:list-item>
              </text:list>
            </text:list-item>
            <text:list-item>
              <text:p text:style-name="P9">1.6 Mobile Device Connectivity</text:p>
              <text:list>
                <text:list-item>
                  <text:p text:style-name="P9">Hot<text:span text:style-name="T48">s</text:span>pot: share cellular data connection with other devices. Service provider must have this included into package deal</text:p>
                  <text:list>
                    <text:list-item>
                      <text:p text:style-name="P9">Tethering allows for hotchpot over USB</text:p>
                    </text:list-item>
                  </text:list>
                </text:list-item>
                <text:list-item>
                  <text:p text:style-name="P9">Cellular: connection over cellular towers.</text:p>
                </text:list-item>
                <text:list-item>
                  <text:p text:style-name="P9">Airplane mode disables all wireless connections</text:p>
                </text:list-item>
                <text:list-item>
                  <text:p text:style-name="P9"><text:span text:style-name="T49">BBRP: </text:span>Base band Radio Processor: network interface for cellular connection. Uses separate firmware and memory. Updates occur Over The Air</text:p>
                </text:list-item>
                <text:list-item>
                  <text:p text:style-name="P9">Headsets: hands free audio</text:p>
                </text:list-item>
                <text:list-item>
                  <text:p text:style-name="P9">W<text:span text:style-name="T50">ired</text:span>: 3.5 mm TRES connector, Tip-ring-ring-sleeve. Analog audio jack. Can also use USB, and lighting. Extra connection is for microphone</text:p>
                </text:list-item>
                <text:list-item>
                  <text:p text:style-name="P9">wireless: Bluetooth headsets</text:p>
                </text:list-item>
                <text:list-item>
                  <text:p text:style-name="P9">speakers: battery powered, wirelesses connection</text:p>
                </text:list-item>
                <text:list-item>
                  <text:p text:style-name="P9">game pad: gaming console feel. Connect with Bluetooth</text:p>
                </text:list-item>
                <text:list-item>
                  <text:p text:style-name="P9">extra battery packs. appeasable battery packs. External power sources.</text:p>
                </text:list-item>
                <text:list-item>
                  <text:p text:style-name="P9">Protective covers: screen protector. Device protector wraps around device. Can create problems with wireless charging</text:p>
                </text:list-item>
                <text:list-item>
                  <text:p text:style-name="P9">credit cards readers: can connect wot audio jack, lighting, Bluetooth. Uses internet link for approval. Email receipts</text:p>
                </text:list-item>
                <text:list-item>
                  <text:p text:style-name="P9">micros D memory allows for increase of storage for phones. Available only on android</text:p>
                </text:list-item>
                <text:list-item>
                  <text:p text:style-name="P9">Email</text:p>
                  <text:list>
                    <text:list-item>
                      <text:p text:style-name="P9">Configuration requires email server/ email provider account and knowledge of protocol. </text:p>
                    </text:list-item>
                    <text:list-item>
                      <text:p text:style-name="P9">POP3 downloads mail into client</text:p>
                    </text:list-item>
                    <text:list-item>
                      <text:p text:style-name="P9">IMP: stores in outside server</text:p>
                    </text:list-item>
                    <text:list-item>
                      <text:p text:style-name="P9">SMTP: protocol for sending email</text:p>
                    </text:list-item>
                    <text:list-item>
                      <text:p text:style-name="P9">Microsoft exchange: enterprise email service. Allows for synchronization fo calendar, reminders, contacts</text:p>
                    </text:list-item>
                    <text:list-item>
                      <text:p text:style-name="P9">Commercial Email provider: integrated email server</text:p>
                      <text:list>
                        <text:list-item>
                          <text:p text:style-name="P9">Examples: Gail, Yahoo mail, AOL, outlook, i Clou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1.7 Mobile Device Synchronization</text:p>
              <text:list>
                <text:list-item>
                  <text:p text:style-name="P9">Synchronization allows for usage across multiple devices and more mobility with different types of data</text:p>
                </text:list-item>
                <text:list-item>
                  <text:p text:style-name="P9">Requires authentication over all devices</text:p>
                </text:list-item>
                <text:list-item>
                  <text:p text:style-name="P9">Providers: Apple i Cloud, Google Drive</text:p>
                </text:list-item>
                <text:list-item>
                  <text:p text:style-name="P9">Desktop can also be used to synchronized and update mobile devices but require significant amount of storage</text:p>
                </text:list-item>
                <text:list-item>
                  <text:p text:style-name="P9">Payment cards allowed</text:p>
                </text:list-item>
                <text:list-item>
                  <text:p text:style-name="P9">Car can be used via Android Auto and iOS Car play</text:p>
                </text:list-item>
              </text:list>
            </text:list-item>
          </text:list>
        </text:list-item>
        <text:list-item>
          <text:p text:style-name="P9">Section 2: Network</text:p>
          <text:list>
            <text:list-item>
              <text:p text:style-name="P9">2.1 Ports and Protocols</text:p>
              <text:list>
                <text:list-item>
                  <text:p text:style-name="P9">Purpose</text:p>
                  <text:list>
                    <text:list-item>
                      <text:p text:style-name="P9">Protocols used to efficiently transfer large amounts of data for different applications</text:p>
                    </text:list-item>
                    <text:list-item>
                      <text:p text:style-name="P9">IP is protocol that usually transmits the data over the internet using encapsulation.</text:p>
                    </text:list-item>
                    <text:list-item>
                      <text:p text:style-name="P9">Multiplexing: multiple functions inside of single network</text:p>
                    </text:list-item>
                    <text:list-item>
                      <text:p text:style-name="P9"><text:span text:style-name="T51">TCP</text:span>: Transmission Control Protocol</text:p>
                      <text:list>
                        <text:list-item>
                          <text:p text:style-name="P9">connection oriented. Formal setup and close</text:p>
                        </text:list-item>
                        <text:list-item>
                          <text:p text:style-name="P9">reliable form of deliver. Recovery for errors, manage out of order messages</text:p>
                        </text:list-item>
                        <text:list-item>
                          <text:p text:style-name="P9">flow control. Receiver manages how much data is sent</text:p>
                        </text:list-item>
                      </text:list>
                    </text:list-item>
                    <text:list-item>
                      <text:p text:style-name="P9"><text:span text:style-name="T52">UD</text:span>P: User Data gram Protocol</text:p>
                      <text:list>
                        <text:list-item>
                          <text:p text:style-name="P9">connection less, no formal or close to connections</text:p>
                        </text:list-item>
                        <text:list-item>
                          <text:p text:style-name="P9">unreliable delivery. No error recovery, no reordering of data</text:p>
                        </text:list-item>
                      </text:list>
                    </text:list-item>
                    <text:list-item>
                      <text:p text:style-name="P9">IP: internet protocol. Delivery truck methodology to data. All devices that connect to networks have IP and MAC address.</text:p>
                    </text:list-item>
                    <text:list-item>
                      <text:p text:style-name="P9">Non-ephemeral <text:span text:style-name="T53">port number</text:span>: assigned to specific application (0-123)</text:p>
                    </text:list-item>
                    <text:list-item>
                      <text:p text:style-name="P9">Ephemeral <text:span text:style-name="T53">port number</text:span>: 1024 to 65535. Determined real time by client</text:p>
                    </text:list-item>
                    <text:list-item>
                      <text:p text:style-name="P9">Most servers are non-ephemeral</text:p>
                    </text:list-item>
                    <text:list-item>
                      <text:p text:style-name="P9">Port number<text:span text:style-name="T54">s</text:span> are for communication not security. Active port numbers must be known. PCT application used different ports then DUP</text:p>
                    </text:list-item>
                    <text:list-item>
                      <text:p text:style-name="P16"/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23616450768">
          <table:table-cell table:style-name="Table1.A1" office:value-type="string">
            <text:p text:style-name="P2">FTP</text:p>
          </table:table-cell>
          <table:table-cell table:style-name="Table1.A1" office:value-type="string">
            <text:p text:style-name="P2"><text:span text:style-name="T55">TCP</text:span>/20 active</text:p>
            <text:p text:style-name="P3"><text:span text:style-name="T55">TCP</text:span>/21 control</text:p>
          </table:table-cell>
          <table:table-cell table:style-name="Table1.A1" office:value-type="string">
            <text:p text:style-name="P2">Used for transmission of files</text:p>
          </table:table-cell>
        </table:table-row>
        <table:table-row table:style-name="TableLine94623617215888">
          <table:table-cell table:style-name="Table1.A1" office:value-type="string">
            <text:p text:style-name="P2">SSH</text:p>
          </table:table-cell>
          <table:table-cell table:style-name="Table1.A1" office:value-type="string">
            <text:p text:style-name="P3"><text:span text:style-name="T55">TCP</text:span>/22</text:p>
          </table:table-cell>
          <table:table-cell table:style-name="Table1.A1" office:value-type="string">
            <text:p text:style-name="P2">Encrypted communications and remote access</text:p>
          </table:table-cell>
        </table:table-row>
        <table:table-row table:style-name="TableLine94623724744256">
          <table:table-cell table:style-name="Table1.A1" office:value-type="string">
            <text:p text:style-name="P2">Telnet</text:p>
          </table:table-cell>
          <table:table-cell table:style-name="Table1.A1" office:value-type="string">
            <text:p text:style-name="P3"><text:span text:style-name="T55">TCP</text:span>/23</text:p>
          </table:table-cell>
          <table:table-cell table:style-name="Table1.A1" office:value-type="string">
            <text:p text:style-name="P2">Test format remote access and communications</text:p>
          </table:table-cell>
        </table:table-row>
        <table:table-row table:style-name="TableLine94623670047456">
          <table:table-cell table:style-name="Table1.A1" office:value-type="string">
            <text:p text:style-name="P2">SMTP</text:p>
          </table:table-cell>
          <table:table-cell table:style-name="Table1.A1" office:value-type="string">
            <text:p text:style-name="P3"><text:span text:style-name="T55">TCP</text:span>/25</text:p>
          </table:table-cell>
          <table:table-cell table:style-name="Table1.A1" office:value-type="string">
            <text:p text:style-name="P2">Simple mail transfer protocol</text:p>
          </table:table-cell>
        </table:table-row>
        <table:table-row table:style-name="TableLine94623729803184">
          <table:table-cell table:style-name="Table1.A1" office:value-type="string">
            <text:p text:style-name="P2">DNS</text:p>
          </table:table-cell>
          <table:table-cell table:style-name="Table1.A1" office:value-type="string">
            <text:p text:style-name="P4"><text:span text:style-name="T56">UDP</text:span>/53</text:p>
          </table:table-cell>
          <table:table-cell table:style-name="Table1.A1" office:value-type="string">
            <text:p text:style-name="P2">Domain names services</text:p>
          </table:table-cell>
        </table:table-row>
        <table:table-row table:style-name="TableLine94623698257696">
          <table:table-cell table:style-name="Table1.A1" office:value-type="string">
            <text:p text:style-name="P2">HTTP</text:p>
          </table:table-cell>
          <table:table-cell table:style-name="Table1.A1" office:value-type="string">
            <text:p text:style-name="P3"><text:span text:style-name="T55">TCP</text:span>/80</text:p>
          </table:table-cell>
          <table:table-cell table:style-name="Table1.A1" office:value-type="string">
            <text:p text:style-name="P2">No secure web pages</text:p>
          </table:table-cell>
        </table:table-row>
        <table:table-row table:style-name="TableLine94623647016160">
          <table:table-cell table:style-name="Table1.A1" office:value-type="string">
            <text:p text:style-name="P2">HTTPS</text:p>
          </table:table-cell>
          <table:table-cell table:style-name="Table1.A1" office:value-type="string">
            <text:p text:style-name="P3"><text:span text:style-name="T55">TCP</text:span>/423</text:p>
          </table:table-cell>
          <table:table-cell table:style-name="Table1.A1" office:value-type="string">
            <text:p text:style-name="P2">Secure web pages</text:p>
          </table:table-cell>
        </table:table-row>
        <table:table-row table:style-name="TableLine94623661030880">
          <table:table-cell table:style-name="Table1.A1" office:value-type="string">
            <text:p text:style-name="P2">POP</text:p>
          </table:table-cell>
          <table:table-cell table:style-name="Table1.A1" office:value-type="string">
            <text:p text:style-name="P3"><text:span text:style-name="T55">TCP</text:span>/110</text:p>
          </table:table-cell>
          <table:table-cell table:style-name="Table1.A1" office:value-type="string">
            <text:p text:style-name="P2">Mail receiving protocol</text:p>
          </table:table-cell>
        </table:table-row>
        <table:table-row table:style-name="TableLine94623617056752">
          <table:table-cell table:style-name="Table1.A1" office:value-type="string">
            <text:p text:style-name="P2">IMP</text:p>
          </table:table-cell>
          <table:table-cell table:style-name="Table1.A1" office:value-type="string">
            <text:p text:style-name="P3"><text:span text:style-name="T55">TCP</text:span>/143</text:p>
          </table:table-cell>
          <table:table-cell table:style-name="Table1.A1" office:value-type="string">
            <text:p text:style-name="P2">Mail receiving protocol</text:p>
          </table:table-cell>
        </table:table-row>
        <table:table-row table:style-name="TableLine94623689584688">
          <table:table-cell table:style-name="Table1.A1" office:value-type="string">
            <text:p text:style-name="P2">RD</text:p>
          </table:table-cell>
          <table:table-cell table:style-name="Table1.A1" office:value-type="string">
            <text:p text:style-name="P3"><text:span text:style-name="T55">TCP</text:span>/3389</text:p>
          </table:table-cell>
          <table:table-cell table:style-name="Table1.A1" office:value-type="string">
            <text:p text:style-name="P2">Remote desktop protocol. Can be used for single application or entire desktop</text:p>
          </table:table-cell>
        </table:table-row>
        <table:table-row table:style-name="TableLine94623639865008">
          <table:table-cell table:style-name="Table1.A1" office:value-type="string">
            <text:p text:style-name="P2">SB</text:p>
          </table:table-cell>
          <table:table-cell table:style-name="Table1.A1" office:value-type="string">
            <text:p text:style-name="P3"><text:span text:style-name="T55">TCP</text:span>/137 Net Bios</text:p>
            <text:p text:style-name="P4"><text:span text:style-name="T56">UDP</text:span>/138 data gram service</text:p>
            <text:p text:style-name="P3"><text:span text:style-name="T55">TCP</text:span>/139 session service</text:p>
          </table:table-cell>
          <table:table-cell table:style-name="Table1.A1" office:value-type="string">
            <text:p text:style-name="P2">Service message block</text:p>
            <text:p text:style-name="P2">Used by Microsoft software for file sharing, printer sharing. Also called IFS</text:p>
          </table:table-cell>
        </table:table-row>
        <table:table-row table:style-name="TableLine94623628553232">
          <table:table-cell table:style-name="Table1.A1" office:value-type="string">
            <text:p text:style-name="P2">FP</text:p>
          </table:table-cell>
          <table:table-cell table:style-name="Table1.A1" office:value-type="string">
            <text:p text:style-name="P3"><text:span text:style-name="T55">TCP</text:span>/548</text:p>
          </table:table-cell>
          <table:table-cell table:style-name="Table1.A1" office:value-type="string">
            <text:p text:style-name="P2">Apple file sharing protocol</text:p>
          </table:table-cell>
        </table:table-row>
        <table:table-row table:style-name="TableLine94623686791424">
          <table:table-cell table:style-name="Table1.A1" office:value-type="string">
            <text:p text:style-name="P2">ALP</text:p>
          </table:table-cell>
          <table:table-cell table:style-name="Table1.A1" office:value-type="string">
            <text:p text:style-name="P3"><text:span text:style-name="T55">TCP</text:span>/427</text:p>
            <text:p text:style-name="P4"><text:span text:style-name="T56">UDP</text:span>/427</text:p>
          </table:table-cell>
          <table:table-cell table:style-name="Table1.A1" office:value-type="string">
            <text:p text:style-name="P2">Service location services</text:p>
          </table:table-cell>
        </table:table-row>
        <table:table-row table:style-name="TableLine94623729214576">
          <table:table-cell table:style-name="Table1.A1" office:value-type="string">
            <text:p text:style-name="P2">CPD</text:p>
          </table:table-cell>
          <table:table-cell table:style-name="Table1.A1" office:value-type="string">
            <text:p text:style-name="P4"><text:span text:style-name="T56">UDP</text:span>/67</text:p>
            <text:p text:style-name="P4"><text:span text:style-name="T56">UDP</text:span>/68</text:p>
          </table:table-cell>
          <table:table-cell table:style-name="Table1.A1" office:value-type="string">
            <text:p text:style-name="P2">IP network assignment</text:p>
          </table:table-cell>
        </table:table-row>
        <table:table-row table:style-name="TableLine94623712542288">
          <table:table-cell table:style-name="Table1.A1" office:value-type="string">
            <text:p text:style-name="P2">LDAP</text:p>
          </table:table-cell>
          <table:table-cell table:style-name="Table1.A1" office:value-type="string">
            <text:p text:style-name="P3"><text:span text:style-name="T55">TCP</text:span>/389</text:p>
          </table:table-cell>
          <table:table-cell table:style-name="Table1.A1" office:value-type="string">
            <text:p text:style-name="P2">Lightweight directory access. Store and retrieve information in network directory</text:p>
          </table:table-cell>
        </table:table-row>
        <table:table-row table:style-name="TableLine94623619964352">
          <table:table-cell table:style-name="Table1.A1" office:value-type="string">
            <text:p text:style-name="P2">SPASM</text:p>
          </table:table-cell>
          <table:table-cell table:style-name="Table1.A1" office:value-type="string">
            <text:p text:style-name="P2">DUP/161 queries</text:p>
            <text:p text:style-name="P2"><text:span text:style-name="T56">UDP</text:span>/162 traps</text:p>
          </table:table-cell>
          <table:table-cell table:style-name="Table1.A1" office:value-type="string">
            <text:p text:style-name="P2">Simple network Management Protocol</text:p>
            <text:p text:style-name="P2">V1 not secure, v2 is secure and support bulk transfer, v3 has encryption and authentication process</text:p>
          </table:table-cell>
        </table:table-row>
      </table:table>
      <text:p text:style-name="P5"/>
      <text:list xml:id="list1655394073" text:style-name="L3">
        <text:list-item>
          <text:list>
            <text:list-item>
              <text:p text:style-name="P10">2.2 Network Devices</text:p>
              <text:list>
                <text:list-item>
                  <text:p text:style-name="P10"><text:span text:style-name="T57">NIC</text:span>: Network Interface Card</text:p>
                  <text:list>
                    <text:list-item>
                      <text:p text:style-name="P11">Basic interface for network applications. All devices connected to networks have some sort of <text:span text:style-name="T57">NIC</text:span></text:p>
                    </text:list-item>
                    <text:list-item>
                      <text:p text:style-name="P10">Specific card require<text:span text:style-name="T58">d</text:span> for different mediums: WIFI, Ethernet</text:p>
                    </text:list-item>
                    <text:list-item>
                      <text:p text:style-name="P10">Generally built into device</text:p>
                    </text:list-item>
                  </text:list>
                </text:list-item>
                <text:list-item>
                  <text:p text:style-name="P10">Repeater</text:p>
                  <text:list>
                    <text:list-item>
                      <text:p text:style-name="P10">Receives and repeats signals. No decisions</text:p>
                    </text:list-item>
                  </text:list>
                </text:list-item>
                <text:list-item>
                  <text:p text:style-name="P10">Hub: multi-port repeater</text:p>
                  <text:list>
                    <text:list-item>
                      <text:p text:style-name="P10">Incoming traffic is repeated across all ports. Functions as multi-port repeater</text:p>
                    </text:list-item>
                  </text:list>
                </text:list-item>
                <text:list-item>
                  <text:p text:style-name="P10">Bridge: switch with 2-4 ports</text:p>
                  <text:list>
                    <text:list-item>
                      <text:p text:style-name="P10">Forwarding decisions based on MAC address</text:p>
                    </text:list-item>
                    <text:list-item>
                      <text:p text:style-name="P10">connects different network architectures, example: Ethernet to WIFI</text:p>
                    </text:list-item>
                    <text:list-item>
                      <text:p text:style-name="P10">PAW is example of bridge</text:p>
                    </text:list-item>
                  </text:list>
                </text:list-item>
                <text:list-item>
                  <text:p text:style-name="P10">Switches</text:p>
                  <text:list>
                    <text:list-item>
                      <text:p text:style-name="P10">Application specific integrated circuit</text:p>
                    </text:list-item>
                    <text:list-item>
                      <text:p text:style-name="P10">Forwarding based on MAC address</text:p>
                    </text:list-item>
                    <text:list-item>
                      <text:p text:style-name="P10">Many ports and features: core of enterprise networks</text:p>
                    </text:list-item>
                    <text:list-item>
                      <text:p text:style-name="P10">Multi-layer switches can forward based on IP address</text:p>
                    </text:list-item>
                    <text:list-item>
                      <text:p text:style-name="P10">Unman aged Switches have basic forwarding, plug and play. Low price point</text:p>
                    </text:list-item>
                    <text:list-item>
                      <text:p text:style-name="P10">Managed switches: configure CLANS, interconnect with other switches</text:p>
                      <text:list>
                        <text:list-item>
                          <text:p text:style-name="P10">Traffic prioritization based on application</text:p>
                        </text:list-item>
                        <text:list-item>
                          <text:p text:style-name="P10">Redundancy support structure</text:p>
                        </text:list-item>
                        <text:list-item>
                          <text:p text:style-name="P10">Spanning tree protocol TSP</text:p>
                        </text:list-item>
                        <text:list-item>
                          <text:p text:style-name="P10">External management for administration and troubleshooting</text:p>
                        </text:list-item>
                      </text:list>
                    </text:list-item>
                  </text:list>
                </text:list-item>
                <text:list-item>
                  <text:p text:style-name="P10">Router</text:p>
                  <text:list>
                    <text:list-item>
                      <text:p text:style-name="P10">Makes forwarding decisions based on IP address. Each port on router is separate network. </text:p>
                    </text:list-item>
                    <text:list-item>
                      <text:p text:style-name="P10">Can connect LAN’s, LAN's and internet</text:p>
                    </text:list-item>
                  </text:list>
                </text:list-item>
                <text:list-item>
                  <text:p text:style-name="P10">PAW</text:p>
                  <text:list>
                    <text:list-item>
                      <text:p text:style-name="P10">Wireless access point is not router nor switch, it is bridge. WIFI</text:p>
                    </text:list-item>
                  </text:list>
                </text:list-item>
                <text:list-item>
                  <text:p text:style-name="P10">Wireless LAN Controller</text:p>
                  <text:list>
                    <text:list-item>
                      <text:p text:style-name="P10">Centralized management of AP's trough single pane of glass</text:p>
                    </text:list-item>
                    <text:list-item>
                      <text:p text:style-name="P10">Allows for deployment of new access points</text:p>
                    </text:list-item>
                    <text:list-item>
                      <text:p text:style-name="P10">Performance/security monitoring</text:p>
                    </text:list-item>
                    <text:list-item>
                      <text:p text:style-name="P10">Configuration and updates</text:p>
                    </text:list-item>
                    <text:list-item>
                      <text:p text:style-name="P10">Cloud based solutions exists with no dedicated hardware options available</text:p>
                    </text:list-item>
                  </text:list>
                </text:list-item>
                <text:list-item>
                  <text:p text:style-name="P10">Firewall</text:p>
                  <text:list>
                    <text:list-item>
                      <text:p text:style-name="P10">Two types hardware and software based. filter traffic by port number only. PSI layer 4</text:p>
                    </text:list-item>
                    <text:list-item>
                      <text:p text:style-name="P10">Filters based on application, encryption download/upload.</text:p>
                    </text:list-item>
                    <text:list-item>
                      <text:p text:style-name="P10">Can be used for proxy traffic, PSI layers</text:p>
                    </text:list-item>
                  </text:list>
                </text:list-item>
                <text:list-item>
                  <text:p text:style-name="P10">Cable Modem</text:p>
                  <text:list>
                    <text:list-item>
                      <text:p text:style-name="P10">Allows for connection to broadband/cable service provider</text:p>
                    </text:list-item>
                    <text:list-item>
                      <text:p text:style-name="P10">Uses DOC SIS (Data over Cable Service interface)</text:p>
                    </text:list-item>
                    <text:list-item>
                      <text:p text:style-name="P10">4 bit/s to 250 bit/s. gigabit speeds possible</text:p>
                    </text:list-item>
                  </text:list>
                </text:list-item>
                <text:list-item>
                  <text:p text:style-name="P10">SLD modem</text:p>
                  <text:list>
                    <text:list-item>
                      <text:p text:style-name="P10">ADSL: Asymmetric Subscriber Line, uses telephone line to bring internet connection</text:p>
                    </text:list-item>
                    <text:list-item>
                      <text:p text:style-name="P10">Download speed is almost always faster than upload. </text:p>
                    </text:list-item>
                    <text:list-item>
                      <text:p text:style-name="P10">Significant dependence on distance from distribution center/office for actual throughput</text:p>
                    </text:list-item>
                  </text:list>
                </text:list-item>
                <text:list-item>
                  <text:p text:style-name="P10">Path Panel</text:p>
                  <text:list>
                    <text:list-item>
                      <text:p text:style-name="P10">Cables go trough the wall and ceiling to path panel to network closet</text:p>
                    </text:list-item>
                    <text:list-item>
                      <text:p text:style-name="P10">Combination of punch down blocks and Rh-45 connectors</text:p>
                    </text:list-item>
                    <text:list-item>
                      <text:p text:style-name="P10">Allows for cabling to be done in one go. Path panel changes can be administered whenever needed.</text:p>
                    </text:list-item>
                  </text:list>
                </text:list-item>
                <text:list-item>
                  <text:p text:style-name="P10">Po<text:span text:style-name="T59">E</text:span>: Power over Ethernet</text:p>
                  <text:list>
                    <text:list-item>
                      <text:p text:style-name="P10">Allows for delivery of electrical power to be delivered over Ethernet connections, requires specialized switches and/or power injectors alongside appropriate devices to support Poe</text:p>
                    </text:list-item>
                    <text:list-item>
                      <text:p text:style-name="P10">Used by phones, cameras, AP's, </text:p>
                    </text:list-item>
                  </text:list>
                </text:list-item>
                <text:list-item>
                  <text:p text:style-name="P10">EP: Ethernet over power</text:p>
                  <text:list>
                    <text:list-item>
                      <text:p text:style-name="P10">Allows for power line communication over existing power lines. Allows for Ethernet network installation without cable installations. </text:p>
                    </text:list-item>
                    <text:list-item>
                      <text:p text:style-name="P10">500 megabits/s </text:p>
                    </text:list-item>
                    <text:list-item>
                      <text:p text:style-name="P10">Used by adapters, smart energy devices, intr<text:span text:style-name="T60">a</text:span>-building networks and vehicles</text:p>
                    </text:list-item>
                  </text:list>
                </text:list-item>
              </text:list>
            </text:list-item>
            <text:list-item>
              <text:p text:style-name="P10">2.3 SOHO Networks</text:p>
              <text:list>
                <text:list-item>
                  <text:p text:style-name="P10">Installing SOHO Network</text:p>
                  <text:list>
                    <text:list-item>
                      <text:p text:style-name="P10">SOHO Router: all-in-one device. Integrated router, switch, PAW, firewall</text:p>
                    </text:list-item>
                    <text:list-item>
                      <text:p text:style-name="P10">Routing via WAN and SLD port. Route between internal network an outside network</text:p>
                    </text:list-item>
                    <text:list-item>
                      <text:p text:style-name="P10">Minimal configuration required. Automatic by connecting appropriate devices</text:p>
                    </text:list-item>
                    <text:list-item>
                      <text:p text:style-name="P10">Allows for wireless management. Configure frequencies, security protocols, IP addressing, </text:p>
                    </text:list-item>
                    <text:list-item>
                      <text:p text:style-name="P10">Can integrate enterprise level security</text:p>
                    </text:list-item>
                  </text:list>
                </text:list-item>
                <text:list-item>
                  <text:p text:style-name="P10">SOHO Firewall</text:p>
                  <text:list>
                    <text:list-item>
                      <text:p text:style-name="P10">Every SOHO router has integrated firewall</text:p>
                    </text:list-item>
                    <text:list-item>
                      <text:p text:style-name="P10">DMZ: ports can be configured to allows unrestricted access. However best practice is to declared rules for forwarding</text:p>
                    </text:list-item>
                  </text:list>
                </text:list-item>
                <text:list-item>
                  <text:p text:style-name="P10">NAT: Network address Translation. Allows for more devices to connect to outside internet than there are addresses available. Converts internal private IP address to public address. </text:p>
                  <text:list>
                    <text:list-item>
                      <text:p text:style-name="P10">Static: one-to-one mapping. Best for internet access to internal network device. Does not usually change</text:p>
                    </text:list-item>
                    <text:list-item>
                      <text:p text:style-name="P10">Dynamic: maps internal IP to single public IP address form NAT pool of IP addresses. Varies between availability of public addresses</text:p>
                    </text:list-item>
                    <text:list-item>
                      <text:p text:style-name="P10">PAT (Port Address Translation): router makes the forwarding decisions based on port numbers between external and internal. Afterwards it changes the port number to the destination</text:p>
                    </text:list-item>
                  </text:list>
                </text:list-item>
                <text:list-item>
                  <text:p text:style-name="P10">Port forwarding: 24x7 access to service hosted internally. External port maps to internal host</text:p>
                </text:list-item>
                <text:list-item>
                  <text:p text:style-name="P10">U<text:span text:style-name="T61">PnP</text:span>: universal plug and play. Allows devices to automatically configure and find other network devices.</text:p>
                  <text:list>
                    <text:list-item>
                      <text:p text:style-name="P10">Applications can use this but requires option to be supported. </text:p>
                    </text:list-item>
                  </text:list>
                </text:list-item>
                <text:list-item>
                  <text:p text:style-name="P10">IoT: internet of things. Home/building automation, wireless devices. Management and security concerns. But makes things convenient</text:p>
                </text:list-item>
                <text:list-item>
                  <text:p text:style-name="P10"><text:span text:style-name="T62">Content Filtering</text:span>: filters content IP, port</text:p>
                  <text:list>
                    <text:list-item>
                      <text:p text:style-name="P10">Whitelist: nothing past firewall except for defined items</text:p>
                    </text:list-item>
                    <text:list-item>
                      <text:p text:style-name="P10">Blacklist: everything allowed except for defined items</text:p>
                    </text:list-item>
                  </text:list>
                </text:list-item>
                <text:list-item>
                  <text:p text:style-name="P10">MAC Filtering: allows for communications to be blocked based on MAC address</text:p>
                </text:list-item>
                <text:list-item>
                  <text:p text:style-name="P10">Wireless: best practice to use, highest level of encryption available. WPA2 over WPA. WPA better than PEW.</text:p>
                </text:list-item>
                <text:list-item>
                  <text:p text:style-name="P10">Q<text:span text:style-name="T63">oS</text:span>: quality of service. Change priority of traffic types. For voice, gaming, web, streaming, etc. must be chosen carefully <text:span text:style-name="T64">in enterprise setting</text:span></text:p>
                </text:list-item>
              </text:list>
            </text:list-item>
            <text:list-item>
              <text:p text:style-name="P10">2.4 Wireless Standards</text:p>
              <text:list>
                <text:list-item>
                  <text:p text:style-name="P10">802.11</text:p>
                  <text:list>
                    <text:list-item>
                      <text:p text:style-name="P10">Managed by IEEE LAN/MAN</text:p>
                      <text:list>
                        <text:list-item>
                          <text:p text:style-name="P10">All standards are tested many times</text:p>
                        </text:list-item>
                        <text:list-item>
                          <text:p text:style-name="P10">Lower frequencies offer lower speeds but longer range</text:p>
                        </text:list-item>
                        <text:list-item>
                          <text:p text:style-name="P10">MIM: multiple input multiple output. Uses multiple antenna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623703568688">
          <table:table-cell table:style-name="Table2.A1" office:value-type="string">
            <text:p text:style-name="P6">WIFI 1</text:p>
            <text:p text:style-name="P6">802.11a</text:p>
          </table:table-cell>
          <table:table-cell table:style-name="Table2.A1" office:value-type="string">
            <text:p text:style-name="P6">5 GHz</text:p>
            <text:p text:style-name="P6">54 bit/s</text:p>
          </table:table-cell>
          <table:table-cell table:style-name="Table2.A1" office:value-type="string">
            <text:p text:style-name="P6">October 1999</text:p>
          </table:table-cell>
          <table:table-cell table:style-name="Table2.A1" office:value-type="string">
            <text:p text:style-name="P6">Released alongside b</text:p>
          </table:table-cell>
        </table:table-row>
        <table:table-row table:style-name="TableLine94623729028544">
          <table:table-cell table:style-name="Table2.A1" office:value-type="string">
            <text:p text:style-name="P6">WIFI 2</text:p>
            <text:p text:style-name="P6">802.11b</text:p>
          </table:table-cell>
          <table:table-cell table:style-name="Table2.A1" office:value-type="string">
            <text:p text:style-name="P6">2.4 GHz</text:p>
            <text:p text:style-name="P6">11 Bits/s</text:p>
          </table:table-cell>
          <table:table-cell table:style-name="Table2.A1" office:value-type="string">
            <text:p text:style-name="P6">October 1999</text:p>
          </table:table-cell>
          <table:table-cell table:style-name="Table2.A1" office:value-type="string">
            <text:p text:style-name="P6"/>
          </table:table-cell>
        </table:table-row>
        <table:table-row table:style-name="TableLine94623687479856">
          <table:table-cell table:style-name="Table2.A1" office:value-type="string">
            <text:p text:style-name="P6">WIFI 3</text:p>
            <text:p text:style-name="P6">802.11g</text:p>
          </table:table-cell>
          <table:table-cell table:style-name="Table2.A1" office:value-type="string">
            <text:p text:style-name="P6">2.4 GHz</text:p>
            <text:p text:style-name="P6">54 Bit/s</text:p>
          </table:table-cell>
          <table:table-cell table:style-name="Table2.A1" office:value-type="string">
            <text:p text:style-name="P6">June 2003</text:p>
          </table:table-cell>
          <table:table-cell table:style-name="Table2.A1" office:value-type="string">
            <text:p text:style-name="P6">Backwards compatibility</text:p>
          </table:table-cell>
        </table:table-row>
        <table:table-row table:style-name="TableLine94623698974976">
          <table:table-cell table:style-name="Table2.A1" office:value-type="string">
            <text:p text:style-name="P6">WIFI 4</text:p>
            <text:p text:style-name="P6">802.11n</text:p>
          </table:table-cell>
          <table:table-cell table:style-name="Table2.A1" office:value-type="string">
            <text:p text:style-name="P6">2.4 or 5 GHz</text:p>
            <text:p text:style-name="P6">600 Bit/s</text:p>
          </table:table-cell>
          <table:table-cell table:style-name="Table2.A1" office:value-type="string">
            <text:p text:style-name="P6">October 2009</text:p>
          </table:table-cell>
          <table:table-cell table:style-name="Table2.A1" office:value-type="string">
            <text:p text:style-name="P6">40 MHz channel widths</text:p>
            <text:p text:style-name="P6">4 MIM</text:p>
          </table:table-cell>
        </table:table-row>
        <table:table-row table:style-name="TableLine94623659880640">
          <table:table-cell table:style-name="Table2.A1" office:value-type="string">
            <text:p text:style-name="P6">WIFI 5</text:p>
            <text:p text:style-name="P6">802.11ac</text:p>
          </table:table-cell>
          <table:table-cell table:style-name="Table2.A1" office:value-type="string">
            <text:p text:style-name="P6">5 GHz</text:p>
            <text:p text:style-name="P6">6.8 Bit/s</text:p>
          </table:table-cell>
          <table:table-cell table:style-name="Table2.A1" office:value-type="string">
            <text:p text:style-name="P6">January 2014</text:p>
          </table:table-cell>
          <table:table-cell table:style-name="Table2.A1" office:value-type="string">
            <text:p text:style-name="P6">More channels</text:p>
            <text:p text:style-name="P6">Increased channel bonding</text:p>
            <text:p text:style-name="P6">8 MU-MIM. Multi-user</text:p>
          </table:table-cell>
        </table:table-row>
        <table:table-row table:style-name="TableLine94623639560384">
          <table:table-cell table:style-name="Table2.A1" office:value-type="string">
            <text:p text:style-name="P6">WIFI 6</text:p>
            <text:p text:style-name="P6">802.11ax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list xml:id="list200010504144606" text:continue-numbering="true" text:style-name="L3">
              <text:list-item>
                <text:list>
                  <text:list-item>
                    <text:list>
                      <text:list-item>
                        <text:p text:style-name="P17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A1" office:value-type="string">
            <text:list xml:id="list200010812881553" text:continue-numbering="true" text:style-name="L3">
              <text:list-item>
                <text:list>
                  <text:list-item>
                    <text:list>
                      <text:list-item>
                        <text:p text:style-name="P17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200011106843724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Channels: groups of frequencies than can be numbered. None should be overlapping if <text:span text:style-name="T65">possible</text:span></text:p>
                        </text:list-item>
                        <text:list-item>
                          <text:p text:style-name="P10">Bandwidth: how much of the frequencies in use</text:p>
                        </text:list-item>
                      </text:list>
                    </text:list-item>
                    <text:list-item>
                      <text:p text:style-name="P10">Bluetooth</text:p>
                      <text:list>
                        <text:list-item>
                          <text:p text:style-name="P10">Radio high speed PAN. Connects various devices</text:p>
                        </text:list-item>
                      </text:list>
                    </text:list-item>
                  </text:list>
                </text:list-item>
                <text:list-item>
                  <text:p text:style-name="P10">RID:</text:p>
                  <text:list>
                    <text:list-item>
                      <text:p text:style-name="P10">radio frequency IP. Tags for tracking and personal authentication. Inventory tracking, pet tracking. RD signals powers the tag</text:p>
                    </text:list-item>
                  </text:list>
                </text:list-item>
                <text:list-item>
                  <text:p text:style-name="P10">NFC</text:p>
                  <text:list>
                    <text:list-item>
                      <text:p text:style-name="P10">near field communication. Uses RID. Credit cards and communication</text:p>
                    </text:list-item>
                  </text:list>
                </text:list-item>
                <text:list-item>
                  <text:p text:style-name="P10">Zig bee</text:p>
                  <text:list>
                    <text:list-item>
                      <text:p text:style-name="P10">open standard for 802.11.4PAN. less energy than Bluetooth and WIFI, longer distances. Used in mesh network. IoT communication standard</text:p>
                    </text:list-item>
                  </text:list>
                </text:list-item>
                <text:list-item>
                  <text:p text:style-name="P10">Z-wave</text:p>
                  <text:list>
                    <text:list-item>
                      <text:p text:style-name="P10">propriety home automation. Uses mesh network. IoT communication standard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Cellular Network Communications Technologies</text:span></text:span></text:p>
                  <text:list>
                    <text:list-item>
                      <text:p text:style-name="P18"><text:span text:style-name="Default_20_Paragraph_20_Font"><text:span text:style-name="T2">Mobile devices</text:span></text:span></text:p>
                      <text:list>
                        <text:list-item>
                          <text:p text:style-name="P18"><text:span text:style-name="Default_20_Paragraph_20_Font"><text:span text:style-name="T2">Uses cellular technology that separates sections of land covered by antenna named cells. Each antenna covers area with certain frequencies</text:span></text:span></text:p>
                        </text:list-item>
                        <text:list-item>
                          <text:p text:style-name="P18"><text:span text:style-name="Default_20_Paragraph_20_Font"><text:span text:style-name="T2">2G:</text:span></text:span></text:p>
                          <text:list>
                            <text:list-item>
                              <text:p text:style-name="P18"><text:span text:style-name="Default_20_Paragraph_20_Font"><text:span text:style-name="T2">GAM: Global System for Mobile Communications</text:span></text:span></text:p>
                            </text:list-item>
                            <text:list-item>
                              <text:p text:style-name="P18"><text:span text:style-name="Default_20_Paragraph_20_Font"><text:span text:style-name="T2">CDMA: Code Division Multiple Access</text:span></text:span></text:p>
                            </text:list-item>
                            <text:list-item>
                              <text:p text:style-name="P18"><text:span text:style-name="Default_20_Paragraph_20_Font"><text:span text:style-name="T2">Only has support for voice communications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2">3G:</text:span></text:span></text:p>
                          <text:list>
                            <text:list-item>
                              <text:p text:style-name="P18"><text:span text:style-name="Default_20_Paragraph_20_Font"><text:span text:style-name="T2">Provided internet connectivity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2">4G:</text:span></text:span></text:p>
                          <text:list>
                            <text:list-item>
                              <text:p text:style-name="P18"><text:span text:style-name="Default_20_Paragraph_20_Font"><text:span text:style-name="T2">Converged GAM and CDMA providers. Used EDGE (Enhanced Data Raters for GAM Evolution)</text:span></text:span></text:p>
                            </text:list-item>
                            <text:list-item>
                              <text:p text:style-name="P18"><text:span text:style-name="Default_20_Paragraph_20_Font"><text:span text:style-name="T2">Support for up to 150Mbit/s. 300 Bit/s LET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2">5G</text:span></text:span></text:p>
                          <text:list>
                            <text:list-item>
                              <text:p text:style-name="P18"><text:span text:style-name="Default_20_Paragraph_20_Font"><text:span text:style-name="T2">Next generation. Launched in 202 but with limited availability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Default_20_Paragraph_20_Font"><text:span text:style-name="T2">2.5 Network Devices</text:span></text:span></text:p>
              <text:list>
                <text:list-item>
                  <text:p text:style-name="P18"><text:span text:style-name="Default_20_Paragraph_20_Font"><text:span text:style-name="T2">Web Server</text:span></text:span></text:p>
                  <text:list>
                    <text:list-item>
                      <text:p text:style-name="P18"><text:span text:style-name="Default_20_Paragraph_20_Font"><text:span text:style-name="T2">Responds to browser requests for HT PP/S uses HTML</text:span></text:span></text:p>
                    </text:list-item>
                    <text:list-item>
                      <text:p text:style-name="P18"><text:span text:style-name="Default_20_Paragraph_20_Font"><text:span text:style-name="T2">Web pages are stored in server then sent out on request. Static pages are download completely and dynamic pages are built in real time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File Server</text:span></text:span></text:p>
                  <text:list>
                    <text:list-item>
                      <text:p text:style-name="P18"><text:span text:style-name="Default_20_Paragraph_20_Font"><text:span text:style-name="T2">Used as centralized storage. Uses SB. Front end standards handle complexity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Print Server</text:span></text:span></text:p>
                  <text:list>
                    <text:list-item>
                      <text:p text:style-name="P18"><text:span text:style-name="Default_20_Paragraph_20_Font"><text:span text:style-name="T2">Provides connectivity to printer devices over network. Usually built into the printer itself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CPD</text:span></text:span></text:p>
                  <text:list>
                    <text:list-item>
                      <text:p text:style-name="P18"><text:span text:style-name="Default_20_Paragraph_20_Font"><text:span text:style-name="T2">Automatic IP configuration server. Built in router or managed central server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DNS</text:span></text:span></text:p>
                  <text:list>
                    <text:list-item>
                      <text:p text:style-name="P18"><text:span text:style-name="Default_20_Paragraph_20_Font"><text:span text:style-name="T2">Dedicated server to store domain names and their IP addresses. Usually managed by the enterprise network or ISP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Proxy</text:span></text:span></text:p>
                  <text:list>
                    <text:list-item>
                      <text:p text:style-name="P18"><text:span text:style-name="Default_20_Paragraph_20_Font"><text:span text:style-name="T2">Intermediate server that makes request to externs services on behalf of client and then provides results back to client</text:span></text:span></text:p>
                    </text:list-item>
                    <text:list-item>
                      <text:p text:style-name="P18"><text:span text:style-name="Default_20_Paragraph_20_Font"><text:span text:style-name="T2">Examines information before handing back to client</text:span></text:span></text:p>
                    </text:list-item>
                    <text:list-item>
                      <text:p text:style-name="P18"><text:span text:style-name="Default_20_Paragraph_20_Font"><text:span text:style-name="T2">Access control content management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Email Server</text:span></text:span></text:p>
                  <text:list>
                    <text:list-item>
                      <text:p text:style-name="P18"><text:span text:style-name="Default_20_Paragraph_20_Font"><text:span text:style-name="T2">Store and send email on behalf of client.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Authentication server</text:span></text:span></text:p>
                  <text:list>
                    <text:list-item>
                      <text:p text:style-name="P18"><text:span text:style-name="Default_20_Paragraph_20_Font"><text:span text:style-name="T2">Provides authentications and centralized management. Used in enterprise setting. Has built in redundancy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SEMI</text:span></text:span></text:p>
                  <text:list>
                    <text:list-item>
                      <text:p text:style-name="P18"><text:span text:style-name="Default_20_Paragraph_20_Font"><text:span text:style-name="T2">Security information and event management</text:span></text:span></text:p>
                    </text:list-item>
                    <text:list-item>
                      <text:p text:style-name="P18"><text:span text:style-name="Default_20_Paragraph_20_Font"><text:span text:style-name="T2">Provides logging for all devices and servers</text:span></text:span></text:p>
                    </text:list-item>
                    <text:list-item>
                      <text:p text:style-name="P18"><text:span text:style-name="Default_20_Paragraph_20_Font"><text:span text:style-name="T2">Log aggregation and storage. Can provide alerts</text:span></text:span></text:p>
                    </text:list-item>
                    <text:list-item>
                      <text:p text:style-name="P18"><text:span text:style-name="Default_20_Paragraph_20_Font"><text:span text:style-name="T2">Allows for viewing of mapping and correlation</text:span></text:span></text:p>
                    </text:list-item>
                    <text:list-item>
                      <text:p text:style-name="P18"><text:span text:style-name="Default_20_Paragraph_20_Font"><text:span text:style-name="T2">Forensic analysis, gathers details on event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Slog</text:span></text:span></text:p>
                  <text:list>
                    <text:list-item>
                      <text:p text:style-name="P18"><text:span text:style-name="Default_20_Paragraph_20_Font"><text:span text:style-name="T2">Standard message logging, integrated into SIM</text:span></text:span></text:p>
                    </text:list-item>
                    <text:list-item>
                      <text:p text:style-name="P18"><text:span text:style-name="Default_20_Paragraph_20_Font"><text:span text:style-name="T2">WORM drive technology. Write once read many. Allows for secure logging to protect security log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IDS and </text:span></text:span><text:span text:style-name="Default_20_Paragraph_20_Font"><text:span text:style-name="T3">IP</text:span></text:span><text:span text:style-name="Default_20_Paragraph_20_Font"><text:span text:style-name="T2">S</text:span></text:span></text:p>
                  <text:list>
                    <text:list-item>
                      <text:p text:style-name="P18"><text:span text:style-name="Default_20_Paragraph_20_Font"><text:span text:style-name="T2">Intrusion detection/prevention</text:span></text:span></text:p>
                    </text:list-item>
                    <text:list-item>
                      <text:p text:style-name="P18"><text:span text:style-name="Default_20_Paragraph_20_Font"><text:span text:style-name="T2">Exploits, cross-site scripting, buffer overflows and other vulnerabilities</text:span></text:span></text:p>
                    </text:list-item>
                    <text:list-item>
                      <text:p text:style-name="P18"><text:span text:style-name="Default_20_Paragraph_20_Font"><text:span text:style-name="T2">Alarm and alert or can allow for prevention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All-in-one security application</text:span></text:span></text:p>
                  <text:list>
                    <text:list-item>
                      <text:p text:style-name="P18"><text:span text:style-name="Default_20_Paragraph_20_Font"><text:span text:style-name="T2">Next-generation firewall. Unified threat management</text:span></text:span></text:p>
                    </text:list-item>
                    <text:list-item>
                      <text:p text:style-name="P18"><text:span text:style-name="Default_20_Paragraph_20_Font"><text:span text:style-name="T2">Many features. Spam filtered</text:span></text:span></text:p>
                    </text:list-item>
                    <text:list-item>
                      <text:p text:style-name="P18"><text:span text:style-name="Default_20_Paragraph_20_Font"><text:span text:style-name="T2">Can act as router and switch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Endpoint management server</text:span></text:span></text:p>
                  <text:list>
                    <text:list-item>
                      <text:p text:style-name="P18"><text:span text:style-name="Default_20_Paragraph_20_Font"><text:span text:style-name="T2">Manage all devices from single console and scripts</text:span></text:span></text:p>
                    </text:list-item>
                    <text:list-item>
                      <text:p text:style-name="P18"><text:span text:style-name="Default_20_Paragraph_20_Font"><text:span text:style-name="T2">Software, driver installation. Security updates</text:span></text:span></text:p>
                    </text:list-item>
                    <text:list-item>
                      <text:p text:style-name="P18"><text:span text:style-name="Default_20_Paragraph_20_Font"><text:span text:style-name="T2">Remote troubleshooting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Legacy systems</text:span></text:span></text:p>
                  <text:list>
                    <text:list-item>
                      <text:p text:style-name="P18"><text:span text:style-name="Default_20_Paragraph_20_Font"><text:span text:style-name="T2">Old and very important systems. Very relevant to work setting</text:span></text:span></text:p>
                    </text:list-item>
                    <text:list-item>
                      <text:p text:style-name="P18"><text:span text:style-name="Default_20_Paragraph_20_Font"><text:span text:style-name="T2">Embedded systems: purpose-built devices, can have direct access to OS</text:span>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Default_20_Paragraph_20_Font"><text:span text:style-name="T2">2.6 IPv4 and IPv6</text:span></text:span></text:p>
              <text:list>
                <text:list-item>
                  <text:p text:style-name="P18"><text:span text:style-name="Default_20_Paragraph_20_Font"><text:span text:style-name="T2">IPv4</text:span></text:span></text:p>
                  <text:list>
                    <text:list-item>
                      <text:p text:style-name="P18"><text:span text:style-name="Default_20_Paragraph_20_Font"><text:span text:style-name="T2">Is usually primary IP protocol</text:span></text:span></text:p>
                    </text:list-item>
                    <text:list-item>
                      <text:p text:style-name="P18"><text:span text:style-name="Default_20_Paragraph_20_Font"><text:span text:style-name="T2">Subset mask allows for varying sizes of networks</text:span></text:span></text:p>
                    </text:list-item>
                    <text:list-item>
                      <text:p text:style-name="P18"><text:span text:style-name="Default_20_Paragraph_20_Font"><text:span text:style-name="T2">Each device must have default gateway for access to outside network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IPv6</text:span></text:span></text:p>
                  <text:list>
                    <text:list-item>
                      <text:p text:style-name="P18"><text:span text:style-name="Default_20_Paragraph_20_Font"><text:span text:style-name="T2">Link-local: non rout able local network address</text:span></text:span></text:p>
                    </text:list-item>
                    <text:list-item>
                      <text:p text:style-name="P18"><text:span text:style-name="Default_20_Paragraph_20_Font"><text:span text:style-name="T2">Uses fe80::/10. Last digits are used from the MAC address in device for uniqueness</text:span></text:span></text:p>
                    </text:list-item>
                    <text:list-item>
                      <text:p text:style-name="P18"><text:span text:style-name="Default_20_Paragraph_20_Font"><text:span text:style-name="T2">First half is network address. Second half is device address. Allows for further subletting but not needed due to large number of addresses</text:span></text:span></text:p>
                    </text:list-item>
                    <text:list-item>
                      <text:p text:style-name="P18"><text:span text:style-name="Default_20_Paragraph_20_Font"><text:span text:style-name="T2">Has 128-bit address. Very large number of address and network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PSI layer 3 address</text:span></text:span></text:p>
                </text:list-item>
                <text:list-item>
                  <text:p text:style-name="P18"><text:span text:style-name="Default_20_Paragraph_20_Font"><text:span text:style-name="T4">DHCP</text:span></text:span><text:span text:style-name="Default_20_Paragraph_20_Font"><text:span text:style-name="T2">: process for automatic IP configuration</text:span></text:span></text:p>
                  <text:list>
                    <text:list-item>
                      <text:p text:style-name="P18"><text:span text:style-name="Default_20_Paragraph_20_Font"><text:span text:style-name="T2">1&gt; discover: devices sends CPD broadcast. Port 68. Router can forward CPD request</text:span></text:span></text:p>
                    </text:list-item>
                    <text:list-item>
                      <text:p text:style-name="P18"><text:span text:style-name="Default_20_Paragraph_20_Font"><text:span text:style-name="T2">2&gt; offer: CPD server receives request and sends offer of IP address</text:span></text:span></text:p>
                    </text:list-item>
                    <text:list-item>
                      <text:p text:style-name="P18"><text:span text:style-name="Default_20_Paragraph_20_Font"><text:span text:style-name="T2">3&gt; request: client sees IP address and officially makes request for that address. If multiple offers, then first received is used</text:span></text:span></text:p>
                    </text:list-item>
                    <text:list-item>
                      <text:p text:style-name="P18"><text:span text:style-name="Default_20_Paragraph_20_Font"><text:span text:style-name="T2">4&gt; acknowledgement: server sends acknowledgement to client and self-configure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BOOT: older version of CPD. Did not configure everything. </text:span></text:span></text:p>
                </text:list-item>
                <text:list-item>
                  <text:p text:style-name="P18"><text:span text:style-name="Default_20_Paragraph_20_Font"><text:span text:style-name="T2">Static address: address manually assigned by user. CPD reservation can allow IP address reservation via MAC address</text:span></text:span></text:p>
                </text:list-item>
                <text:list-item>
                  <text:p text:style-name="P18"><text:span text:style-name="Default_20_Paragraph_20_Font"><text:span text:style-name="T2">API</text:span></text:span><text:span text:style-name="Default_20_Paragraph_20_Font"><text:span text:style-name="T5">P</text:span></text:span><text:span text:style-name="Default_20_Paragraph_20_Font"><text:span text:style-name="T2">A: link-local address. Communicate inside of subset but to outside. 169.254.0.1 to 169.254.255.254</text:span></text:span></text:p>
                </text:list-item>
                <text:list-item>
                  <text:p text:style-name="P18"><text:span text:style-name="Default_20_Paragraph_20_Font"><text:span text:style-name="T2">IP uses</text:span></text:span></text:p>
                  <text:list>
                    <text:list-item>
                      <text:p text:style-name="P18"><text:span text:style-name="Default_20_Paragraph_20_Font"><text:span text:style-name="T2">SAL VAN/TS: PCT 443</text:span></text:span></text:p>
                      <text:list>
                        <text:list-item>
                          <text:p text:style-name="P18"><text:span text:style-name="Default_20_Paragraph_20_Font"><text:span text:style-name="T2">Avoids most firewalls</text:span></text:span></text:p>
                        </text:list-item>
                        <text:list-item>
                          <text:p text:style-name="P18"><text:span text:style-name="Default_20_Paragraph_20_Font"><text:span text:style-name="T2">No VAN clients</text:span></text:span></text:p>
                        </text:list-item>
                        <text:list-item>
                          <text:p text:style-name="P18"><text:span text:style-name="Default_20_Paragraph_20_Font"><text:span text:style-name="T2">Has authentication</text:span></text:span></text:p>
                        </text:list-item>
                        <text:list-item>
                          <text:p text:style-name="P18"><text:span text:style-name="Default_20_Paragraph_20_Font"><text:span text:style-name="T2">Can be run inside server or can be configure to OS</text:span></text:span></text:p>
                        </text:list-item>
                        <text:list-item>
                          <text:p text:style-name="P18"><text:span text:style-name="Default_20_Paragraph_20_Font"><text:span text:style-name="T2">Also referred to as client-to-site VAN. Create encrypted tunnel. Requires separate software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2">LAN: group of devices that shared broadcast domain. Share same switch</text:span></text:span></text:p>
                    </text:list-item>
                    <text:list-item>
                      <text:p text:style-name="P18"><text:span text:style-name="Default_20_Paragraph_20_Font"><text:span text:style-name="T2">CLAN: logical separation of networks into different broadcast domains. Reduces number of switches necessary. Devices cannot communicate to devices in separate LAN's</text:span>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Default_20_Paragraph_20_Font"><text:span text:style-name="T2">2.7 Internet Connection Type</text:span></text:span></text:p>
              <text:list>
                <text:list-item>
                  <text:p text:style-name="P18"><text:span text:style-name="Default_20_Paragraph_20_Font"><text:span text:style-name="T2">Broadband</text:span></text:span></text:p>
                  <text:list>
                    <text:list-item>
                      <text:p text:style-name="P18"><text:span text:style-name="Default_20_Paragraph_20_Font"><text:span text:style-name="T2">Transmission of communication over multiple frequencies.</text:span></text:span></text:p>
                    </text:list-item>
                    <text:list-item>
                      <text:p text:style-name="P18"><text:span text:style-name="Default_20_Paragraph_20_Font"><text:span text:style-name="T2">Allows for multiple traffic types. </text:span></text:span></text:p>
                    </text:list-item>
                    <text:list-item>
                      <text:p text:style-name="P18"><text:span text:style-name="Default_20_Paragraph_20_Font"><text:span text:style-name="T2">Data on cable: DOC SIS (Data over Cable Service Interface Specification)</text:span></text:span></text:p>
                    </text:list-item>
                    <text:list-item>
                      <text:p text:style-name="P18"><text:span text:style-name="Default_20_Paragraph_20_Font"><text:span text:style-name="T2">High speed: 4 Bit/s to 250. Gigabit possible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SLD Modem</text:span></text:span></text:p>
                  <text:list>
                    <text:list-item>
                      <text:p text:style-name="P18"><text:span text:style-name="Default_20_Paragraph_20_Font"><text:span text:style-name="T2">ADSL(Asymmetric Digital subscriber lines)</text:span></text:span></text:p>
                    </text:list-item>
                    <text:list-item>
                      <text:p text:style-name="P18"><text:span text:style-name="Default_20_Paragraph_20_Font"><text:span text:style-name="T2">Uses existing land phone technology</text:span></text:span></text:p>
                    </text:list-item>
                    <text:list-item>
                      <text:p text:style-name="P18"><text:span text:style-name="Default_20_Paragraph_20_Font"><text:span text:style-name="T2">Need LAN needs to be physically close to provider. 100 ft. closer to office faster the connection speed</text:span></text:span></text:p>
                    </text:list-item>
                    <text:list-item>
                      <text:p text:style-name="P18"><text:span text:style-name="Default_20_Paragraph_20_Font"><text:span text:style-name="T2">53 Bit/s down, 16 Bit/s up common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Dial up</text:span></text:span></text:p>
                  <text:list>
                    <text:list-item>
                      <text:p text:style-name="P18"><text:span text:style-name="Default_20_Paragraph_20_Font"><text:span text:style-name="T2">Uses voice telephone lines.</text:span></text:span></text:p>
                    </text:list-item>
                    <text:list-item>
                      <text:p text:style-name="P18"><text:span text:style-name="Default_20_Paragraph_20_Font"><text:span text:style-name="T2">56 knit/s. compression to t320 knit/s</text:span></text:span></text:p>
                    </text:list-item>
                    <text:list-item>
                      <text:p text:style-name="P18"><text:span text:style-name="Default_20_Paragraph_20_Font"><text:span text:style-name="T2">Very slow, no scalable. Used in legacy systems. Network utility. Emergency connective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Fiber</text:span></text:span></text:p>
                  <text:list>
                    <text:list-item>
                      <text:p text:style-name="P18"><text:span text:style-name="Default_20_Paragraph_20_Font"><text:span text:style-name="T2">Fiber optics to the home. Converged services: voice, video, data</text:span></text:span></text:p>
                    </text:list-item>
                    <text:list-item>
                      <text:p text:style-name="P18"><text:span text:style-name="Default_20_Paragraph_20_Font"><text:span text:style-name="T2">Enhanced features. Gigabit speeds easy. Allows for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Satellite</text:span></text:span></text:p>
                  <text:list>
                    <text:list-item>
                      <text:p text:style-name="P18"><text:span text:style-name="Default_20_Paragraph_20_Font"><text:span text:style-name="T2">Communication to a satellite. Send data to and from satellite. Very high ping but high throughput.</text:span></text:span></text:p>
                    </text:list-item>
                    <text:list-item>
                      <text:p text:style-name="P18"><text:span text:style-name="Default_20_Paragraph_20_Font"><text:span text:style-name="T2">Allows connection to remote/rural site.</text:span></text:span></text:p>
                    </text:list-item>
                    <text:list-item>
                      <text:p text:style-name="P18"><text:span text:style-name="Default_20_Paragraph_20_Font"><text:span text:style-name="T2">Very sensitive to bad weather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WISD</text:span></text:span></text:p>
                  <text:list>
                    <text:list-item>
                      <text:p text:style-name="P18"><text:span text:style-name="Default_20_Paragraph_20_Font"><text:span text:style-name="T2">Integrated services digital network</text:span></text:span></text:p>
                    </text:list-item>
                    <text:list-item>
                      <text:p text:style-name="P18"><text:span text:style-name="Default_20_Paragraph_20_Font"><text:span text:style-name="T2">BREE: basic rate interface (2b +d)</text:span></text:span></text:p>
                      <text:list>
                        <text:list-item>
                          <text:p text:style-name="P18"><text:span text:style-name="Default_20_Paragraph_20_Font"><text:span text:style-name="T2">2 54 knits/s bearer B</text:span></text:span></text:p>
                        </text:list-item>
                        <text:list-item>
                          <text:p text:style-name="P18"><text:span text:style-name="Default_20_Paragraph_20_Font"><text:span text:style-name="T2">One 16 knit/s signaling D. management information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2">PRO: primary rate interface</text:span></text:span></text:p>
                      <text:list>
                        <text:list-item>
                          <text:p text:style-name="P18"><text:span text:style-name="Default_20_Paragraph_20_Font"><text:span text:style-name="T2">Delivery over T1 or E1</text:span></text:span></text:p>
                        </text:list-item>
                        <text:list-item>
                          <text:p text:style-name="P18"><text:span text:style-name="Default_20_Paragraph_20_Font"><text:span text:style-name="T2">Commonly used from the PTS to large phone systems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"><text:span text:style-name="Default_20_Paragraph_20_Font"><text:span text:style-name="T2">Cellular</text:span></text:span></text:p>
                  <text:list>
                    <text:list-item>
                      <text:p text:style-name="P18"><text:span text:style-name="Default_20_Paragraph_20_Font"><text:span text:style-name="T2">Mobile devices: many antennas place into areas of land called cells</text:span></text:span></text:p>
                    </text:list-item>
                    <text:list-item>
                      <text:p text:style-name="P18"><text:span text:style-name="Default_20_Paragraph_20_Font"><text:span text:style-name="T2">Tethering allows for sharing of internet connection to other device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Line of sight services</text:span></text:span></text:p>
                  <text:list>
                    <text:list-item>
                      <text:p text:style-name="P18"><text:span text:style-name="Default_20_Paragraph_20_Font"><text:span text:style-name="T2">Uses high frequencies</text:span></text:span></text:p>
                    </text:list-item>
                    <text:list-item>
                      <text:p text:style-name="P18"><text:span text:style-name="Default_20_Paragraph_20_Font"><text:span text:style-name="T2">Visual path between antennas. Common in metropolitan areas. </text:span></text:span></text:p>
                    </text:list-item>
                    <text:list-item>
                      <text:p text:style-name="P18"><text:span text:style-name="Default_20_Paragraph_20_Font"><text:span text:style-name="T2">Options available for none-line-of-sight.</text:span></text:span></text:p>
                    </text:list-item>
                    <text:list-item>
                      <text:p text:style-name="P18"><text:span text:style-name="Default_20_Paragraph_20_Font"><text:span text:style-name="T2">WiMAX network uses microwaves to send connection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Network Types</text:span></text:span></text:p>
                  <text:list>
                    <text:list-item>
                      <text:p text:style-name="P18"><text:span text:style-name="Default_20_Paragraph_20_Font"><text:span text:style-name="T2">LAN</text:span></text:span></text:p>
                      <text:list>
                        <text:list-item>
                          <text:p text:style-name="P18"><text:span text:style-name="Default_20_Paragraph_20_Font"><text:span text:style-name="T2">Local area network. Local is relative. Building or group of buildings</text:span></text:span></text:p>
                        </text:list-item>
                        <text:list-item>
                          <text:p text:style-name="P18"><text:span text:style-name="Default_20_Paragraph_20_Font"><text:span text:style-name="T2">Ethernet and 802.11 wireless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2">WAN</text:span></text:span></text:p>
                      <text:list>
                        <text:list-item>
                          <text:p text:style-name="P18"><text:span text:style-name="Default_20_Paragraph_20_Font"><text:span text:style-name="T2">Wide area network. Spanning globe. Connect LABS across distance</text:span></text:span></text:p>
                        </text:list-item>
                        <text:list-item>
                          <text:p text:style-name="P18"><text:span text:style-name="Default_20_Paragraph_20_Font"><text:span text:style-name="T2">Point to point serial. Terrestrial and non-terrestrial</text:span></text:span></text:p>
                        </text:list-item>
                        <text:list-item>
                          <text:p text:style-name="P18"><text:span text:style-name="Default_20_Paragraph_20_Font"><text:span text:style-name="T2">Can be slower than LAN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2">PAN</text:span></text:span></text:p>
                      <text:list>
                        <text:list-item>
                          <text:p text:style-name="P18"><text:span text:style-name="Default_20_Paragraph_20_Font"><text:span text:style-name="T2">Personal area network. Bluetooth, IR, NFC…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2">MAN</text:span></text:span></text:p>
                      <text:list>
                        <text:list-item>
                          <text:p text:style-name="P18"><text:span text:style-name="Default_20_Paragraph_20_Font"><text:span text:style-name="T2">Metropolitan area network. Larger than LAN smaller than WAN</text:span></text:span></text:p>
                        </text:list-item>
                        <text:list-item>
                          <text:p text:style-name="P18"><text:span text:style-name="Default_20_Paragraph_20_Font"><text:span text:style-name="T2">Managed by central provider or government. Own right of way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2">WEN</text:span></text:span></text:p>
                      <text:list>
                        <text:list-item>
                          <text:p text:style-name="P18"><text:span text:style-name="Default_20_Paragraph_20_Font"><text:span text:style-name="T2">Wireless mesh network. Internet of things</text:span></text:span></text:p>
                        </text:list-item>
                        <text:list-item>
                          <text:p text:style-name="P18"><text:span text:style-name="Default_20_Paragraph_20_Font"><text:span text:style-name="T2">Mesh cloud. For connections</text:span></text:span></text:p>
                        </text:list-item>
                        <text:list-item>
                          <text:p text:style-name="P18"><text:span text:style-name="Default_20_Paragraph_20_Font"><text:span text:style-name="T2">Self-form automatically. Self-heal: reacts automatically to changes</text:span></text:span></text:p>
                        </text:list-item>
                        <text:list-item>
                          <text:p text:style-name="P18"><text:span text:style-name="Default_20_Paragraph_20_Font"><text:span text:style-name="T2">802.11, Zig bee, z-wave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Default_20_Paragraph_20_Font"><text:span text:style-name="T2">2.8 Network Tools</text:span></text:span></text:p>
              <text:list>
                <text:list-item>
                  <text:p text:style-name="P18"><text:span text:style-name="Default_20_Paragraph_20_Font"><text:span text:style-name="T2">Cable Crimper</text:span></text:span></text:p>
                  <text:list>
                    <text:list-item>
                      <text:p text:style-name="P18"><text:span text:style-name="Default_20_Paragraph_20_Font"><text:span text:style-name="T2">Pinches modular connector to wire, Ethernet</text:span></text:span></text:p>
                    </text:list-item>
                    <text:list-item>
                      <text:p text:style-name="P18"><text:span text:style-name="Default_20_Paragraph_20_Font"><text:span text:style-name="T2">Metal prongs are pushed through insulation. Plug permanently pressed into cable sheath</text:span></text:span></text:p>
                    </text:list-item>
                    <text:list-item>
                      <text:p text:style-name="P18"><text:span text:style-name="Default_20_Paragraph_20_Font"><text:span text:style-name="T2">Best practices: get good crimper, cable snips, wire stripper. Use correct modular connectors. Practice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Multimeter</text:span></text:span></text:p>
                  <text:list>
                    <text:list-item>
                      <text:p text:style-name="P18"><text:span text:style-name="Default_20_Paragraph_20_Font"><text:span text:style-name="T2">AC voltage. Check wall outlet voltage.</text:span></text:span></text:p>
                    </text:list-item>
                    <text:list-item>
                      <text:p text:style-name="P18"><text:span text:style-name="Default_20_Paragraph_20_Font"><text:span text:style-name="T2">DC voltage. PC power supply output voltages. COS battery power</text:span></text:span></text:p>
                    </text:list-item>
                    <text:list-item>
                      <text:p text:style-name="P18"><text:span text:style-name="Default_20_Paragraph_20_Font"><text:span text:style-name="T2">Continuity, cables fuse status, wire mapping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Tone generator</text:span></text:span></text:p>
                  <text:list>
                    <text:list-item>
                      <text:p text:style-name="P18"><text:span text:style-name="Default_20_Paragraph_20_Font"><text:span text:style-name="T2">Follow the tone to track a specific wire.</text:span></text:span></text:p>
                    </text:list-item>
                    <text:list-item>
                      <text:p text:style-name="P18"><text:span text:style-name="Default_20_Paragraph_20_Font"><text:span text:style-name="T2">Tone generator plays sound. Probe listens to audio and alerts</text:span></text:span></text:p>
                    </text:list-item>
                    <text:list-item>
                      <text:p text:style-name="P18"><text:span text:style-name="Default_20_Paragraph_20_Font"><text:span text:style-name="T2">Allows for easy wires tracking.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Cable tester</text:span></text:span></text:p>
                  <text:list>
                    <text:list-item>
                      <text:p text:style-name="P18"><text:span text:style-name="Default_20_Paragraph_20_Font"><text:span text:style-name="T2">Continuity test. Crosses wires, missing pins</text:span></text:span></text:p>
                    </text:list-item>
                    <text:list-item>
                      <text:p text:style-name="P18"><text:span text:style-name="Default_20_Paragraph_20_Font"><text:span text:style-name="T2">No testing for crosstalk, signal los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Loop back plugs</text:span></text:span></text:p>
                  <text:list>
                    <text:list-item>
                      <text:p text:style-name="P18"><text:span text:style-name="Default_20_Paragraph_20_Font"><text:span text:style-name="T2">Useful for testing physical ports. Different plugs for serial, RS-232</text:span></text:span></text:p>
                    </text:list-item>
                    <text:list-item>
                      <text:p text:style-name="P18"><text:span text:style-name="Default_20_Paragraph_20_Font"><text:span text:style-name="T2">Ethernet fiber, T1,</text:span></text:span></text:p>
                    </text:list-item>
                    <text:list-item>
                      <text:p text:style-name="P18"><text:span text:style-name="Default_20_Paragraph_20_Font"><text:span text:style-name="T2">Not cross over cable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Punch down blocks</text:span></text:span></text:p>
                  <text:list>
                    <text:list-item>
                      <text:p text:style-name="P18"><text:span text:style-name="Default_20_Paragraph_20_Font"><text:span text:style-name="T2">Punch wire into wiring block. Each wire must be punched individually punched</text:span></text:span></text:p>
                    </text:list-item>
                    <text:list-item>
                      <text:p text:style-name="P18"><text:span text:style-name="Default_20_Paragraph_20_Font"><text:span text:style-name="T2">Tools trims wires.</text:span></text:span></text:p>
                    </text:list-item>
                    <text:list-item>
                      <text:p text:style-name="P18"><text:span text:style-name="Default_20_Paragraph_20_Font"><text:span text:style-name="T2">Documentation is key. Try to keep the twist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WIFI Analyzer</text:span></text:span></text:p>
                  <text:list>
                    <text:list-item>
                      <text:p text:style-name="P18"><text:span text:style-name="Default_20_Paragraph_20_Font"><text:span text:style-name="T2">Analyzer hears everything. Purpose built hardware or mobile device add-on software. Uses 802.11</text:span></text:span></text:p>
                    </text:list-item>
                    <text:list-item>
                      <text:p text:style-name="P18"><text:span text:style-name="Default_20_Paragraph_20_Font"><text:span text:style-name="T2">Identify errors and interference</text:span>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Default_20_Paragraph_20_Font"><text:span text:style-name="T2">3.1 Copper Network Cables</text:span></text:span></text:p>
              <text:list>
                <text:list-item>
                  <text:p text:style-name="P18"><text:span text:style-name="Default_20_Paragraph_20_Font"><text:span text:style-name="T2">Cable is fundamental network communication. There is only one chance to </text:span></text:span><text:span text:style-name="Default_20_Paragraph_20_Font"><text:span text:style-name="T6">do </text:span></text:span><text:span text:style-name="Default_20_Paragraph_20_Font"><text:span text:style-name="T2">correct installation</text:span></text:span></text:p>
                </text:list-item>
                <text:list-item>
                  <text:p text:style-name="P18"><text:span text:style-name="Default_20_Paragraph_20_Font"><text:span text:style-name="T2">PAW as dependent on </text:span></text:span></text:p>
                </text:list-item>
                <text:list-item>
                  <text:p text:style-name="P18"><text:span text:style-name="Default_20_Paragraph_20_Font"><text:span text:style-name="T2">Twisted Pair</text:span></text:span></text:p>
                  <text:list>
                    <text:list-item>
                      <text:p text:style-name="P18"><text:span text:style-name="Default_20_Paragraph_20_Font"><text:span text:style-name="T2">Balanced pair operation. Two wires transmit equal and opposite signals.</text:span></text:span></text:p>
                    </text:list-item>
                    <text:list-item>
                      <text:p text:style-name="P18"><text:span text:style-name="Default_20_Paragraph_20_Font"><text:span text:style-name="T2">Transmit+, transmit, receive +, receive –</text:span></text:span></text:p>
                    </text:list-item>
                    <text:list-item>
                      <text:p text:style-name="P18"><text:span text:style-name="Default_20_Paragraph_20_Font"><text:span text:style-name="T2">Twist keep interference minimal. Constantly moving away from interference. Opposite signals are compared to each other at the end</text:span></text:span></text:p>
                    </text:list-item>
                    <text:list-item>
                      <text:p text:style-name="P18"><text:span text:style-name="Default_20_Paragraph_20_Font"><text:span text:style-name="T2">Different pairs have different twist rate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2">Cabling standards</text:span></text:span></text:p>
                  <text:list>
                    <text:list-item>
                      <text:p text:style-name="P18"><text:span text:style-name="Default_20_Paragraph_20_Font"><text:span text:style-name="T2">AA (Electronic Industries Alliance)</text:span></text:span></text:p>
                      <text:list>
                        <text:list-item>
                          <text:p text:style-name="P18"><text:span text:style-name="Default_20_Paragraph_20_Font"><text:span text:style-name="T2">Alliance of trade associations</text:span></text:span></text:p>
                        </text:list-item>
                        <text:list-item>
                          <text:p text:style-name="P18"><text:span text:style-name="Default_20_Paragraph_20_Font"><text:span text:style-name="T2">Georgia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2">TIA (Telecommunications industry association</text:span></text:span></text:p>
                      <text:list>
                        <text:list-item>
                          <text:p text:style-name="P18"><text:span text:style-name="Default_20_Paragraph_20_Font"><text:span text:style-name="T2">Standards, market analysis, trade shows, government affairs</text:span></text:span></text:p>
                        </text:list-item>
                        <text:list-item>
                          <text:p text:style-name="P18"><text:span text:style-name="Default_20_Paragraph_20_Font"><text:span text:style-name="T2">Anticholinergic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2">International SIP /ICE 11801 cabling standards</text:span></text:span></text:p>
                      <text:list>
                        <text:list-item>
                          <text:p text:style-name="P18"><text:span text:style-name="Default_20_Paragraph_20_Font"><text:span text:style-name="T2">International version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"><text:span text:style-name="Default_20_Paragraph_20_Font"><text:span text:style-name="T2">Cobber cable categories</text:span></text:span>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23670718752">
          <table:table-cell table:style-name="Table3.A1" office:value-type="string">
            <text:p text:style-name="P7">Category</text:p>
          </table:table-cell>
          <table:table-cell table:style-name="Table3.A1" office:value-type="string">
            <text:p text:style-name="P7">Maximum Supported Ethernet standard</text:p>
          </table:table-cell>
          <table:table-cell table:style-name="Table3.A1" office:value-type="string">
            <text:p text:style-name="P7">Maximum supported distance</text:p>
          </table:table-cell>
        </table:table-row>
        <table:table-row table:style-name="TableLine94623691294320">
          <table:table-cell table:style-name="Table3.A1" office:value-type="string">
            <text:p text:style-name="P7">CAT 3</text:p>
          </table:table-cell>
          <table:table-cell table:style-name="Table3.A1" office:value-type="string">
            <text:p text:style-name="P7">10BASE-T</text:p>
          </table:table-cell>
          <table:table-cell table:style-name="Table3.A1" office:value-type="string">
            <text:p text:style-name="P7">100 Meters</text:p>
          </table:table-cell>
        </table:table-row>
        <table:table-row table:style-name="TableLine94623693632976">
          <table:table-cell table:style-name="Table3.A1" office:value-type="string">
            <text:p text:style-name="P7">CAT 5</text:p>
          </table:table-cell>
          <table:table-cell table:style-name="Table3.A1" office:value-type="string">
            <text:p text:style-name="P7">100BASE-TX</text:p>
            <text:p text:style-name="P7">1000BASE-T</text:p>
          </table:table-cell>
          <table:table-cell table:style-name="Table3.A1" office:value-type="string">
            <text:p text:style-name="P7">100 meters</text:p>
          </table:table-cell>
        </table:table-row>
        <table:table-row table:style-name="TableLine94623704292480">
          <table:table-cell table:style-name="Table3.A1" office:value-type="string">
            <text:p text:style-name="P7">CAT 5e</text:p>
            <text:p text:style-name="P7">(enhanced)</text:p>
          </table:table-cell>
          <table:table-cell table:style-name="Table3.A1" office:value-type="string">
            <text:p text:style-name="P7">100BASE-TX</text:p>
            <text:p text:style-name="P7">1000BASE-T</text:p>
          </table:table-cell>
          <table:table-cell table:style-name="Table3.A1" office:value-type="string">
            <text:p text:style-name="P7">100 meters</text:p>
          </table:table-cell>
        </table:table-row>
        <table:table-row table:style-name="TableLine94623725203888">
          <table:table-cell table:style-name="Table3.A1" office:value-type="string">
            <text:p text:style-name="P7">CAT 6</text:p>
          </table:table-cell>
          <table:table-cell table:style-name="Table3.A1" office:value-type="string">
            <text:p text:style-name="P7">10GBASE-T</text:p>
          </table:table-cell>
          <table:table-cell table:style-name="Table3.A1" office:value-type="string">
            <text:p text:style-name="P7">37-55 meters</text:p>
          </table:table-cell>
        </table:table-row>
        <table:table-row table:style-name="TableLine94623673514640">
          <table:table-cell table:style-name="Table3.A1" office:value-type="string">
            <text:p text:style-name="P7">CAT 6a</text:p>
            <text:p text:style-name="P7">(augmented)</text:p>
          </table:table-cell>
          <table:table-cell table:style-name="Table3.A1" office:value-type="string">
            <text:p text:style-name="P7">10GBASE-T</text:p>
          </table:table-cell>
          <table:table-cell table:style-name="Table3.A1" office:value-type="string">
            <text:p text:style-name="P7">100 meters</text:p>
          </table:table-cell>
        </table:table-row>
      </table:table>
      <text:list xml:id="list200010993865874" text:continue-numbering="true" text:style-name="L3">
        <text:list-item>
          <text:list>
            <text:list-item>
              <text:list>
                <text:list-item>
                  <text:p text:style-name="P20">No plenum: air circulation in drop ceiling of building. Aside from ventilation</text:p>
                </text:list-item>
                <text:list-item>
                  <text:p text:style-name="P20">Plenum: building air circulation. Heating and air conditioning</text:p>
                  <text:list>
                    <text:list-item>
                      <text:p text:style-name="P20">Fire hazard and fume hazard, one wires go on fire</text:p>
                    </text:list-item>
                    <text:list-item>
                      <text:p text:style-name="P20">Plenum rated cable uses DEP or low-smoke PVC in order to reduce risk of fumes</text:p>
                    </text:list-item>
                    <text:list-item>
                      <text:p text:style-name="P20">Traditional cable jacket uses PVC that release fumes when burnt</text:p>
                    </text:list-item>
                    <text:list-item>
                      <text:p text:style-name="P20">Plenum rated is not as flexible. Safety precautions is more important. Worst case planning</text:p>
                    </text:list-item>
                  </text:list>
                </text:list-item>
                <text:list-item>
                  <text:p text:style-name="P20">Unshielded vs shielded</text:p>
                  <text:list>
                    <text:list-item>
                      <text:p text:style-name="P20">UT: unshielded twisted pair</text:p>
                      <text:list>
                        <text:list-item>
                          <text:p text:style-name="P20">No additional shielding other than the PVC. Most common pair cabling</text:p>
                        </text:list-item>
                      </text:list>
                    </text:list-item>
                    <text:list-item>
                      <text:p text:style-name="P20">TSP: shielded twisted pair</text:p>
                      <text:list>
                        <text:list-item>
                          <text:p text:style-name="P20">Additional protections protect against interference</text:p>
                        </text:list-item>
                        <text:list-item>
                          <text:p text:style-name="P20">Can shield individual pairs or overall cable</text:p>
                        </text:list-item>
                        <text:list-item>
                          <text:p text:style-name="P20">Cable must be grounded</text:p>
                        </text:list-item>
                      </text:list>
                    </text:list-item>
                    <text:list-item>
                      <text:p text:style-name="P20">-U = PUT, -S = braided shielding, -F = foil shielding</text:p>
                    </text:list-item>
                    <text:list-item>
                      <text:p text:style-name="P20">Braided: around entire cable</text:p>
                    </text:list-item>
                    <text:list-item>
                      <text:p text:style-name="P20">Foil: around the cable and no shielding around the pairs is the F/UT</text:p>
                    </text:list-item>
                  </text:list>
                </text:list-item>
                <text:list-item>
                  <text:p text:style-name="P20">Termination</text:p>
                  <text:list>
                    <text:list-item>
                      <text:p text:style-name="P20">AA/TIA-568-B</text:p>
                      <text:list>
                        <text:list-item>
                          <text:p text:style-name="P20">Eight conductor 100-ohm balanced twisted pair cabling</text:p>
                        </text:list-item>
                      </text:list>
                    </text:list-item>
                    <text:list-item>
                      <text:p text:style-name="P20">T568A and T568B</text:p>
                      <text:list>
                        <text:list-item>
                          <text:p text:style-name="P20">Different pins assignments for 8P8C connectors</text:p>
                        </text:list-item>
                        <text:list-item>
                          <text:p text:style-name="P20">Assigns the T568A pin-out to horizontal cabling</text:p>
                        </text:list-item>
                        <text:list-item>
                          <text:p text:style-name="P20">T568B more commonly used by organizations.</text:p>
                        </text:list-item>
                        <text:list-item>
                          <text:p text:style-name="P20">Do not terminate with opposite pin outs. </text:p>
                        </text:list-item>
                        <text:list-item>
                          <text:p text:style-name="P20">A: W, G, WO, B, WB, O, W Br, Br</text:p>
                        </text:list-item>
                        <text:list-item>
                          <text:p text:style-name="P20">B: WO, O, W, B, WB, G, W Br, Br</text:p>
                        </text:list-item>
                      </text:list>
                    </text:list-item>
                  </text:list>
                </text:list-item>
                <text:list-item>
                  <text:p text:style-name="P20">Coaxial Cables</text:p>
                  <text:list>
                    <text:list-item>
                      <text:p text:style-name="P20">Two or more forms share the common axis</text:p>
                    </text:list-item>
                    <text:list-item>
                      <text:p text:style-name="P20">GR-6 used in television/digital cable</text:p>
                    </text:list-item>
                    <text:list-item>
                      <text:p text:style-name="P20">GR-59 used for something and something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7">Fiber optic Communication</text:span></text:span></text:p>
                  <text:list>
                    <text:list-item>
                      <text:p text:style-name="P18"><text:span text:style-name="Default_20_Paragraph_20_Font"><text:span text:style-name="T7">Transmission by light: visible spectrum. Allows for very high speeds</text:span></text:span></text:p>
                    </text:list-item>
                    <text:list-item>
                      <text:p text:style-name="P18"><text:span text:style-name="Default_20_Paragraph_20_Font"><text:span text:style-name="T7">Difficult to monitor/tap into without breaking. Longer communication distances</text:span></text:span></text:p>
                    </text:list-item>
                    <text:list-item>
                      <text:p text:style-name="P18"><text:span text:style-name="Default_20_Paragraph_20_Font"><text:span text:style-name="T7">Slow degradation. Immune to radio and electrical interference</text:span></text:span></text:p>
                    </text:list-item>
                    <text:list-item>
                      <text:p text:style-name="P18"><text:span text:style-name="Default_20_Paragraph_20_Font"><text:span text:style-name="T7">Core of glass with cladding covered in coating</text:span></text:span></text:p>
                    </text:list-item>
                    <text:list-item>
                      <text:p text:style-name="P18"><text:span text:style-name="Default_20_Paragraph_20_Font"><text:span text:style-name="T7">Multi mode: light bounces inside of the core with the cladding ass it pastises trough</text:span></text:span></text:p>
                      <text:list>
                        <text:list-item>
                          <text:p text:style-name="P18"><text:span text:style-name="Default_20_Paragraph_20_Font"><text:span text:style-name="T7">Shorter range fiber</text:span></text:span></text:p>
                        </text:list-item>
                        <text:list-item>
                          <text:p text:style-name="P18"><text:span text:style-name="Default_20_Paragraph_20_Font"><text:span text:style-name="T7">Uses cheaper light source. LED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Single mode: long distance communication. 80km without help</text:span></text:span></text:p>
                      <text:list>
                        <text:list-item>
                          <text:p text:style-name="P18"><text:span text:style-name="Default_20_Paragraph_20_Font"><text:span text:style-name="T7">Uses more expensive light source like laser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"><text:span text:style-name="Default_20_Paragraph_20_Font"><text:span text:style-name="T7">Video cables</text:span></text:span></text:p>
                  <text:list>
                    <text:list-item>
                      <text:p text:style-name="P18"><text:span text:style-name="Default_20_Paragraph_20_Font"><text:span text:style-name="T7">VGA</text:span></text:span></text:p>
                      <text:list>
                        <text:list-item>
                          <text:p text:style-name="P18"><text:span text:style-name="Default_20_Paragraph_20_Font"><text:span text:style-name="T7">DB-15 connector: DE-15. 15 pins inside of the connector. </text:span></text:span></text:p>
                        </text:list-item>
                        <text:list-item>
                          <text:p text:style-name="P18"><text:span text:style-name="Default_20_Paragraph_20_Font"><text:span text:style-name="T7">Uses color blue as result of standard</text:span></text:span></text:p>
                        </text:list-item>
                        <text:list-item>
                          <text:p text:style-name="P18"><text:span text:style-name="Default_20_Paragraph_20_Font"><text:span text:style-name="T7">Send analog signal. Degradations after 5-10 meters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HDMI” HIGH DEFINITION MULTIMEDIA INTERFACE</text:span></text:span></text:p>
                      <text:list>
                        <text:list-item>
                          <text:p text:style-name="P18"><text:span text:style-name="Default_20_Paragraph_20_Font"><text:span text:style-name="T7">Video audio stream</text:span></text:span></text:p>
                        </text:list-item>
                        <text:list-item>
                          <text:p text:style-name="P18"><text:span text:style-name="Default_20_Paragraph_20_Font"><text:span text:style-name="T7">20 meters distance max dropout after wards</text:span></text:span></text:p>
                        </text:list-item>
                        <text:list-item>
                          <text:p text:style-name="P18"><text:span text:style-name="Default_20_Paragraph_20_Font"><text:span text:style-name="T7">19 pin type a</text:span></text:span></text:p>
                        </text:list-item>
                        <text:list-item>
                          <text:p text:style-name="P18"><text:span text:style-name="Default_20_Paragraph_20_Font"><text:span text:style-name="T7">Mini HDMI type c.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Display Port</text:span></text:span></text:p>
                      <text:list>
                        <text:list-item>
                          <text:p text:style-name="P18"><text:span text:style-name="Default_20_Paragraph_20_Font"><text:span text:style-name="T7">VASE standard. Royalty free. Data sent in packetboat form</text:span></text:span></text:p>
                        </text:list-item>
                        <text:list-item>
                          <text:p text:style-name="P18"><text:span text:style-name="Default_20_Paragraph_20_Font"><text:span text:style-name="T7">Compatible with HDMI/DIV. Can use passive adapter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DIV. – digital visual interface</text:span></text:span></text:p>
                      <text:list>
                        <text:list-item>
                          <text:p text:style-name="P18"><text:span text:style-name="Default_20_Paragraph_20_Font"><text:span text:style-name="T7">Single dual link: 60 and 85 fps</text:span></text:span></text:p>
                        </text:list-item>
                        <text:list-item>
                          <text:p text:style-name="P18"><text:span text:style-name="Default_20_Paragraph_20_Font"><text:span text:style-name="T7">DIV-A: analog signals</text:span></text:span></text:p>
                        </text:list-item>
                        <text:list-item>
                          <text:p text:style-name="P18"><text:span text:style-name="Default_20_Paragraph_20_Font"><text:span text:style-name="T7">DIV-D: digital signals</text:span></text:span></text:p>
                        </text:list-item>
                        <text:list-item>
                          <text:p text:style-name="P18"><text:span text:style-name="Default_20_Paragraph_20_Font"><text:span text:style-name="T7">DIV-I: both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"><text:span text:style-name="Default_20_Paragraph_20_Font"><text:span text:style-name="T7">Multi-purpose cables</text:span></text:span></text:p>
                  <text:list>
                    <text:list-item>
                      <text:p text:style-name="P18"><text:span text:style-name="Default_20_Paragraph_20_Font"><text:span text:style-name="T7">Lighting</text:span></text:span></text:p>
                      <text:list>
                        <text:list-item>
                          <text:p text:style-name="P18"><text:span text:style-name="Default_20_Paragraph_20_Font"><text:span text:style-name="T7">8 pin digital signals. Apple propriety</text:span></text:span></text:p>
                        </text:list-item>
                        <text:list-item>
                          <text:p text:style-name="P18"><text:span text:style-name="Default_20_Paragraph_20_Font"><text:span text:style-name="T7">Higher power output than micro-USB. Can be inserted either way</text:span></text:span></text:p>
                        </text:list-item>
                        <text:list-item>
                          <text:p text:style-name="P18"><text:span text:style-name="Default_20_Paragraph_20_Font"><text:span text:style-name="T7">Simpler design and greater durability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Thunderbolt</text:span></text:span></text:p>
                      <text:list>
                        <text:list-item>
                          <text:p text:style-name="P18"><text:span text:style-name="Default_20_Paragraph_20_Font"><text:span text:style-name="T7">High speed serial connector. Can send power and data</text:span></text:span></text:p>
                        </text:list-item>
                        <text:list-item>
                          <text:p text:style-name="P18"><text:span text:style-name="Default_20_Paragraph_20_Font"><text:span text:style-name="T7">V1: uses display port</text:span></text:span></text:p>
                        </text:list-item>
                        <text:list-item>
                          <text:p text:style-name="P18"><text:span text:style-name="Default_20_Paragraph_20_Font"><text:span text:style-name="T7">V2: uses aggregated channels. Uses mini display</text:span></text:span></text:p>
                        </text:list-item>
                        <text:list-item>
                          <text:p text:style-name="P18"><text:span text:style-name="Default_20_Paragraph_20_Font"><text:span text:style-name="T7">V3: 40 gits. Max 3 meters. Allows daisy chaining. 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USB</text:span></text:span></text:p>
                      <text:list>
                        <text:list-item>
                          <text:p text:style-name="P18"><text:span text:style-name="Default_20_Paragraph_20_Font"><text:span text:style-name="T7">Universal serial bus. Simplifies connections</text:span></text:span></text:p>
                        </text:list-item>
                        <text:list-item>
                          <text:p text:style-name="P18"><text:span text:style-name="Default_20_Paragraph_20_Font"><text:span text:style-name="T7">USB 1.1: low speed and full speed</text:span></text:span></text:p>
                        </text:list-item>
                        <text:list-item>
                          <text:p text:style-name="P18"><text:span text:style-name="Default_20_Paragraph_20_Font"><text:span text:style-name="T7">USB 2.0: 480 bits</text:span></text:span></text:p>
                        </text:list-item>
                        <text:list-item>
                          <text:p text:style-name="P18"><text:span text:style-name="Default_20_Paragraph_20_Font"><text:span text:style-name="T7">USB 3: super speed. 5 gigabits at 3 meters</text:span></text:span></text:p>
                        </text:list-item>
                        <text:list-item>
                          <text:p text:style-name="P18"><text:span text:style-name="Default_20_Paragraph_20_Font"><text:span text:style-name="T7">A plug, b plug, mini-b plug, micro-b plug</text:span></text:span></text:p>
                        </text:list-item>
                        <text:list-item>
                          <text:p text:style-name="P18"><text:span text:style-name="Default_20_Paragraph_20_Font"><text:span text:style-name="T7">USB-c plug. </text:span></text:span></text:p>
                        </text:list-item>
                        <text:list-item>
                          <text:p text:style-name="P18"><text:span text:style-name="Default_20_Paragraph_20_Font"><text:span text:style-name="T7">USB 3.1: super speed plus. 10 git/s </text:span></text:span></text:p>
                        </text:list-item>
                        <text:list-item>
                          <text:p text:style-name="P18"><text:span text:style-name="Default_20_Paragraph_20_Font"><text:span text:style-name="T7">USB 3.2: up to 20 git/s</text:span></text:span></text:p>
                        </text:list-item>
                        <text:list-item>
                          <text:p text:style-name="P18"><text:span text:style-name="Default_20_Paragraph_20_Font"><text:span text:style-name="T7">USB-c: can be plug into two methods. Does not grantee USB 3.1. must support the standards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DB-9</text:span></text:span></text:p>
                      <text:list>
                        <text:list-item>
                          <text:p text:style-name="P18"><text:span text:style-name="Default_20_Paragraph_20_Font"><text:span text:style-name="T7">Serial cable connector. <text:s/>has different sizes</text:span></text:span></text:p>
                        </text:list-item>
                        <text:list-item>
                          <text:p text:style-name="P18"><text:span text:style-name="Default_20_Paragraph_20_Font"><text:span text:style-name="T7">Sends serial data over rs-232</text:span></text:span></text:p>
                        </text:list-item>
                        <text:list-item>
                          <text:p text:style-name="P18"><text:span text:style-name="Default_20_Paragraph_20_Font"><text:span text:style-name="T7">Serial communication standard. Uses as console an management port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"><text:span text:style-name="Default_20_Paragraph_20_Font"><text:span text:style-name="T7">DATA cables</text:span></text:span></text:p>
                  <text:list>
                    <text:list-item>
                      <text:p text:style-name="P18"><text:span text:style-name="Default_20_Paragraph_20_Font"><text:span text:style-name="T7">Peril AT attachment</text:span></text:span></text:p>
                      <text:list>
                        <text:list-item>
                          <text:p text:style-name="P18"><text:span text:style-name="Default_20_Paragraph_20_Font"><text:span text:style-name="T7">1.0: 1.5 gits.</text:span></text:span></text:p>
                        </text:list-item>
                        <text:list-item>
                          <text:p text:style-name="P18"><text:span text:style-name="Default_20_Paragraph_20_Font"><text:span text:style-name="T7">2.0: 2.0gbit/s</text:span></text:span></text:p>
                        </text:list-item>
                        <text:list-item>
                          <text:p text:style-name="P18"><text:span text:style-name="Default_20_Paragraph_20_Font"><text:span text:style-name="T7">3.0: 6 gits.</text:span></text:span></text:p>
                        </text:list-item>
                        <text:list-item>
                          <text:p text:style-name="P18"><text:span text:style-name="Default_20_Paragraph_20_Font"><text:span text:style-name="T7">3.2: 16 gits.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Sara drives have both the data and power sections.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7">PARA cables</text:span></text:span></text:p>
                  <text:list>
                    <text:list-item>
                      <text:p text:style-name="P18"><text:span text:style-name="Default_20_Paragraph_20_Font"><text:span text:style-name="T7">Parallel AT attachment. PC/AT</text:span></text:span></text:p>
                    </text:list-item>
                    <text:list-item>
                      <text:p text:style-name="P18"><text:span text:style-name="Default_20_Paragraph_20_Font"><text:span text:style-name="T7">Create 1999. </text:span></text:span></text:p>
                    </text:list-item>
                    <text:list-item>
                      <text:p text:style-name="P18"><text:span text:style-name="Default_20_Paragraph_20_Font"><text:span text:style-name="T7">Allows for the connection two different storage devices other than hard drives</text:span></text:span></text:p>
                    </text:list-item>
                    <text:list-item>
                      <text:p text:style-name="P18"><text:span text:style-name="Default_20_Paragraph_20_Font"><text:span text:style-name="T7">Two drives supported on single connection. Addition cables needed for more drives</text:span></text:span></text:p>
                    </text:list-item>
                    <text:list-item>
                      <text:p text:style-name="P18"><text:span text:style-name="Default_20_Paragraph_20_Font"><text:span text:style-name="T7">One pin then to be missing in order to allow for the cable to only be able to connect one way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7">SCSI drive cables</text:span></text:span></text:p>
                  <text:list>
                    <text:list-item>
                      <text:p text:style-name="P18"><text:span text:style-name="Default_20_Paragraph_20_Font"><text:span text:style-name="T7">Small computer systems interface interface. </text:span></text:span></text:p>
                    </text:list-item>
                    <text:list-item>
                      <text:p text:style-name="P18"><text:span text:style-name="Default_20_Paragraph_20_Font"><text:span text:style-name="T7">Created to string many peripherals into single cable controller. Max 16 devices</text:span></text:span></text:p>
                    </text:list-item>
                    <text:list-item>
                      <text:p text:style-name="P18"><text:span text:style-name="Default_20_Paragraph_20_Font"><text:span text:style-name="T7">Multiple formats, parallel and serial devices</text:span></text:span></text:p>
                    </text:list-item>
                    <text:list-item>
                      <text:p text:style-name="P18"><text:span text:style-name="Default_20_Paragraph_20_Font"><text:span text:style-name="T7">Created before USB, the USB of the old times</text:span></text:span></text:p>
                    </text:list-item>
                    <text:list-item>
                      <text:p text:style-name="P18"><text:span text:style-name="Default_20_Paragraph_20_Font"><text:span text:style-name="T7">Well supported in enterprise, support present in virtual machines</text:span></text:span></text:p>
                    </text:list-item>
                    <text:list-item>
                      <text:p text:style-name="P18"><text:span text:style-name="Default_20_Paragraph_20_Font"><text:span text:style-name="T7">All devices in SCSI bus had separate ID number.</text:span></text:span></text:p>
                    </text:list-item>
                    <text:list-item>
                      <text:p text:style-name="P18"><text:span text:style-name="Default_20_Paragraph_20_Font"><text:span text:style-name="T7">Logical units are defined within single SCSI ID</text:span></text:span></text:p>
                    </text:list-item>
                    <text:list-item>
                      <text:p text:style-name="P18"><text:span text:style-name="Default_20_Paragraph_20_Font"><text:span text:style-name="T7">Serial attached SCSI SATI devices have no jumpers, terminators and settings</text:span></text:span></text:p>
                      <text:list>
                        <text:list-item>
                          <text:p text:style-name="P18"><text:span text:style-name="Default_20_Paragraph_20_Font"><text:span text:style-name="T7">Moved from parallel to serial</text:span></text:span></text:p>
                        </text:list-item>
                        <text:list-item>
                          <text:p text:style-name="P18"><text:span text:style-name="Default_20_Paragraph_20_Font"><text:span text:style-name="T7">Point to point connection, no termination required</text:span></text:span></text:p>
                        </text:list-item>
                        <text:list-item>
                          <text:p text:style-name="P18"><text:span text:style-name="Default_20_Paragraph_20_Font"><text:span text:style-name="T7">Control and management of SCSI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"><text:span text:style-name="Default_20_Paragraph_20_Font"><text:span text:style-name="T7">Adapters and Converters</text:span></text:span></text:p>
                  <text:list>
                    <text:list-item>
                      <text:p text:style-name="P18"><text:span text:style-name="Default_20_Paragraph_20_Font"><text:span text:style-name="T7">Allow to convert from interfaces to others as long as they are compatible</text:span></text:span></text:p>
                    </text:list-item>
                    <text:list-item>
                      <text:p text:style-name="P18"><text:span text:style-name="Default_20_Paragraph_20_Font"><text:span text:style-name="T7">Convert from one format to another: IE Ethernet to USB</text:span></text:span></text:p>
                    </text:list-item>
                    <text:list-item>
                      <text:p text:style-name="P18"><text:span text:style-name="Default_20_Paragraph_20_Font"><text:span text:style-name="T7">Can be temporary or permanent</text:span></text:span></text:p>
                    </text:list-item>
                    <text:list-item>
                      <text:p text:style-name="P18"><text:span text:style-name="Default_20_Paragraph_20_Font"><text:span text:style-name="T7">DIV. to HDMI</text:span></text:span></text:p>
                      <text:list>
                        <text:list-item>
                          <text:p text:style-name="P18"><text:span text:style-name="Default_20_Paragraph_20_Font"><text:span text:style-name="T7">Electrical compatible</text:span></text:span></text:p>
                        </text:list-item>
                        <text:list-item>
                          <text:p text:style-name="P18"><text:span text:style-name="Default_20_Paragraph_20_Font"><text:span text:style-name="T7">No signal conversion, no loss of video quality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DIV. to VGA</text:span></text:span></text:p>
                      <text:list>
                        <text:list-item>
                          <text:p text:style-name="P18"><text:span text:style-name="Default_20_Paragraph_20_Font"><text:span text:style-name="T7">Analog signals, backwards compatible. 640x480 resolution only</text:span></text:span></text:p>
                        </text:list-item>
                        <text:list-item>
                          <text:p text:style-name="P18"><text:span text:style-name="Default_20_Paragraph_20_Font"><text:span text:style-name="T7">May only need adapter</text:span></text:span></text:p>
                        </text:list-item>
                        <text:list-item>
                          <text:p text:style-name="P18"><text:span text:style-name="Default_20_Paragraph_20_Font"><text:span text:style-name="T7">Converter required for digital signal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USB to Ethernet</text:span></text:span></text:p>
                      <text:list>
                        <text:list-item>
                          <text:p text:style-name="P18"><text:span text:style-name="Default_20_Paragraph_20_Font"><text:span text:style-name="T7">Might be need </text:span></text:span><text:span text:style-name="Default_20_Paragraph_20_Font"><text:span text:style-name="T8">for</text:span></text:span><text:span text:style-name="Default_20_Paragraph_20_Font"><text:span text:style-name="T7"> laptops thin and light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Default_20_Paragraph_20_Font"><text:span text:style-name="T7">3.2 Connectors</text:span></text:span></text:p>
              <text:list>
                <text:list-item>
                  <text:p text:style-name="P18"><text:span text:style-name="Default_20_Paragraph_20_Font"><text:span text:style-name="T7">R</text:span></text:span><text:span text:style-name="Default_20_Paragraph_20_Font"><text:span text:style-name="T9">j</text:span></text:span><text:span text:style-name="Default_20_Paragraph_20_Font"><text:span text:style-name="T7"> 11</text:span></text:span></text:p>
                  <text:list>
                    <text:list-item>
                      <text:p text:style-name="P18"><text:span text:style-name="Default_20_Paragraph_20_Font"><text:span text:style-name="T7">6 position 2 conductor</text:span></text:span></text:p>
                    </text:list-item>
                    <text:list-item>
                      <text:p text:style-name="P18"><text:span text:style-name="Default_20_Paragraph_20_Font"><text:span text:style-name="T7">Telephone connection cable</text:span></text:span></text:p>
                    </text:list-item>
                    <text:list-item>
                      <text:p text:style-name="P18"><text:span text:style-name="Default_20_Paragraph_20_Font"><text:span text:style-name="T7">Might have 4 wires not no likely, but used interchangeably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7">R</text:span></text:span><text:span text:style-name="Default_20_Paragraph_20_Font"><text:span text:style-name="T9">j</text:span></text:span><text:span text:style-name="Default_20_Paragraph_20_Font"><text:span text:style-name="T7"> 45</text:span></text:span></text:p>
                  <text:list>
                    <text:list-item>
                      <text:p text:style-name="P18"><text:span text:style-name="Default_20_Paragraph_20_Font"><text:span text:style-name="T7">8 position 8 conductor</text:span></text:span></text:p>
                    </text:list-item>
                    <text:list-item>
                      <text:p text:style-name="P18"><text:span text:style-name="Default_20_Paragraph_20_Font"><text:span text:style-name="T7">Similar to jr 48c</text:span></text:span></text:p>
                    </text:list-item>
                    <text:list-item>
                      <text:p text:style-name="P18"><text:span text:style-name="Default_20_Paragraph_20_Font"><text:span text:style-name="T7">Use with t1/wan data line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7">Rs-232</text:span></text:span></text:p>
                  <text:list>
                    <text:list-item>
                      <text:p text:style-name="P18"><text:span text:style-name="Default_20_Paragraph_20_Font"><text:span text:style-name="T7">Serial connection, recommend standard 232</text:span></text:span></text:p>
                    </text:list-item>
                    <text:list-item>
                      <text:p text:style-name="P18"><text:span text:style-name="Default_20_Paragraph_20_Font"><text:span text:style-name="T7">Built for modem communication, </text:span></text:span></text:p>
                    </text:list-item>
                    <text:list-item>
                      <text:p text:style-name="P18"><text:span text:style-name="Default_20_Paragraph_20_Font"><text:span text:style-name="T7">Use as configuration port, serial console interface</text:span></text:span></text:p>
                    </text:list-item>
                    <text:list-item>
                      <text:p text:style-name="P18"><text:span text:style-name="Default_20_Paragraph_20_Font"><text:span text:style-name="T7">De-9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7">Bn connector</text:span></text:span></text:p>
                  <text:list>
                    <text:list-item>
                      <text:p text:style-name="P18"><text:span text:style-name="Default_20_Paragraph_20_Font"><text:span text:style-name="T7">Bayonet Weill conformance</text:span></text:span></text:p>
                    </text:list-item>
                    <text:list-item>
                      <text:p text:style-name="P18"><text:span text:style-name="Default_20_Paragraph_20_Font"><text:span text:style-name="T7">Twist to lock cable, circular connector, used on coaxial cables</text:span></text:span></text:p>
                    </text:list-item>
                    <text:list-item>
                      <text:p text:style-name="P18"><text:span text:style-name="Default_20_Paragraph_20_Font"><text:span text:style-name="T7">Rigid bulky</text:span></text:span></text:p>
                    </text:list-item>
                    <text:list-item>
                      <text:p text:style-name="P18"><text:span text:style-name="Default_20_Paragraph_20_Font"><text:span text:style-name="T7">Ds3 wan links</text:span></text:span></text:p>
                    </text:list-item>
                    <text:list-item>
                      <text:p text:style-name="P18"><text:span text:style-name="Default_20_Paragraph_20_Font"><text:span text:style-name="T7">Diff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7">F connector</text:span></text:span></text:p>
                  <text:list>
                    <text:list-item>
                      <text:p text:style-name="P18"><text:span text:style-name="Default_20_Paragraph_20_Font"><text:span text:style-name="T7">Used in cable television, cable modem</text:span></text:span></text:p>
                    </text:list-item>
                    <text:list-item>
                      <text:p text:style-name="P18"><text:span text:style-name="Default_20_Paragraph_20_Font"><text:span text:style-name="T7">Rf-6, gr-59. Twisting cable. 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7">USB</text:span></text:span></text:p>
                  <text:list>
                    <text:list-item>
                      <text:p text:style-name="P18"><text:span text:style-name="Default_20_Paragraph_20_Font"><text:span text:style-name="T7">A, b, mini-b, micro-b, c</text:span></text:span></text:p>
                    </text:list-item>
                    <text:list-item>
                      <text:p text:style-name="P18"><text:span text:style-name="Default_20_Paragraph_20_Font"><text:span text:style-name="T7">C connectors are relatively small and can be connected either way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7">Lighting</text:span></text:span></text:p>
                  <text:list>
                    <text:list-item>
                      <text:p text:style-name="P18"><text:span text:style-name="Default_20_Paragraph_20_Font"><text:span text:style-name="T7">8 pin digital signals, simple durable design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7">SCSI interface</text:span></text:span></text:p>
                  <text:list>
                    <text:list-item>
                      <text:p text:style-name="P18"><text:span text:style-name="Default_20_Paragraph_20_Font"><text:span text:style-name="T7">Many different types, many pins ar lot of pings. 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7">E data</text:span></text:span></text:p>
                  <text:list>
                    <text:list-item>
                      <text:p text:style-name="P18"><text:span text:style-name="Default_20_Paragraph_20_Font"><text:span text:style-name="T7">Has ears and square. Sara has l shaped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7">Rolex connector</text:span></text:span></text:p>
                  <text:list>
                    <text:list-item>
                      <text:p text:style-name="P18"><text:span text:style-name="Default_20_Paragraph_20_Font"><text:span text:style-name="T7">4 pin peripheral power connector</text:span></text:span></text:p>
                    </text:list-item>
                    <text:list-item>
                      <text:p text:style-name="P18"><text:span text:style-name="Default_20_Paragraph_20_Font"><text:span text:style-name="T7">12v AMD 5v power for older components</text:span></text:span></text:p>
                    </text:list-item>
                    <text:list-item>
                      <text:p text:style-name="P18"><text:span text:style-name="Default_20_Paragraph_20_Font"><text:span text:style-name="T7">Power supply has many different mole connectors </text:span>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Default_20_Paragraph_20_Font"><text:span text:style-name="T7">3.3 Overview of Memory</text:span></text:span></text:p>
              <text:list>
                <text:list-item>
                  <text:p text:style-name="P18"><text:span text:style-name="Default_20_Paragraph_20_Font"><text:span text:style-name="T7">RAM</text:span></text:span></text:p>
                  <text:list>
                    <text:list-item>
                      <text:p text:style-name="P18"><text:span text:style-name="Default_20_Paragraph_20_Font"><text:span text:style-name="T7">Random aces memory, RAM is not hard drive/storage</text:span></text:span></text:p>
                    </text:list-item>
                    <text:list-item>
                      <text:p text:style-name="P18"><text:span text:style-name="Default_20_Paragraph_20_Font"><text:span text:style-name="T7">Data and programs can only be used when moved to RAM</text:span></text:span></text:p>
                    </text:list-item>
                    <text:list-item>
                      <text:p text:style-name="P18"><text:span text:style-name="Default_20_Paragraph_20_Font"><text:span text:style-name="T7">Slots</text:span></text:span></text:p>
                      <text:list>
                        <text:list-item>
                          <text:p text:style-name="P18"><text:span text:style-name="Default_20_Paragraph_20_Font"><text:span text:style-name="T7">Sections to install RAM modules</text:span></text:span></text:p>
                        </text:list-item>
                        <text:list-item>
                          <text:p text:style-name="P18"><text:span text:style-name="Default_20_Paragraph_20_Font"><text:span text:style-name="T7">Memory types/standards have changed over the years</text:span></text:span></text:p>
                        </text:list-item>
                        <text:list-item>
                          <text:p text:style-name="P18"><text:span text:style-name="Default_20_Paragraph_20_Font"><text:span text:style-name="T7">One of the most important components of computer</text:span></text:span></text:p>
                        </text:list-item>
                        <text:list-item>
                          <text:p text:style-name="P18"><text:span text:style-name="Default_20_Paragraph_20_Font"><text:span text:style-name="T7">Check motherboard documentations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Diem</text:span></text:span></text:p>
                      <text:list>
                        <text:list-item>
                          <text:p text:style-name="P18"><text:span text:style-name="Default_20_Paragraph_20_Font"><text:span text:style-name="T7">Dual inline memory module</text:span></text:span></text:p>
                        </text:list-item>
                        <text:list-item>
                          <text:p text:style-name="P18"><text:span text:style-name="Default_20_Paragraph_20_Font"><text:span text:style-name="T7">Electrical contact are different from each side.</text:span></text:span></text:p>
                        </text:list-item>
                        <text:list-item>
                          <text:p text:style-name="P18"><text:span text:style-name="Default_20_Paragraph_20_Font"><text:span text:style-name="T7">64 bit data width, 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So-dim</text:span></text:span></text:p>
                      <text:list>
                        <text:list-item>
                          <text:p text:style-name="P18"><text:span text:style-name="Default_20_Paragraph_20_Font"><text:span text:style-name="T7">Small outline dim, half size, used for laptops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Dynamic random access memory</text:span></text:span></text:p>
                      <text:list>
                        <text:list-item>
                          <text:p text:style-name="P18"><text:span text:style-name="Default_20_Paragraph_20_Font"><text:span text:style-name="T7">Needs constant refreshing, in order to keep </text:span></text:span><text:span text:style-name="Default_20_Paragraph_20_Font"><text:span text:style-name="T9">intergrity</text:span></text:span><text:span text:style-name="Default_20_Paragraph_20_Font"><text:span text:style-name="T7"> of the data</text:span></text:span></text:p>
                        </text:list-item>
                        <text:list-item>
                          <text:p text:style-name="P18"><text:span text:style-name="Default_20_Paragraph_20_Font"><text:span text:style-name="T7">Any piece of memory can be accessed at any type. Different from older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Dram</text:span></text:span></text:p>
                      <text:list>
                        <text:list-item>
                          <text:p text:style-name="P18"><text:span text:style-name="Default_20_Paragraph_20_Font"><text:span text:style-name="T7">Synchronous dram, synced with the common system clock</text:span></text:span></text:p>
                        </text:list-item>
                        <text:list-item>
                          <text:p text:style-name="P18"><text:span text:style-name="Default_20_Paragraph_20_Font"><text:span text:style-name="T7">Classic dram does not wait for clock signal</text:span></text:span></text:p>
                        </text:list-item>
                        <text:list-item>
                          <text:p text:style-name="P18"><text:span text:style-name="Default_20_Paragraph_20_Font"><text:span text:style-name="T7">Dr syncs however many times the system clock rate. Sr sync s one per system clock</text:span></text:span></text:p>
                        </text:list-item>
                        <text:list-item>
                          <text:p text:style-name="P18"><text:span text:style-name="Default_20_Paragraph_20_Font"><text:span text:style-name="T7">This determined how many times per cycle can data be accessed.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Dr</text:span></text:span></text:p>
                      <text:list>
                        <text:list-item>
                          <text:p text:style-name="P18"><text:span text:style-name="Default_20_Paragraph_20_Font"><text:span text:style-name="T7">Ddr2: twice as fast. <text:s/>not compatible with dd slots</text:span></text:span></text:p>
                        </text:list-item>
                        <text:list-item>
                          <text:p text:style-name="P18"><text:span text:style-name="Default_20_Paragraph_20_Font"><text:span text:style-name="T7">Ddr3: wise as fast as ddr2. Maximin size 16 GB per dim. Not backwards compatible</text:span></text:span></text:p>
                        </text:list-item>
                        <text:list-item>
                          <text:p text:style-name="P18"><text:span text:style-name="Default_20_Paragraph_20_Font"><text:span text:style-name="T7">Ddr4:speed increases, maximin of 64gb per dim. No backwards compatible;e</text:span></text:span></text:p>
                        </text:list-item>
                        <text:list-item>
                          <text:p text:style-name="P18"><text:span text:style-name="Default_20_Paragraph_20_Font"><text:span text:style-name="T7">Each version has different keys that slots that only allow the correct version to be installed on the slots. 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"><text:span text:style-name="Default_20_Paragraph_20_Font"><text:span text:style-name="T7">Memory technologies</text:span></text:span></text:p>
                  <text:list>
                    <text:list-item>
                      <text:p text:style-name="P18"><text:span text:style-name="Default_20_Paragraph_20_Font"><text:span text:style-name="T7">Multi channel memory</text:span></text:span></text:p>
                      <text:list>
                        <text:list-item>
                          <text:p text:style-name="P18"><text:span text:style-name="Default_20_Paragraph_20_Font"><text:span text:style-name="T7">Dual channel triple, quad</text:span></text:span></text:p>
                        </text:list-item>
                        <text:list-item>
                          <text:p text:style-name="P18"><text:span text:style-name="Default_20_Paragraph_20_Font"><text:span text:style-name="T7">Use to increase performance of computers. </text:span></text:span></text:p>
                        </text:list-item>
                        <text:list-item>
                          <text:p text:style-name="P18"><text:span text:style-name="Default_20_Paragraph_20_Font"><text:span text:style-name="T7">Memory modules should match. Exact is the best. Increase throughput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Self checking</text:span></text:span></text:p>
                      <text:list>
                        <text:list-item>
                          <text:p text:style-name="P18"><text:span text:style-name="Default_20_Paragraph_20_Font"><text:span text:style-name="T7">Used in critical systems: cm servers, database, things that are important</text:span></text:span></text:p>
                        </text:list-item>
                        <text:list-item>
                          <text:p text:style-name="P18"><text:span text:style-name="Default_20_Paragraph_20_Font"><text:span text:style-name="T7">Parity memory adds parity bit that detects error but no correction</text:span></text:span></text:p>
                        </text:list-item>
                        <text:list-item>
                          <text:p text:style-name="P18"><text:span text:style-name="Default_20_Paragraph_20_Font"><text:span text:style-name="T7">Exc detects and corrects errors. Not all systems use exc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Default_20_Paragraph_20_Font"><text:span text:style-name="T7">3.4 Storage Devices</text:span></text:span></text:p>
              <text:list>
                <text:list-item>
                  <text:p text:style-name="P18"><text:span text:style-name="Default_20_Paragraph_20_Font"><text:span text:style-name="T7">Storage types</text:span></text:span></text:p>
                  <text:list>
                    <text:list-item>
                      <text:p text:style-name="P18"><text:span text:style-name="Default_20_Paragraph_20_Font"><text:span text:style-name="T7">Optical formats</text:span></text:span></text:p>
                      <text:list>
                        <text:list-item>
                          <text:p text:style-name="P18"><text:span text:style-name="Default_20_Paragraph_20_Font"><text:span text:style-name="T7">Small bumps are read with a laser beam.</text:span></text:span></text:p>
                        </text:list-item>
                        <text:list-item>
                          <text:p text:style-name="P18"><text:span text:style-name="Default_20_Paragraph_20_Font"><text:span text:style-name="T7">Microscopic binary storage, </text:span></text:span></text:p>
                        </text:list-item>
                        <text:list-item>
                          <text:p text:style-name="P18"><text:span text:style-name="Default_20_Paragraph_20_Font"><text:span text:style-name="T7">Cd-rom( compact disc rom). 7000 megabytes</text:span></text:span></text:p>
                        </text:list-item>
                        <text:list-item>
                          <text:p text:style-name="P18"><text:span text:style-name="Default_20_Paragraph_20_Font"><text:span text:style-name="T7">DVD-rom(digital versatile disc, 4.7 GB, 8.5 dual layer</text:span></text:span></text:p>
                        </text:list-item>
                        <text:list-item>
                          <text:p text:style-name="P18"><text:span text:style-name="Default_20_Paragraph_20_Font"><text:span text:style-name="T7">Blu ray-disc: 25 GB single, 50 GB dual layer</text:span></text:span></text:p>
                        </text:list-item>
                        <text:list-item>
                          <text:p text:style-name="P18"><text:span text:style-name="Default_20_Paragraph_20_Font"><text:span text:style-name="T7">Writing to optical media, burners don’t crest bumps, darken photosensitive dye</text:span></text:span></text:p>
                        </text:list-item>
                        <text:list-item>
                          <text:p text:style-name="P18"><text:span text:style-name="Default_20_Paragraph_20_Font"><text:span text:style-name="T7">Cd-re</text:span></text:span></text:p>
                        </text:list-item>
                        <text:list-item>
                          <text:p text:style-name="P18"><text:span text:style-name="Default_20_Paragraph_20_Font"><text:span text:style-name="T7">DVD-r/re. Dual layer</text:span></text:span></text:p>
                        </text:list-item>
                        <text:list-item>
                          <text:p text:style-name="P18"><text:span text:style-name="Default_20_Paragraph_20_Font"><text:span text:style-name="T7">Blu ray disc recordable. Bd-re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S</text:span></text:span><text:span text:style-name="Default_20_Paragraph_20_Font"><text:span text:style-name="T10">S</text:span></text:span><text:span text:style-name="Default_20_Paragraph_20_Font"><text:span text:style-name="T7">D</text:span></text:span></text:p>
                      <text:list>
                        <text:list-item>
                          <text:p text:style-name="P18"><text:span text:style-name="Default_20_Paragraph_20_Font"><text:span text:style-name="T7">Non volatile memory, no moving parts</text:span></text:span></text:p>
                        </text:list-item>
                        <text:list-item>
                          <text:p text:style-name="P18"><text:span text:style-name="Default_20_Paragraph_20_Font"><text:span text:style-name="T7">Very fast performance, no spinning drive delays</text:span></text:span></text:p>
                        </text:list-item>
                        <text:list-item>
                          <text:p text:style-name="P18"><text:span text:style-name="Default_20_Paragraph_20_Font"><text:span text:style-name="T7">2.5” </text:span></text:span><text:span text:style-name="Default_20_Paragraph_20_Font"><text:span text:style-name="T11">S</text:span></text:span><text:span text:style-name="Default_20_Paragraph_20_Font"><text:span text:style-name="T7">ATA interface. </text:span></text:span></text:p>
                        </text:list-item>
                        <text:list-item>
                          <text:p text:style-name="P18"><text:span text:style-name="Default_20_Paragraph_20_Font"><text:span text:style-name="T7">m.2 interface. Smaller form factor. No DATA or power cables. Faster than DATA</text:span></text:span></text:p>
                        </text:list-item>
                        <text:list-item>
                          <text:p text:style-name="P18"><text:span text:style-name="Default_20_Paragraph_20_Font"><text:span text:style-name="T7">Pice express bus connection, </text:span></text:span></text:p>
                        </text:list-item>
                        <text:list-item>
                          <text:p text:style-name="P18"><text:span text:style-name="Default_20_Paragraph_20_Font"><text:span text:style-name="T7">Different connector types are used to check for compatibility. </text:span></text:span></text:p>
                        </text:list-item>
                        <text:list-item>
                          <text:p text:style-name="P18"><text:span text:style-name="Default_20_Paragraph_20_Font"><text:span text:style-name="T7">B key, m key, b and m key. Certain m.2 with support both. </text:span></text:span></text:p>
                        </text:list-item>
                        <text:list-item>
                          <text:p text:style-name="P18"><text:span text:style-name="Default_20_Paragraph_20_Font"><text:span text:style-name="T7">B key: pice x2</text:span></text:span></text:p>
                        </text:list-item>
                        <text:list-item>
                          <text:p text:style-name="P18"><text:span text:style-name="Default_20_Paragraph_20_Font"><text:span text:style-name="T7">M key: pice x4. Will be faster than b. use for lanes fl pice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HDD</text:span></text:span></text:p>
                      <text:list>
                        <text:list-item>
                          <text:p text:style-name="P18"><text:span text:style-name="Default_20_Paragraph_20_Font"><text:span text:style-name="T7">Non volatile magnetic storage. Rapidly rotating platters. Random access, </text:span></text:span></text:p>
                        </text:list-item>
                        <text:list-item>
                          <text:p text:style-name="P18"><text:span text:style-name="Default_20_Paragraph_20_Font"><text:span text:style-name="T7">Moving parts: platters, actuator arm. Mechanical components limit the access speed. Mechanical components can break</text:span></text:span></text:p>
                        </text:list-item>
                        <text:list-item>
                          <text:p text:style-name="P18"><text:span text:style-name="Default_20_Paragraph_20_Font"><text:span text:style-name="T7">Faster rotating speed mean lower reading latency average</text:span></text:span></text:p>
                        </text:list-item>
                        <text:list-item>
                          <text:p text:style-name="P18"><text:span text:style-name="Default_20_Paragraph_20_Font"><text:span text:style-name="T7">H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Hybrid drives</text:span></text:span></text:p>
                      <text:list>
                        <text:list-item>
                          <text:p text:style-name="P18"><text:span text:style-name="Default_20_Paragraph_20_Font"><text:span text:style-name="T7">Solid std hybrid drive. Both spinning drive and dds as cache. Allows for increase in speed without added cost of </text:span></text:span><text:span text:style-name="Default_20_Paragraph_20_Font"><text:span text:style-name="T11">SSD</text:span></text:span></text:p>
                        </text:list-item>
                        <text:list-item>
                          <text:p text:style-name="P18"><text:span text:style-name="Default_20_Paragraph_20_Font"><text:span text:style-name="T7">Uses same form factor. <text:s/>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USB flash drives</text:span></text:span></text:p>
                      <text:list>
                        <text:list-item>
                          <text:p text:style-name="P18"><text:span text:style-name="Default_20_Paragraph_20_Font"><text:span text:style-name="T12">EEPROM</text:span></text:span><text:span text:style-name="Default_20_Paragraph_20_Font"><text:span text:style-name="T7">: electrical erasable programmable read only memory</text:span></text:span></text:p>
                        </text:list-item>
                        <text:list-item>
                          <text:p text:style-name="P18"><text:span text:style-name="Default_20_Paragraph_20_Font"><text:span text:style-name="T7">No volatile memory. No power required to retain data</text:span></text:span></text:p>
                        </text:list-item>
                        <text:list-item>
                          <text:p text:style-name="P18"><text:span text:style-name="Default_20_Paragraph_20_Font"><text:span text:style-name="T7">Limited number of writers. </text:span></text:span></text:p>
                        </text:list-item>
                        <text:list-item>
                          <text:p text:style-name="P18"><text:span text:style-name="Default_20_Paragraph_20_Font"><text:span text:style-name="T7">Not designed for archival storage. No good for backup</text:span></text:span></text:p>
                        </text:list-item>
                        <text:list-item>
                          <text:p text:style-name="P18"><text:span text:style-name="Default_20_Paragraph_20_Font"><text:span text:style-name="T7">Secure digital</text:span></text:span></text:p>
                        </text:list-item>
                        <text:list-item>
                          <text:p text:style-name="P18"><text:span text:style-name="Default_20_Paragraph_20_Font"><text:span text:style-name="T7">Compact flash drive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"><text:span text:style-name="Default_20_Paragraph_20_Font"><text:span text:style-name="T7">RAID</text:span></text:span></text:p>
                  <text:list>
                    <text:list-item>
                      <text:p text:style-name="P18"><text:span text:style-name="Default_20_Paragraph_20_Font"><text:span text:style-name="T7">Data redundancy</text:span></text:span></text:p>
                      <text:list>
                        <text:list-item>
                          <text:p text:style-name="P18"><text:span text:style-name="Default_20_Paragraph_20_Font"><text:span text:style-name="T7">Drives storage large amounts of data. HDD have moving components, they will eventually break</text:span></text:span></text:p>
                        </text:list-item>
                        <text:list-item>
                          <text:p text:style-name="P18"><text:span text:style-name="Default_20_Paragraph_20_Font"><text:span text:style-name="T7">How to secure data if data if drive breaks</text:span></text:span></text:p>
                        </text:list-item>
                        <text:list-item>
                          <text:p text:style-name="P18"><text:span text:style-name="Default_20_Paragraph_20_Font"><text:span text:style-name="T7">Create array of drives</text:span></text:span></text:p>
                        </text:list-item>
                        <text:list-item>
                          <text:p text:style-name="P18"><text:span text:style-name="Default_20_Paragraph_20_Font"><text:span text:style-name="T7">RAID: redundancy array of independent disk: inexpensive disks</text:span></text:span></text:p>
                        </text:list-item>
                        <text:list-item>
                          <text:p text:style-name="P18"><text:span text:style-name="Default_20_Paragraph_20_Font"><text:span text:style-name="T7">Different raid levels. Some redundant others not. Sue correct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Software based RAID</text:span></text:span></text:p>
                      <text:list>
                        <text:list-item>
                          <text:p text:style-name="P18"><text:span text:style-name="Default_20_Paragraph_20_Font"><text:span text:style-name="T7">Feature of the operating systems. </text:span></text:span></text:p>
                        </text:list-item>
                        <text:list-item>
                          <text:p text:style-name="P18"><text:span text:style-name="Default_20_Paragraph_20_Font"><text:span text:style-name="T7">Not special hardware controllers. Slower performance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Ha</text:span></text:span><text:span text:style-name="Default_20_Paragraph_20_Font"><text:span text:style-name="T13">r</text:span></text:span><text:span text:style-name="Default_20_Paragraph_20_Font"><text:span text:style-name="T7">dware based raid</text:span></text:span></text:p>
                      <text:list>
                        <text:list-item>
                          <text:p text:style-name="P18"><text:span text:style-name="Default_20_Paragraph_20_Font"><text:span text:style-name="T7">Feature of the hard drive controller</text:span></text:span></text:p>
                        </text:list-item>
                        <text:list-item>
                          <text:p text:style-name="P18"><text:span text:style-name="Default_20_Paragraph_20_Font"><text:span text:style-name="T7">Configure outside of the OS, invisible to OS</text:span></text:span></text:p>
                        </text:list-item>
                        <text:list-item>
                          <text:p text:style-name="P18"><text:span text:style-name="Default_20_Paragraph_20_Font"><text:span text:style-name="T7">High performance designed for speeds. Higher costs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Hot </text:span></text:span><text:span text:style-name="Default_20_Paragraph_20_Font"><text:span text:style-name="T14">swap-able</text:span></text:span><text:span text:style-name="Default_20_Paragraph_20_Font"><text:span text:style-name="T7"> drives</text:span></text:span></text:p>
                      <text:list>
                        <text:list-item>
                          <text:p text:style-name="P18"><text:span text:style-name="Default_20_Paragraph_20_Font"><text:span text:style-name="T7">Add and remove while the system </text:span></text:span><text:span text:style-name="Default_20_Paragraph_20_Font"><text:span text:style-name="T15">OS</text:span></text:span><text:span text:style-name="Default_20_Paragraph_20_Font"><text:span text:style-name="T7"> </text:span></text:span><text:span text:style-name="Default_20_Paragraph_20_Font"><text:span text:style-name="T16">is </text:span></text:span><text:span text:style-name="Default_20_Paragraph_20_Font"><text:span text:style-name="T7">running</text:span></text:span></text:p>
                        </text:list-item>
                        <text:list-item>
                          <text:p text:style-name="P18"><text:span text:style-name="Default_20_Paragraph_20_Font"><text:span text:style-name="T7">Drive chassis: two or more drives</text:span></text:span></text:p>
                        </text:list-item>
                        <text:list-item>
                          <text:p text:style-name="P18"><text:span text:style-name="Default_20_Paragraph_20_Font"><text:span text:style-name="T7">Easy to repair, combine with RAID for 100% optime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RAID 0: striping</text:span></text:span></text:p>
                      <text:list>
                        <text:list-item>
                          <text:p text:style-name="P18"><text:span text:style-name="Default_20_Paragraph_20_Font"><text:span text:style-name="T7">File blocks are split between two or more physical drives</text:span></text:span></text:p>
                        </text:list-item>
                        <text:list-item>
                          <text:p text:style-name="P18"><text:span text:style-name="Default_20_Paragraph_20_Font"><text:span text:style-name="T7">High performance, data </text:span></text:span><text:span text:style-name="Default_20_Paragraph_20_Font"><text:span text:style-name="T17">is</text:span></text:span><text:span text:style-name="Default_20_Paragraph_20_Font"><text:span text:style-name="T7"> written quickly,</text:span></text:span></text:p>
                        </text:list-item>
                        <text:list-item>
                          <text:p text:style-name="P18"><text:span text:style-name="Default_20_Paragraph_20_Font"><text:span text:style-name="T7">No redundancy, drive failure </text:span></text:span><text:span text:style-name="Default_20_Paragraph_20_Font"><text:span text:style-name="T18">will </text:span></text:span><text:span text:style-name="Default_20_Paragraph_20_Font"><text:span text:style-name="T7">break array. Single drive failure is complete failure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RAID 1: mirroring</text:span></text:span></text:p>
                      <text:list>
                        <text:list-item>
                          <text:p text:style-name="P18"><text:span text:style-name="Default_20_Paragraph_20_Font"><text:span text:style-name="T7">File blocks are duplicated, between two or more physical drives, high disk uti8lization, every file is duplicated</text:span></text:span></text:p>
                        </text:list-item>
                        <text:list-item>
                          <text:p text:style-name="P18"><text:span text:style-name="Default_20_Paragraph_20_Font"><text:span text:style-name="T7">If one drives fails exact duplicate is still available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RAID 5: striping with parity</text:span></text:span></text:p>
                      <text:list>
                        <text:list-item>
                          <text:p text:style-name="P18"><text:span text:style-name="Default_20_Paragraph_20_Font"><text:span text:style-name="T7">File block are stopped. Along with parity block. Requires at least three discs</text:span></text:span></text:p>
                        </text:list-item>
                        <text:list-item>
                          <text:p text:style-name="P18"><text:span text:style-name="Default_20_Paragraph_20_Font"><text:span text:style-name="T7">High redundancy. Data is available after drive failure</text:span></text:span></text:p>
                        </text:list-item>
                        <text:list-item>
                          <text:p text:style-name="P18"><text:span text:style-name="Default_20_Paragraph_20_Font"><text:span text:style-name="T7">Performance affected due to data reconstruction 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Nested RAID: RAID 1+0: RAID 10: strip of mirrors</text:span></text:span></text:p>
                      <text:list>
                        <text:list-item>
                          <text:p text:style-name="P18"><text:span text:style-name="Default_20_Paragraph_20_Font"><text:span text:style-name="T7">Speed of stripping, redundancy of mirroring, best of both worlds. </text:span></text:span></text:p>
                        </text:list-item>
                        <text:list-item>
                          <text:p text:style-name="P18"><text:span text:style-name="Default_20_Paragraph_20_Font"><text:span text:style-name="T7">Mirror of each set of blocks. Needs at </text:span></text:span><text:span text:style-name="Default_20_Paragraph_20_Font"><text:span text:style-name="T19">least</text:span></text:span><text:span text:style-name="Default_20_Paragraph_20_Font"><text:span text:style-name="T7"> 4 </text:span></text:span><text:span text:style-name="Default_20_Paragraph_20_Font"><text:span text:style-name="T19">identical</text:span></text:span><text:span text:style-name="Default_20_Paragraph_20_Font"><text:span text:style-name="T7"> drives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Default_20_Paragraph_20_Font"><text:span text:style-name="T7">3.5 Motherboard</text:span></text:span></text:p>
              <text:list>
                <text:list-item>
                  <text:p text:style-name="P18"><text:span text:style-name="Default_20_Paragraph_20_Font"><text:span text:style-name="T7">Form factors: physical size, case sizing, has basic layout. Room for small changes</text:span></text:span></text:p>
                  <text:list>
                    <text:list-item>
                      <text:list>
                        <text:list-item>
                          <text:p text:style-name="P18"><text:span text:style-name="Default_20_Paragraph_20_Font"><text:span text:style-name="T7">Which motherboard for which purpose</text:span></text:span></text:p>
                        </text:list-item>
                      </text:list>
                    </text:list-item>
                    <text:list-item>
                      <text:p text:style-name="P21"><text:span text:style-name="Default_20_Paragraph_20_Font"><text:span text:style-name="T66">ATX</text:span></text:span></text:p>
                      <text:list>
                        <text:list-item>
                          <text:p text:style-name="P18"><text:span text:style-name="Default_20_Paragraph_20_Font"><text:span text:style-name="T7">Advanced technology extended, created by inlet in 1995</text:span></text:span></text:p>
                        </text:list-item>
                        <text:list-item>
                          <text:p text:style-name="P18"><text:span text:style-name="Default_20_Paragraph_20_Font"><text:span text:style-name="T7">20-24 pin connector for power</text:span></text:span></text:p>
                        </text:list-item>
                        <text:list-item>
                          <text:p text:style-name="P18"><text:span text:style-name="Default_20_Paragraph_20_Font"><text:span text:style-name="T7">4/8 CPU power.</text:span></text:span></text:p>
                        </text:list-item>
                        <text:list-item>
                          <text:p text:style-name="P18"><text:span text:style-name="Default_20_Paragraph_20_Font"><text:span text:style-name="T7">Larger form factor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Micro-</text:span></text:span><text:span text:style-name="Default_20_Paragraph_20_Font"><text:span text:style-name="T21">ATX</text:span></text:span></text:p>
                      <text:list>
                        <text:list-item>
                          <text:p text:style-name="P18"><text:span text:style-name="Default_20_Paragraph_20_Font"><text:span text:style-name="T7">Smaller version, less expansion. </text:span></text:span></text:p>
                        </text:list-item>
                        <text:list-item>
                          <text:p text:style-name="P18"><text:span text:style-name="Default_20_Paragraph_20_Font"><text:span text:style-name="T7">Backward compatibility, similar mounting points, similar <text:s/>power.</text:span></text:span></text:p>
                        </text:list-item>
                        <text:list-item>
                          <text:p text:style-name="P18"><text:span text:style-name="Default_20_Paragraph_20_Font"><text:span text:style-name="T7">Actively manufacturing.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IT</text:span></text:span><text:span text:style-name="Default_20_Paragraph_20_Font"><text:span text:style-name="T20">X</text:span></text:span></text:p>
                      <text:list>
                        <text:list-item>
                          <text:p text:style-name="P18"><text:span text:style-name="Default_20_Paragraph_20_Font"><text:span text:style-name="T7">Series of low power. VIA technologies 2001. Screw compatible with </text:span></text:span><text:span text:style-name="Default_20_Paragraph_20_Font"><text:span text:style-name="T22">ATX</text:span></text:span></text:p>
                        </text:list-item>
                        <text:list-item>
                          <text:p text:style-name="P18"><text:span text:style-name="Default_20_Paragraph_20_Font"><text:span text:style-name="T7">Single purpose computing. Streaming media. </text:span></text:span></text:p>
                        </text:list-item>
                        <text:list-item>
                          <text:p text:style-name="P22"/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Mini-IT</text:span></text:span><text:span text:style-name="Default_20_Paragraph_20_Font"><text:span text:style-name="T23">X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7">BIOS Security</text:span></text:span></text:p>
                  <text:list>
                    <text:list-item>
                      <text:p text:style-name="P18"><text:span text:style-name="Default_20_Paragraph_20_Font"><text:span text:style-name="T7">Bios password</text:span></text:span></text:p>
                      <text:list>
                        <text:list-item>
                          <text:p text:style-name="P18"><text:span text:style-name="Default_20_Paragraph_20_Font"><text:span text:style-name="T7">Skeps stem from starting, needs password to start OS</text:span></text:span></text:p>
                        </text:list-item>
                        <text:list-item>
                          <text:p text:style-name="P18"><text:span text:style-name="Default_20_Paragraph_20_Font"><text:span text:style-name="T7">Supervisor password: restrict BIOS changes. BIOS configurations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Full disk encryption</text:span></text:span></text:p>
                      <text:list>
                        <text:list-item>
                          <text:p text:style-name="P18"><text:span text:style-name="Default_20_Paragraph_20_Font"><text:span text:style-name="T7">Complete encryption. Including OS</text:span></text:span></text:p>
                        </text:list-item>
                        <text:list-item>
                          <text:p text:style-name="P18"><text:span text:style-name="Default_20_Paragraph_20_Font"><text:span text:style-name="T7">Bit locker in Windows: RPM integration</text:span></text:span></text:p>
                        </text:list-item>
                        <text:list-item>
                          <text:p text:style-name="P18"><text:span text:style-name="Default_20_Paragraph_20_Font"><text:span text:style-name="T7">RPM: trusted platform module. Can be added to motherboard. Built into systems. Add advanced cryptographic function</text:span></text:span></text:p>
                        </text:list-item>
                        <text:list-item>
                          <text:p text:style-name="P18"><text:span text:style-name="Default_20_Paragraph_20_Font"><text:span text:style-name="T7">Lo jack for laptops. Track location of laptops. Built into BIOS. Reinstall itself if OS is installed. Phone home function. Remote lock of laptop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Secure boot</text:span></text:span></text:p>
                      <text:list>
                        <text:list-item>
                          <text:p text:style-name="P18"><text:span text:style-name="Default_20_Paragraph_20_Font"><text:span text:style-name="T7">Secure boot in </text:span></text:span><text:span text:style-name="Default_20_Paragraph_20_Font"><text:span text:style-name="T24">UEFI</text:span></text:span><text:span text:style-name="Default_20_Paragraph_20_Font"><text:span text:style-name="T7">. Digitally sign known-good software. Cryptographically secure. Software wont run without proper signature</text:span></text:span></text:p>
                        </text:list-item>
                        <text:list-item>
                          <text:p text:style-name="P18"><text:span text:style-name="Default_20_Paragraph_20_Font"><text:span text:style-name="T7">Available in Windows/Linux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BIOS upgrades</text:span></text:span></text:p>
                      <text:list>
                        <text:list-item>
                          <text:p text:style-name="P18"><text:span text:style-name="Default_20_Paragraph_20_Font"><text:span text:style-name="T7">Updates to f</text:span></text:span><text:span text:style-name="Default_20_Paragraph_20_Font"><text:span text:style-name="T27">irm</text:span></text:span><text:span text:style-name="Default_20_Paragraph_20_Font"><text:span text:style-name="T7">ware. No volatile memory software. </text:span></text:span></text:p>
                        </text:list-item>
                        <text:list-item>
                          <text:p text:style-name="P18"><text:span text:style-name="Default_20_Paragraph_20_Font"><text:span text:style-name="T7">Computer BIOS, GPU, game console.</text:span></text:span></text:p>
                        </text:list-item>
                        <text:list-item>
                          <text:p text:style-name="P18"><text:span text:style-name="Default_20_Paragraph_20_Font"><text:span text:style-name="T7">F</text:span></text:span><text:span text:style-name="Default_20_Paragraph_20_Font"><text:span text:style-name="T25">ix</text:span></text:span><text:span text:style-name="Default_20_Paragraph_20_Font"><text:span text:style-name="T7"> bugs and increase performance</text:span></text:span></text:p>
                        </text:list-item>
                        <text:list-item>
                          <text:p text:style-name="P18"><text:span text:style-name="Default_20_Paragraph_20_Font"><text:span text:style-name="T7">Not usual to part of maintenance. Upgrade for specific reasons</text:span></text:span></text:p>
                        </text:list-item>
                        <text:list-item>
                          <text:p text:style-name="P18"><text:span text:style-name="Default_20_Paragraph_20_Font"><text:span text:style-name="T7">In windows </text:span></text:span><text:span text:style-name="Default_20_Paragraph_20_Font"><text:span text:style-name="T26">section</text:span></text:span><text:span text:style-name="Default_20_Paragraph_20_Font"><text:span text:style-name="T7"> Bios version in System information</text:span></text:span></text:p>
                        </text:list-item>
                        <text:list-item>
                          <text:p text:style-name="P18"><text:span text:style-name="Default_20_Paragraph_20_Font"><text:span text:style-name="T7">Compare to existing version. Keep backup</text:span></text:span></text:p>
                        </text:list-item>
                        <text:list-item>
                          <text:p text:style-name="P18"><text:span text:style-name="Default_20_Paragraph_20_Font"><text:span text:style-name="T7">Before upgrading</text:span></text:span></text:p>
                          <text:list>
                            <text:list-item>
                              <text:p text:style-name="P18"><text:span text:style-name="Default_20_Paragraph_20_Font"><text:span text:style-name="T7">Some updates are bland</text:span></text:span></text:p>
                            </text:list-item>
                            <text:list-item>
                              <text:p text:style-name="P18"><text:span text:style-name="Default_20_Paragraph_20_Font"><text:span text:style-name="T7">Check for new features</text:span></text:span></text:p>
                            </text:list-item>
                            <text:list-item>
                              <text:p text:style-name="P18"><text:span text:style-name="Default_20_Paragraph_20_Font"><text:span text:style-name="T7">Located power source reliable</text:span></text:span></text:p>
                            </text:list-item>
                            <text:list-item>
                              <text:p text:style-name="P18"><text:span text:style-name="Default_20_Paragraph_20_Font"><text:span text:style-name="T7">Try UPS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7">Modern upgrades are executable. Most upgrade apps will check for prerequisites. Requires reboot, save documents and backup</text:span></text:span></text:p>
                        </text:list-item>
                        <text:list-item>
                          <text:p text:style-name="P18"><text:span text:style-name="Default_20_Paragraph_20_Font"><text:span text:style-name="T7">Newer options can be available</text:span></text:span></text:p>
                        </text:list-item>
                        <text:list-item>
                          <text:p text:style-name="P18"><text:span text:style-name="Default_20_Paragraph_20_Font"><text:span text:style-name="T7">Multiple BIOS versions, upgrade from USB flash drive possible depending on motherboard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CPU Features</text:span></text:span></text:p>
                      <text:list>
                        <text:list-item>
                          <text:p text:style-name="P18"><text:span text:style-name="Default_20_Paragraph_20_Font"><text:span text:style-name="T7">Multiple cores increasing all the time. Each cores has independent cache. L3 may be shared</text:span></text:span></text:p>
                        </text:list-item>
                        <text:list-item>
                          <text:p text:style-name="P18"><text:span text:style-name="Default_20_Paragraph_20_Font"><text:span text:style-name="T7">CPU die: very unique</text:span></text:span></text:p>
                        </text:list-item>
                        <text:list-item>
                          <text:p text:style-name="P18"><text:span text:style-name="Default_20_Paragraph_20_Font"><text:span text:style-name="T7">CPU </text:span></text:span><text:span text:style-name="Default_20_Paragraph_20_Font"><text:span text:style-name="T28">cache</text:span></text:span><text:span text:style-name="Default_20_Paragraph_20_Font"><text:span text:style-name="T7">:</text:span></text:span></text:p>
                          <text:list>
                            <text:list-item>
                              <text:p text:style-name="P18"><text:span text:style-name="Default_20_Paragraph_20_Font"><text:span text:style-name="T7">High speed memory, holds data instruction and results</text:span></text:span></text:p>
                            </text:list-item>
                            <text:list-item>
                              <text:p text:style-name="P18"><text:span text:style-name="Default_20_Paragraph_20_Font"><text:span text:style-name="T7">Different levels of cache</text:span></text:span></text:p>
                            </text:list-item>
                            <text:list-item>
                              <text:p text:style-name="P18"><text:span text:style-name="Default_20_Paragraph_20_Font"><text:span text:style-name="T7">Level 1: first check</text:span></text:span></text:p>
                            </text:list-item>
                            <text:list-item>
                              <text:p text:style-name="P18"><text:span text:style-name="Default_20_Paragraph_20_Font"><text:span text:style-name="T7">Level 2: secondary data. </text:span></text:span></text:p>
                            </text:list-item>
                            <text:list-item>
                              <text:p text:style-name="P18"><text:span text:style-name="Default_20_Paragraph_20_Font"><text:span text:style-name="T7">Level 3: still on the on chip share across cores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7">Virtualization: run other operating systems within single hardware platform. Share physical hardware components</text:span></text:span></text:p>
                          <text:list>
                            <text:list-item>
                              <text:p text:style-name="P18"><text:span text:style-name="Default_20_Paragraph_20_Font"><text:span text:style-name="T7">Performance and hardware management challenges. <text:s/>software based is limited</text:span></text:span></text:p>
                            </text:list-item>
                            <text:list-item>
                              <text:p text:style-name="P18"><text:span text:style-name="Default_20_Paragraph_20_Font"><text:span text:style-name="T7">Virtualization </text:span></text:span><text:span text:style-name="Default_20_Paragraph_20_Font"><text:span text:style-name="T29">extensions </text:span></text:span><text:span text:style-name="Default_20_Paragraph_20_Font"><text:span text:style-name="T7">added to processor</text:span></text:span></text:p>
                            </text:list-item>
                            <text:list-item>
                              <text:p text:style-name="P18"><text:span text:style-name="Default_20_Paragraph_20_Font"><text:span text:style-name="T7">VT for inlet</text:span></text:span></text:p>
                            </text:list-item>
                            <text:list-item>
                              <text:p text:style-name="P18"><text:span text:style-name="Default_20_Paragraph_20_Font"><text:span text:style-name="T7">AMD-</text:span></text:span><text:span text:style-name="Default_20_Paragraph_20_Font"><text:span text:style-name="T30">v</text:span></text:span><text:span text:style-name="Default_20_Paragraph_20_Font"><text:span text:style-name="T7"> for AMD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7">Hyper threading</text:span></text:span></text:p>
                          <text:list>
                            <text:list-item>
                              <text:p text:style-name="P18"><text:span text:style-name="Default_20_Paragraph_20_Font"><text:span text:style-name="T7">Run multiple thread concurrently, one core can act like two. Waiting for for other data to load and other thread can be processed. Requires CPU support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7">Speed: real speed. </text:span></text:span></text:p>
                          <text:list>
                            <text:list-item>
                              <text:p text:style-name="P18"><text:span text:style-name="Default_20_Paragraph_20_Font"><text:span text:style-name="T7">Gigahertz, is billions of cycle per </text:span></text:span><text:span text:style-name="Default_20_Paragraph_20_Font"><text:span text:style-name="T31">second</text:span></text:span></text:p>
                            </text:list-item>
                            <text:list-item>
                              <text:p text:style-name="P18"><text:span text:style-name="Default_20_Paragraph_20_Font"><text:span text:style-name="T7">Actual speed has to take into account clock speed, cp architecture, bus speed, bus width, l1 cache, l2 cache, OS support </text:span></text:span></text:p>
                            </text:list-item>
                            <text:list-item>
                              <text:p text:style-name="P18"><text:span text:style-name="Default_20_Paragraph_20_Font"><text:span text:style-name="T7">Not good measure for performance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7">Overclocking</text:span></text:span></text:p>
                          <text:list>
                            <text:list-item>
                              <text:p text:style-name="P18"><text:span text:style-name="Default_20_Paragraph_20_Font"><text:span text:style-name="T7">Increase speed rate past the rated value,</text:span></text:span></text:p>
                            </text:list-item>
                            <text:list-item>
                              <text:p text:style-name="P18"><text:span text:style-name="Default_20_Paragraph_20_Font"><text:span text:style-name="T7">More power required, produces more heat, at certain point system becomes unstable</text:span></text:span></text:p>
                            </text:list-item>
                            <text:list-item>
                              <text:p text:style-name="P18"><text:span text:style-name="Default_20_Paragraph_20_Font"><text:span text:style-name="T7">Needs CPU/motherboard support. </text:span></text:span></text:p>
                            </text:list-item>
                            <text:list-item>
                              <text:p text:style-name="P18"><text:span text:style-name="Default_20_Paragraph_20_Font"><text:span text:style-name="T7">Change the base system clock. Needs unlocked CPU</text:span></text:span></text:p>
                            </text:list-item>
                            <text:list-item>
                              <text:p text:style-name="P18"><text:span text:style-name="Default_20_Paragraph_20_Font"><text:span text:style-name="T7">Run stress test to conform stability</text:span></text:span></text:p>
                            </text:list-item>
                            <text:list-item>
                              <text:p text:style-name="P18"><text:span text:style-name="Default_20_Paragraph_20_Font"><text:span text:style-name="T7">Will void warranty? 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7">Integrated GPU</text:span></text:span></text:p>
                          <text:list>
                            <text:list-item>
                              <text:p text:style-name="P18"><text:span text:style-name="Default_20_Paragraph_20_Font"><text:span text:style-name="T7">Graphics processing united. Part of video adapter, motherboard or CPU</text:span></text:span></text:p>
                            </text:list-item>
                            <text:list-item>
                              <text:p text:style-name="P18"><text:span text:style-name="Default_20_Paragraph_20_Font"><text:span text:style-name="T7">Graphics rendering requires separate dedicated GPU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7">Intel vs AMD</text:span></text:span></text:p>
                          <text:list>
                            <text:list-item>
                              <text:p text:style-name="P18"><text:span text:style-name="Default_20_Paragraph_20_Font"><text:span text:style-name="T7">Differences are subtle</text:span></text:span></text:p>
                            </text:list-item>
                            <text:list-item>
                              <text:p text:style-name="P18"><text:span text:style-name="Default_20_Paragraph_20_Font"><text:span text:style-name="T7">AMD is usually cost less</text:span></text:span></text:p>
                            </text:list-item>
                            <text:list-item>
                              <text:p text:style-name="P18"><text:span text:style-name="Default_20_Paragraph_20_Font"><text:span text:style-name="T7">Laptops have large choices with Intel</text:span></text:span></text:p>
                            </text:list-item>
                            <text:list-item>
                              <text:p text:style-name="P18"><text:span text:style-name="Default_20_Paragraph_20_Font"><text:span text:style-name="T32">Intel</text:span></text:span><text:span text:style-name="Default_20_Paragraph_20_Font"><text:span text:style-name="T7"> is </text:span></text:span><text:span text:style-name="Default_20_Paragraph_20_Font"><text:span text:style-name="T32">now</text:span></text:span><text:span text:style-name="Default_20_Paragraph_20_Font"><text:span text:style-name="T7"> value and </text:span></text:span><text:span text:style-name="Default_20_Paragraph_20_Font"><text:span text:style-name="T32">AMD is performance but has decent value still</text:span>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CPU cooling</text:span></text:span></text:p>
                      <text:list>
                        <text:list-item>
                          <text:p text:style-name="P18"><text:span text:style-name="Default_20_Paragraph_20_Font"><text:span text:style-name="T7">Case fans</text:span></text:span></text:p>
                          <text:list>
                            <text:list-item>
                              <text:p text:style-name="P18"><text:span text:style-name="Default_20_Paragraph_20_Font"><text:span text:style-name="T7">Cool air is pulled trough the personal computer, most common method of </text:span></text:span><text:span text:style-name="Default_20_Paragraph_20_Font"><text:span text:style-name="T33">cooling</text:span></text:span><text:span text:style-name="Default_20_Paragraph_20_Font"><text:span text:style-name="T7">. </text:span></text:span></text:p>
                            </text:list-item>
                            <text:list-item>
                              <text:p text:style-name="P18"><text:span text:style-name="Default_20_Paragraph_20_Font"><text:span text:style-name="T7">Check for good airflow</text:span></text:span></text:p>
                            </text:list-item>
                            <text:list-item>
                              <text:p text:style-name="P18"><text:span text:style-name="Default_20_Paragraph_20_Font"><text:span text:style-name="T7">Motherboard and layout mustee checked for location</text:span></text:span></text:p>
                            </text:list-item>
                            <text:list-item>
                              <text:p text:style-name="P18"><text:span text:style-name="Default_20_Paragraph_20_Font"><text:span text:style-name="T7">Many different sizes and styles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7">On-board fans</text:span></text:span></text:p>
                          <text:list>
                            <text:list-item>
                              <text:p text:style-name="P18"><text:span text:style-name="Default_20_Paragraph_20_Font"><text:span text:style-name="T7">Designed to cool an entire adapter card</text:span></text:span></text:p>
                            </text:list-item>
                            <text:list-item>
                              <text:p text:style-name="P18"><text:span text:style-name="Default_20_Paragraph_20_Font"><text:span text:style-name="T7">Can be bulky, usually seen on high end G Pus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7">Fan specifications</text:span></text:span></text:p>
                          <text:list>
                            <text:list-item>
                              <text:p text:style-name="P18"><text:span text:style-name="Default_20_Paragraph_20_Font"><text:span text:style-name="T7">Has standard sizes</text:span></text:span></text:p>
                            </text:list-item>
                            <text:list-item>
                              <text:p text:style-name="P18"><text:span text:style-name="Default_20_Paragraph_20_Font"><text:span text:style-name="T7">Different speeds, higher speed for higher heat output</text:span></text:span></text:p>
                            </text:list-item>
                            <text:list-item>
                              <text:p text:style-name="P18"><text:span text:style-name="Default_20_Paragraph_20_Font"><text:span text:style-name="T7">Variable noise levels.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7">Heat sink</text:span></text:span></text:p>
                          <text:list>
                            <text:list-item>
                              <text:p text:style-name="P18"><text:span text:style-name="Default_20_Paragraph_20_Font"><text:span text:style-name="T7">Designed to dissipate heat trough thermal conduction</text:span></text:span></text:p>
                            </text:list-item>
                            <text:list-item>
                              <text:p text:style-name="P18"><text:span text:style-name="Default_20_Paragraph_20_Font"><text:span text:style-name="T7">Fins increase the surface are to transfer heat to cooler air</text:span></text:span></text:p>
                            </text:list-item>
                            <text:list-item>
                              <text:p text:style-name="P18"><text:span text:style-name="Default_20_Paragraph_20_Font"><text:span text:style-name="T7">Thermal past creates good conduct for proper transfer of heat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7">Fatless/ passive</text:span></text:span></text:p>
                          <text:list>
                            <text:list-item>
                              <text:p text:style-name="P18"><text:span text:style-name="Default_20_Paragraph_20_Font"><text:span text:style-name="T7">No noise/ single operations</text:span></text:span></text:p>
                            </text:list-item>
                            <text:list-item>
                              <text:p text:style-name="P18"><text:span text:style-name="Default_20_Paragraph_20_Font"><text:span text:style-name="T7">Specialized servers, TV set box. </text:span></text:span></text:p>
                            </text:list-item>
                            <text:list-item>
                              <text:p text:style-name="P18"><text:span text:style-name="Default_20_Paragraph_20_Font"><text:span text:style-name="T7">Functions are very controlled for low heat put. Low power component</text:span></text:span></text:p>
                            </text:list-item>
                            <text:list-item>
                              <text:p text:style-name="P18"><text:span text:style-name="Default_20_Paragraph_20_Font"><text:span text:style-name="T7">CPU s usually component that generates the most amount of heat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7">L</text:span></text:span><text:span text:style-name="Default_20_Paragraph_20_Font"><text:span text:style-name="T34">i</text:span></text:span><text:span text:style-name="Default_20_Paragraph_20_Font"><text:span text:style-name="T7">quid cooling</text:span></text:span></text:p>
                          <text:list>
                            <text:list-item>
                              <text:p text:style-name="P18"><text:span text:style-name="Default_20_Paragraph_20_Font"><text:span text:style-name="T7">Coolant for high end computing</text:span></text:span></text:p>
                            </text:list-item>
                            <text:list-item>
                              <text:p text:style-name="P18"><text:span text:style-name="Default_20_Paragraph_20_Font"><text:span text:style-name="T7">Overclocking cooling</text:span></text:span></text:p>
                            </text:list-item>
                            <text:list-item>
                              <text:p text:style-name="P18"><text:span text:style-name="Default_20_Paragraph_20_Font"><text:span text:style-name="T7">Requires cooler with proper cooling capabilities</text:span>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7">Expansion cards</text:span></text:span></text:p>
                      <text:list>
                        <text:list-item>
                          <text:list>
                            <text:list-item>
                              <text:p text:style-name="P18"><text:span text:style-name="Default_20_Paragraph_20_Font"><text:span text:style-name="T7">Extend the functionality of computer</text:span></text:span></text:p>
                            </text:list-item>
                            <text:list-item>
                              <text:p text:style-name="P18"><text:span text:style-name="Default_20_Paragraph_20_Font"><text:span text:style-name="T7">Si</text:span></text:span><text:span text:style-name="Default_20_Paragraph_20_Font"><text:span text:style-name="T35">m</text:span></text:span><text:span text:style-name="Default_20_Paragraph_20_Font"><text:span text:style-name="T7">ple process designed for end user installation</text:span></text:span></text:p>
                            </text:list-item>
                            <text:list-item>
                              <text:p text:style-name="P18"><text:span text:style-name="Default_20_Paragraph_20_Font"><text:span text:style-name="T7">Install hardware and </text:span></text:span><text:span text:style-name="Default_20_Paragraph_20_Font"><text:span text:style-name="T36">drivers</text:span></text:span><text:span text:style-name="Default_20_Paragraph_20_Font"><text:span text:style-name="T7"> for OS</text:span></text:span></text:p>
                            </text:list-item>
                            <text:list-item>
                              <text:p text:style-name="P18"><text:span text:style-name="Default_20_Paragraph_20_Font"><text:span text:style-name="T7"><text:s/>Check documentations for mono</text:span></text:span></text:p>
                            </text:list-item>
                            <text:list-item>
                              <text:p text:style-name="P18"><text:span text:style-name="Default_20_Paragraph_20_Font"><text:span text:style-name="T7">Check adapter card documentation</text:span></text:span></text:p>
                            </text:list-item>
                            <text:list-item>
                              <text:p text:style-name="P18"><text:span text:style-name="Default_20_Paragraph_20_Font"><text:span text:style-name="T7">Minimum requirements, support forums</text:span></text:span></text:p>
                            </text:list-item>
                            <text:list-item>
                              <text:p text:style-name="P18"><text:span text:style-name="Default_20_Paragraph_20_Font"><text:span text:style-name="T7">May need drivers before/afters installation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7">Driver installation</text:span></text:span></text:p>
                          <text:list>
                            <text:list-item>
                              <text:p text:style-name="P18"><text:span text:style-name="Default_20_Paragraph_20_Font"><text:span text:style-name="T7">Check manufacturer website for updates to drivers</text:span></text:span></text:p>
                            </text:list-item>
                            <text:list-item>
                              <text:p text:style-name="P18"><text:span text:style-name="Default_20_Paragraph_20_Font"><text:span text:style-name="T7">Uninstall previews device drivers</text:span></text:span></text:p>
                            </text:list-item>
                            <text:list-item>
                              <text:p text:style-name="P18"><text:span text:style-name="Default_20_Paragraph_20_Font"><text:span text:style-name="T7">Manual installation trough windows device manager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7">Onboard vide</text:span></text:span></text:p>
                          <text:list>
                            <text:list-item>
                              <text:p text:style-name="P18"><text:span text:style-name="Default_20_Paragraph_20_Font"><text:span text:style-name="T7">Allows for use of intergrade graphics of CPU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7">Video cards</text:span></text:span></text:p>
                          <text:list>
                            <text:list-item>
                              <text:p text:style-name="P18"><text:span text:style-name="Default_20_Paragraph_20_Font"><text:span text:style-name="T7">High end video capabilities for video games, rendering, accelerator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7">Audio cards or analog/digital signals</text:span></text:span></text:p>
                        </text:list-item>
                        <text:list-item>
                          <text:p text:style-name="P18"><text:span text:style-name="Default_20_Paragraph_20_Font"><text:span text:style-name="T7">Network cards: multi port Ethernet, super high speed Ethernet</text:span></text:span></text:p>
                        </text:list-item>
                        <text:list-item>
                          <text:p text:style-name="P18"><text:span text:style-name="Default_20_Paragraph_20_Font"><text:span text:style-name="T7">USB expansion: add additional USB ports</text:span></text:span></text:p>
                        </text:list-item>
                        <text:list-item>
                          <text:p text:style-name="P18"><text:span text:style-name="Default_20_Paragraph_20_Font"><text:span text:style-name="T7">Storage cards: </text:span></text:span></text:p>
                        </text:list-item>
                        <text:list-item>
                          <text:p text:style-name="P18"><text:span text:style-name="Default_20_Paragraph_20_Font"><text:span text:style-name="T7">ESTATE: plug in external DATA drives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Default_20_Paragraph_20_Font"><text:span text:style-name="T37">3.6 Peripherals</text:span></text:span></text:p>
              <text:list>
                <text:list-item>
                  <text:p text:style-name="P18"><text:span text:style-name="Default_20_Paragraph_20_Font"><text:span text:style-name="T37">Printer</text:span></text:span></text:p>
                  <text:list>
                    <text:list-item>
                      <text:p text:style-name="P18"><text:span text:style-name="Default_20_Paragraph_20_Font"><text:span text:style-name="T37">Physical output from computer, paper documents, phots</text:span></text:span></text:p>
                    </text:list-item>
                    <text:list-item>
                      <text:p text:style-name="P18"><text:span text:style-name="Default_20_Paragraph_20_Font"><text:span text:style-name="T37">All in one. Printer, scanner, copier, fax</text:span></text:span></text:p>
                    </text:list-item>
                    <text:list-item>
                      <text:p text:style-name="P18"><text:span text:style-name="Default_20_Paragraph_20_Font"><text:span text:style-name="T37">Connects via USB, Ethernet, wife, Bluetooth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Scanner</text:span></text:span></text:p>
                  <text:list>
                    <text:list-item>
                      <text:p text:style-name="P18"><text:span text:style-name="Default_20_Paragraph_20_Font"><text:span text:style-name="T37">Take printed document into electric document</text:span></text:span></text:p>
                    </text:list-item>
                    <text:list-item>
                      <text:p text:style-name="P18"><text:span text:style-name="Default_20_Paragraph_20_Font"><text:span text:style-name="T37">Connection via wife or USB.</text:span></text:span></text:p>
                    </text:list-item>
                    <text:list-item>
                      <text:p text:style-name="P18"><text:span text:style-name="Default_20_Paragraph_20_Font"><text:span text:style-name="T37">Flatbed: can scan single sheet at a time</text:span></text:span></text:p>
                    </text:list-item>
                    <text:list-item>
                      <text:p text:style-name="P18"><text:span text:style-name="Default_20_Paragraph_20_Font"><text:span text:style-name="T37">May include automatic document feeder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Bar code/QR code reader</text:span></text:span></text:p>
                  <text:list>
                    <text:list-item>
                      <text:p text:style-name="P18"><text:span text:style-name="Default_20_Paragraph_20_Font"><text:span text:style-name="T37">Connection via USB or wife</text:span></text:span></text:p>
                    </text:list-item>
                    <text:list-item>
                      <text:p text:style-name="P18"><text:span text:style-name="Default_20_Paragraph_20_Font"><text:span text:style-name="T37">Software can be download with mobile devices for 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Display</text:span></text:span></text:p>
                  <text:list>
                    <text:list-item>
                      <text:p text:style-name="P18"><text:span text:style-name="Default_20_Paragraph_20_Font"><text:span text:style-name="T37">Output in visual form for human understanding. Many different standards.</text:span></text:span></text:p>
                    </text:list-item>
                    <text:list-item>
                      <text:p text:style-name="P18"><text:span text:style-name="Default_20_Paragraph_20_Font"><text:span text:style-name="T37">Sizes and resolution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CR Headset</text:span></text:span></text:p>
                  <text:list>
                    <text:list-item>
                      <text:p text:style-name="P18"><text:span text:style-name="Default_20_Paragraph_20_Font"><text:span text:style-name="T37">Determines what one sees. Shows only virtual world and can allow for control</text:span></text:span></text:p>
                    </text:list-item>
                    <text:list-item>
                      <text:p text:style-name="P18"><text:span text:style-name="Default_20_Paragraph_20_Font"><text:span text:style-name="T37">X,y,z axis detection</text:span></text:span></text:p>
                    </text:list-item>
                    <text:list-item>
                      <text:p text:style-name="P18"><text:span text:style-name="Default_20_Paragraph_20_Font"><text:span text:style-name="T37">Gaming, education, art, travel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Optical drive</text:span></text:span></text:p>
                  <text:list>
                    <text:list-item>
                      <text:p text:style-name="P18"><text:span text:style-name="Default_20_Paragraph_20_Font"><text:span text:style-name="T37">Read and store into optical mediums, CD, DVD, blew-ray</text:span></text:span></text:p>
                    </text:list-item>
                    <text:list-item>
                      <text:p text:style-name="P18"><text:span text:style-name="Default_20_Paragraph_20_Font"><text:span text:style-name="T37">Read only media. Common for video distribution</text:span></text:span></text:p>
                    </text:list-item>
                    <text:list-item>
                      <text:p text:style-name="P18"><text:span text:style-name="Default_20_Paragraph_20_Font"><text:span text:style-name="T37">Limited storage sizes, 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Mouse</text:span></text:span></text:p>
                  <text:list>
                    <text:list-item>
                      <text:p text:style-name="P18"><text:span text:style-name="Default_20_Paragraph_20_Font"><text:span text:style-name="T37">USB connection, PS/2 adapter. </text:span></text:span></text:p>
                    </text:list-item>
                    <text:list-item>
                      <text:p text:style-name="P18"><text:span text:style-name="Default_20_Paragraph_20_Font"><text:span text:style-name="T37">Most common is optical mice which has little moving part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Keyboard</text:span></text:span></text:p>
                  <text:list>
                    <text:list-item>
                      <text:p text:style-name="P18"><text:span text:style-name="Default_20_Paragraph_20_Font"><text:span text:style-name="T37">Connect via USB, or wireless. Special keyboards/button might require software and driver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Touch pad</text:span></text:span></text:p>
                  <text:list>
                    <text:list-item>
                      <text:p text:style-name="P18"><text:span text:style-name="Default_20_Paragraph_20_Font"><text:span text:style-name="T37">Integrated device into keyboard. Allows for mouse replacement. Does not need to move around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Signature pad</text:span></text:span></text:p>
                  <text:list>
                    <text:list-item>
                      <text:p text:style-name="P18"><text:span text:style-name="Default_20_Paragraph_20_Font"><text:span text:style-name="T37">Allows for signing with small digitizer. Conner via USB. 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Gaming</text:span></text:span></text:p>
                  <text:list>
                    <text:list-item>
                      <text:p text:style-name="P18"><text:span text:style-name="Default_20_Paragraph_20_Font"><text:span text:style-name="T37">Game pad, joystick. Use mostly 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Webcam</text:span></text:span></text:p>
                  <text:list>
                    <text:list-item>
                      <text:p text:style-name="P18"><text:span text:style-name="Default_20_Paragraph_20_Font"><text:span text:style-name="T37">Video capture. <text:s/>can also include audio and video capabilities</text:span></text:span></text:p>
                    </text:list-item>
                    <text:list-item>
                      <text:p text:style-name="P18"><text:span text:style-name="Default_20_Paragraph_20_Font"><text:span text:style-name="T37">Laptops usually have webcams built into the device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Microphone</text:span></text:span></text:p>
                  <text:list>
                    <text:list-item>
                      <text:p text:style-name="P18"><text:span text:style-name="Default_20_Paragraph_20_Font"><text:span text:style-name="T37">Usual for devices with no/insufficient microphones. USB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Speaker</text:span></text:span></text:p>
                  <text:list>
                    <text:list-item>
                      <text:p text:style-name="P18"><text:span text:style-name="Default_20_Paragraph_20_Font"><text:span text:style-name="T37">Analog output devices. Connect via YRS jacks</text:span></text:span></text:p>
                    </text:list-item>
                    <text:list-item>
                      <text:p text:style-name="P18"><text:span text:style-name="Default_20_Paragraph_20_Font"><text:span text:style-name="T37">Allows for speaker output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Headset</text:span></text:span></text:p>
                  <text:list>
                    <text:list-item>
                      <text:p text:style-name="P18"><text:span text:style-name="Default_20_Paragraph_20_Font"><text:span text:style-name="T37">Headphones and microphones</text:span></text:span></text:p>
                    </text:list-item>
                    <text:list-item>
                      <text:p text:style-name="P18"><text:span text:style-name="Default_20_Paragraph_20_Font"><text:span text:style-name="T37">Desk and mobile use</text:span></text:span></text:p>
                    </text:list-item>
                    <text:list-item>
                      <text:p text:style-name="P18"><text:span text:style-name="Default_20_Paragraph_20_Font"><text:span text:style-name="T37">Wireless/Bluetooth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Digital projectors</text:span></text:span></text:p>
                  <text:list>
                    <text:list-item>
                      <text:p text:style-name="P18"><text:span text:style-name="Default_20_Paragraph_20_Font"><text:span text:style-name="T37">Not always LCD. </text:span></text:span></text:p>
                    </text:list-item>
                    <text:list-item>
                      <text:p text:style-name="P18"><text:span text:style-name="Default_20_Paragraph_20_Font"><text:span text:style-name="T37">Metal halide lamp. Very bright but very hot. Brightness measured in mules</text:span></text:span></text:p>
                    </text:list-item>
                    <text:list-item>
                      <text:p text:style-name="P18"><text:span text:style-name="Default_20_Paragraph_20_Font"><text:span text:style-name="T37">Very expensive</text:span></text:span></text:p>
                    </text:list-item>
                    <text:list-item>
                      <text:p text:style-name="P18"><text:span text:style-name="Default_20_Paragraph_20_Font"><text:span text:style-name="T37">Always let bulbs cool. Fans will run after shutting off.\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External storage </text:span></text:span></text:p>
                  <text:list>
                    <text:list-item>
                      <text:p text:style-name="P18"><text:span text:style-name="Default_20_Paragraph_20_Font"><text:span text:style-name="T37">Small devices that connects to computer that have portable storage</text:span></text:span></text:p>
                    </text:list-item>
                    <text:list-item>
                      <text:p text:style-name="P18"><text:span text:style-name="Default_20_Paragraph_20_Font"><text:span text:style-name="T37">Many different connectivity</text:span></text:span></text:p>
                    </text:list-item>
                    <text:list-item>
                      <text:p text:style-name="P18"><text:span text:style-name="Default_20_Paragraph_20_Font"><text:span text:style-name="T37">Very mobile, can be security concern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K</text:span></text:span><text:span text:style-name="Default_20_Paragraph_20_Font"><text:span text:style-name="T38">V</text:span></text:span><text:span text:style-name="Default_20_Paragraph_20_Font"><text:span text:style-name="T37">M </text:span></text:span><text:span text:style-name="Default_20_Paragraph_20_Font"><text:span text:style-name="T38">switch</text:span></text:span></text:p>
                  <text:list>
                    <text:list-item>
                      <text:p text:style-name="P18"><text:span text:style-name="Default_20_Paragraph_20_Font"><text:span text:style-name="T37">Keyboard video and mouse. Use many computers with single keyboard. 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Magnetic reader</text:span></text:span></text:p>
                  <text:list>
                    <text:list-item>
                      <text:p text:style-name="P18"><text:span text:style-name="Default_20_Paragraph_20_Font"><text:span text:style-name="T37">Point of sale terminal</text:span></text:span></text:p>
                    </text:list-item>
                    <text:list-item>
                      <text:p text:style-name="P18"><text:span text:style-name="Default_20_Paragraph_20_Font"><text:span text:style-name="T37">Method of payment. Integrated circuit built into credit card</text:span></text:span></text:p>
                    </text:list-item>
                    <text:list-item>
                      <text:p text:style-name="P18"><text:span text:style-name="Default_20_Paragraph_20_Font"><text:span text:style-name="T37">Magnetic strip reader to slide down</text:span></text:span></text:p>
                    </text:list-item>
                    <text:list-item>
                      <text:p text:style-name="P18"><text:span text:style-name="Default_20_Paragraph_20_Font"><text:span text:style-name="T37">Reader is USB connected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NFC</text:span></text:span></text:p>
                  <text:list>
                    <text:list-item>
                      <text:p text:style-name="P18"><text:span text:style-name="Default_20_Paragraph_20_Font"><text:span text:style-name="T37">Mobile device payment method built into many devices</text:span></text:span></text:p>
                    </text:list-item>
                    <text:list-item>
                      <text:p text:style-name="P18"><text:span text:style-name="Default_20_Paragraph_20_Font"><text:span text:style-name="T37">Con tactless payment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Smart card reader</text:span></text:span></text:p>
                  <text:list>
                    <text:list-item>
                      <text:p text:style-name="P18"><text:span text:style-name="Default_20_Paragraph_20_Font"><text:span text:style-name="T37">Embedded circuitry</text:span></text:span></text:p>
                    </text:list-item>
                    <text:list-item>
                      <text:p text:style-name="P18"><text:span text:style-name="Default_20_Paragraph_20_Font"><text:span text:style-name="T37">Useful form of authentication, username, password, smart card</text:span></text:span></text:p>
                    </text:list-item>
                    <text:list-item>
                      <text:p text:style-name="P18"><text:span text:style-name="Default_20_Paragraph_20_Font"><text:span text:style-name="T37">Can be built in or external via USB</text:span>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Default_20_Paragraph_20_Font"><text:span text:style-name="T37">3.7 Computer Power</text:span></text:span></text:p>
              <text:list>
                <text:list-item>
                  <text:p text:style-name="P18"><text:span text:style-name="Default_20_Paragraph_20_Font"><text:span text:style-name="T37">ALWAYS DISCONNECT FROM POWER SOURCE WHEN SERVICING DEVICE</text:span></text:span></text:p>
                </text:list-item>
                <text:list-item>
                  <text:p text:style-name="P18"><text:span text:style-name="Default_20_Paragraph_20_Font"><text:span text:style-name="T37">SOME DEVICES STORE CHARGE IN CAPACITORS. DISCHARGE THEM</text:span></text:span></text:p>
                </text:list-item>
                <text:list-item>
                  <text:p text:style-name="P18"><text:span text:style-name="Default_20_Paragraph_20_Font"><text:span text:style-name="T37">Power supply</text:span></text:span></text:p>
                  <text:list>
                    <text:list-item>
                      <text:p text:style-name="P18"><text:span text:style-name="Default_20_Paragraph_20_Font"><text:span text:style-name="T37">Pc uses DC power to do things. Supply converts AC power to DC</text:span></text:span></text:p>
                    </text:list-item>
                    <text:list-item>
                      <text:p text:style-name="P18"><text:span text:style-name="Default_20_Paragraph_20_Font"><text:span text:style-name="T37">Important component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45">Amp and Volt</text:span></text:span></text:p>
                  <text:list>
                    <text:list-item>
                      <text:p text:style-name="P18"><text:span text:style-name="Default_20_Paragraph_20_Font"><text:span text:style-name="T45">Ampere: the rate of electron flow past point in one second</text:span></text:span></text:p>
                    </text:list-item>
                    <text:list-item>
                      <text:p text:style-name="P18"><text:span text:style-name="Default_20_Paragraph_20_Font"><text:span text:style-name="T45">Voltage: electrical pressure of electrons</text:span></text:span></text:p>
                    </text:list-item>
                    <text:list-item>
                      <text:p text:style-name="P18"><text:span text:style-name="Default_20_Paragraph_20_Font"><text:span text:style-name="T45">Watts: measurement of real power sewage</text:span></text:span></text:p>
                    </text:list-item>
                    <text:list-item>
                      <text:p text:style-name="P18"><text:span text:style-name="Default_20_Paragraph_20_Font"><text:span text:style-name="T45">Volts * amps = watt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Current</text:span></text:span></text:p>
                  <text:list>
                    <text:list-item>
                      <text:p text:style-name="P18"><text:span text:style-name="Default_20_Paragraph_20_Font"><text:span text:style-name="T37">AC power</text:span></text:span></text:p>
                      <text:list>
                        <text:list-item>
                          <text:p text:style-name="P18"><text:span text:style-name="Default_20_Paragraph_20_Font"><text:span text:style-name="T37">direction of current constantly reverses. Distributes electricity over long distances</text:span></text:span></text:p>
                        </text:list-item>
                        <text:list-item>
                          <text:p text:style-name="P18"><text:span text:style-name="Default_20_Paragraph_20_Font"><text:span text:style-name="T37">Frequency varies per country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37">DC power</text:span></text:span></text:p>
                      <text:list>
                        <text:list-item>
                          <text:p text:style-name="P18"><text:span text:style-name="Default_20_Paragraph_20_Font"><text:span text:style-name="T37">Current moves in one direction with constant voltage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37">Dual voyage power supply can manually switch between different volts. Measure with multimeter</text:span></text:span></text:p>
                    </text:list-item>
                    <text:list-item>
                      <text:p text:style-name="P18"><text:span text:style-name="Default_20_Paragraph_20_Font"><text:span text:style-name="T37">Auto-switching will do this automatically. Do </text:span></text:span></text:p>
                    </text:list-item>
                    <text:list-item>
                      <text:p text:style-name="P18"><text:span text:style-name="Default_20_Paragraph_20_Font"><text:span text:style-name="T37">Do not connect 115v power supply to 215v outlet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24-pin mono power</text:span></text:span></text:p>
                  <text:list>
                    <text:list-item>
                      <text:p text:style-name="P18"><text:span text:style-name="Default_20_Paragraph_20_Font"><text:span text:style-name="T37">Main mono power: </text:span></text:span></text:p>
                    </text:list-item>
                    <text:list-item>
                      <text:p text:style-name="P18"><text:span text:style-name="Default_20_Paragraph_20_Font"><text:span text:style-name="T37">20 pin was original TAX standard. </text:span></text:span></text:p>
                    </text:list-item>
                    <text:list-item>
                      <text:p text:style-name="P18"><text:span text:style-name="Default_20_Paragraph_20_Font"><text:span text:style-name="T37">You can connect 24 pin connector to 20 pin motherboard</text:span></text:span></text:p>
                    </text:list-item>
                    <text:list-item>
                      <text:p text:style-name="P18"><text:span text:style-name="Default_20_Paragraph_20_Font"><text:span text:style-name="T37">Some keys in motherboard to allow for connection only one way</text:span></text:span></text:p>
                    </text:list-item>
                    <text:list-item>
                      <text:p text:style-name="P18"><text:span text:style-name="Default_20_Paragraph_20_Font"><text:span text:style-name="T37">Use as little as force necessary to connect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Power supply output</text:span></text:span></text:p>
                  <text:list>
                    <text:list-item>
                      <text:p text:style-name="P18"><text:span text:style-name="Default_20_Paragraph_20_Font"><text:span text:style-name="T37">Different voltages for different components</text:span></text:span></text:p>
                    </text:list-item>
                    <text:list-item>
                      <text:p text:style-name="P18"><text:span text:style-name="Default_20_Paragraph_20_Font"><text:span text:style-name="T37">Positive or negative voltage is difference in potential using electrical ground as common reference point</text:span></text:span></text:p>
                    </text:list-item>
                    <text:list-item>
                      <text:p text:style-name="P18"><text:span text:style-name="Default_20_Paragraph_20_Font"><text:span text:style-name="T37">Constant power supply</text:span></text:span></text:p>
                    </text:list-item>
                    <text:list-item>
                      <text:p text:style-name="P18"><text:span text:style-name="Default_20_Paragraph_20_Font"><text:span text:style-name="T37">+12v pice adapters, hard drive motors, collying. fans,</text:span></text:span></text:p>
                    </text:list-item>
                    <text:list-item>
                      <text:p text:style-name="P18"><text:span text:style-name="Default_20_Paragraph_20_Font"><text:span text:style-name="T37">+5v motherboard components</text:span></text:span></text:p>
                    </text:list-item>
                    <text:list-item>
                      <text:p text:style-name="P18"><text:span text:style-name="Default_20_Paragraph_20_Font"><text:span text:style-name="T37">+3.3v m.2 slots, RAM slots, motherboard logic circuit </text:span></text:span></text:p>
                    </text:list-item>
                    <text:list-item>
                      <text:p text:style-name="P18"><text:span text:style-name="Default_20_Paragraph_20_Font"><text:span text:style-name="T37">-12v integrated LAN, serial ports</text:span></text:span></text:p>
                    </text:list-item>
                    <text:list-item>
                      <text:p text:style-name="P18"><text:span text:style-name="Default_20_Paragraph_20_Font"><text:span text:style-name="T37">-5v available for IS adapters, most cards didn’t use it. Modern PS don’t have thi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Sizing power supply</text:span></text:span></text:p>
                  <text:list>
                    <text:list-item>
                      <text:p text:style-name="P18"><text:span text:style-name="Default_20_Paragraph_20_Font"><text:span text:style-name="T37">Power supplies rated by Wat Ts</text:span></text:span></text:p>
                    </text:list-item>
                    <text:list-item>
                      <text:p text:style-name="P18"><text:span text:style-name="Default_20_Paragraph_20_Font"><text:span text:style-name="T37">Size depends on usage case</text:span></text:span></text:p>
                    </text:list-item>
                    <text:list-item>
                      <text:p text:style-name="P18"><text:span text:style-name="Default_20_Paragraph_20_Font"><text:span text:style-name="T37">Physical is relatively standard. Propriety sizes used for p</text:span></text:span><text:span text:style-name="Default_20_Paragraph_20_Font"><text:span text:style-name="T39">re</text:span></text:span><text:span text:style-name="Default_20_Paragraph_20_Font"><text:span text:style-name="T37">-builts</text:span></text:span></text:p>
                    </text:list-item>
                    <text:list-item>
                      <text:p text:style-name="P18"><text:span text:style-name="Default_20_Paragraph_20_Font"><text:span text:style-name="T37">Calculate the watts required for all the components</text:span></text:span></text:p>
                    </text:list-item>
                    <text:list-item>
                      <text:p text:style-name="P18"><text:span text:style-name="Default_20_Paragraph_20_Font"><text:span text:style-name="T37">Video radiators are usually biggest power draw. </text:span></text:span></text:p>
                    </text:list-item>
                    <text:list-item>
                      <text:p text:style-name="P18"><text:span text:style-name="Default_20_Paragraph_20_Font"><text:span text:style-name="T37">50% capacity good rule of thumb</text:span>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Default_20_Paragraph_20_Font"><text:span text:style-name="T37">3.8 Custom Computer Systems</text:span></text:span></text:p>
              <text:list>
                <text:list-item>
                  <text:p text:style-name="P18"><text:span text:style-name="Default_20_Paragraph_20_Font"><text:span text:style-name="T37">Graphics works station</text:span></text:span></text:p>
                  <text:list>
                    <text:list-item>
                      <text:p text:style-name="P18"><text:span text:style-name="Default_20_Paragraph_20_Font"><text:span text:style-name="T37">CAD, CAM</text:span></text:span></text:p>
                    </text:list-item>
                    <text:list-item>
                      <text:p text:style-name="P18"><text:span text:style-name="Default_20_Paragraph_20_Font"><text:span text:style-name="T37">SAD high speed storage</text:span></text:span></text:p>
                    </text:list-item>
                    <text:list-item>
                      <text:p text:style-name="P18"><text:span text:style-name="Default_20_Paragraph_20_Font"><text:span text:style-name="T37">High end video</text:span></text:span></text:p>
                    </text:list-item>
                    <text:list-item>
                      <text:p text:style-name="P18"><text:span text:style-name="Default_20_Paragraph_20_Font"><text:span text:style-name="T37">Maximin RAM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Audio/video editing</text:span></text:span></text:p>
                  <text:list>
                    <text:list-item>
                      <text:p text:style-name="P18"><text:span text:style-name="Default_20_Paragraph_20_Font"><text:span text:style-name="T37">Specialized audio and video, HQ audio, powerful video</text:span></text:span></text:p>
                    </text:list-item>
                    <text:list-item>
                      <text:p text:style-name="P18"><text:span text:style-name="Default_20_Paragraph_20_Font"><text:span text:style-name="T37">Large fast hard drive SAD</text:span></text:span></text:p>
                    </text:list-item>
                    <text:list-item>
                      <text:p text:style-name="P18"><text:span text:style-name="Default_20_Paragraph_20_Font"><text:span text:style-name="T37">Dual monitor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Virtualization</text:span></text:span></text:p>
                  <text:list>
                    <text:list-item>
                      <text:p text:style-name="P18"><text:span text:style-name="Default_20_Paragraph_20_Font"><text:span text:style-name="T37">Maximin RAM. </text:span></text:span></text:p>
                    </text:list-item>
                    <text:list-item>
                      <text:p text:style-name="P18"><text:span text:style-name="Default_20_Paragraph_20_Font"><text:span text:style-name="T37">Maximin CPU cores. Constant processe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Gaming PC</text:span></text:span></text:p>
                  <text:list>
                    <text:list-item>
                      <text:p text:style-name="P18"><text:span text:style-name="Default_20_Paragraph_20_Font"><text:span text:style-name="T37">SAD storage</text:span></text:span></text:p>
                    </text:list-item>
                    <text:list-item>
                      <text:p text:style-name="P18"><text:span text:style-name="Default_20_Paragraph_20_Font"><text:span text:style-name="T37">High end video/ socialized GPU</text:span></text:span></text:p>
                    </text:list-item>
                    <text:list-item>
                      <text:p text:style-name="P18"><text:span text:style-name="Default_20_Paragraph_20_Font"><text:span text:style-name="T37">High definition sound card</text:span></text:span></text:p>
                    </text:list-item>
                    <text:list-item>
                      <text:p text:style-name="P18"><text:span text:style-name="Default_20_Paragraph_20_Font"><text:span text:style-name="T37">High end cool: high utilization for long time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ANS</text:span></text:span></text:p>
                  <text:list>
                    <text:list-item>
                      <text:p text:style-name="P18"><text:span text:style-name="Default_20_Paragraph_20_Font"><text:span text:style-name="T37">Connect to network and can be accessed from anywhere in network</text:span></text:span></text:p>
                    </text:list-item>
                    <text:list-item>
                      <text:p text:style-name="P18"><text:span text:style-name="Default_20_Paragraph_20_Font"><text:span text:style-name="T37">File sharing/media streaming</text:span></text:span></text:p>
                    </text:list-item>
                    <text:list-item>
                      <text:p text:style-name="P18"><text:span text:style-name="Default_20_Paragraph_20_Font"><text:span text:style-name="T37">Gigabit INC for fastest transfer</text:span></text:span></text:p>
                    </text:list-item>
                    <text:list-item>
                      <text:p text:style-name="P18"><text:span text:style-name="Default_20_Paragraph_20_Font"><text:span text:style-name="T37">RAID array, redundant HDD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Standard thick client</text:span></text:span></text:p>
                  <text:list>
                    <text:list-item>
                      <text:p text:style-name="P18"><text:span text:style-name="Default_20_Paragraph_20_Font"><text:span text:style-name="T37">Desktop application load from local storage and run on local CPU</text:span></text:span></text:p>
                    </text:list-item>
                    <text:list-item>
                      <text:p text:style-name="P18"><text:span text:style-name="Default_20_Paragraph_20_Font"><text:span text:style-name="T37">Meets recommend requirements for O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Thin client</text:span></text:span></text:p>
                  <text:list>
                    <text:list-item>
                      <text:p text:style-name="P18"><text:span text:style-name="Default_20_Paragraph_20_Font"><text:span text:style-name="T37">Applications are executed on remote server</text:span></text:span></text:p>
                    </text:list-item>
                    <text:list-item>
                      <text:p text:style-name="P18"><text:span text:style-name="Default_20_Paragraph_20_Font"><text:span text:style-name="T37">Virtual desktop device</text:span></text:span></text:p>
                    </text:list-item>
                    <text:list-item>
                      <text:p text:style-name="P18"><text:span text:style-name="Default_20_Paragraph_20_Font"><text:span text:style-name="T37">Local devices is keyboard, mouse screen</text:span></text:span></text:p>
                    </text:list-item>
                    <text:list-item>
                      <text:p text:style-name="P18"><text:span text:style-name="Default_20_Paragraph_20_Font"><text:span text:style-name="T37">No huge memory and CPU needs.</text:span></text:span></text:p>
                    </text:list-item>
                    <text:list-item>
                      <text:p text:style-name="P18"><text:span text:style-name="Default_20_Paragraph_20_Font"><text:span text:style-name="T37">Solid network connection</text:span>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Default_20_Paragraph_20_Font"><text:span text:style-name="T37">3.9 Common Devices</text:span></text:span></text:p>
              <text:list>
                <text:list-item>
                  <text:p text:style-name="P18"><text:span text:style-name="Default_20_Paragraph_20_Font"><text:span text:style-name="T37">Thin client</text:span></text:span></text:p>
                  <text:list>
                    <text:list-item>
                      <text:p text:style-name="P18"><text:span text:style-name="Default_20_Paragraph_20_Font"><text:span text:style-name="T37">Very little configurations, provides connection to server where real work is done</text:span></text:span></text:p>
                    </text:list-item>
                    <text:list-item>
                      <text:p text:style-name="P18"><text:span text:style-name="Default_20_Paragraph_20_Font"><text:span text:style-name="T37">Minimum client configuration, little maintenance. required</text:span></text:span></text:p>
                    </text:list-item>
                    <text:list-item>
                      <text:p text:style-name="P18"><text:span text:style-name="Default_20_Paragraph_20_Font"><text:span text:style-name="T37">Minimal O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Thick client</text:span></text:span></text:p>
                  <text:list>
                    <text:list-item>
                      <text:p text:style-name="P18"><text:span text:style-name="Default_20_Paragraph_20_Font"><text:span text:style-name="T37">Traditional computers with all the requirements</text:span></text:span></text:p>
                    </text:list-item>
                    <text:list-item>
                      <text:p text:style-name="P18"><text:span text:style-name="Default_20_Paragraph_20_Font"><text:span text:style-name="T37">Local resources are used, OS, drivers, applications</text:span></text:span></text:p>
                    </text:list-item>
                    <text:list-item>
                      <text:p text:style-name="P18"><text:span text:style-name="Default_20_Paragraph_20_Font"><text:span text:style-name="T37">Ongoing support, security patches, OS system update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Account setup</text:span></text:span></text:p>
                  <text:list>
                    <text:list-item>
                      <text:p text:style-name="P18"><text:span text:style-name="Default_20_Paragraph_20_Font"><text:span text:style-name="T37">Centralized account management. </text:span></text:span></text:p>
                    </text:list-item>
                    <text:list-item>
                      <text:p text:style-name="P18"><text:span text:style-name="Default_20_Paragraph_20_Font"><text:span text:style-name="T37">Microsoft Active directory</text:span></text:span></text:p>
                    </text:list-item>
                    <text:list-item>
                      <text:p text:style-name="P18"><text:span text:style-name="Default_20_Paragraph_20_Font"><text:span text:style-name="T37">Thin client requires no local permissions required. </text:span></text:span></text:p>
                    </text:list-item>
                    <text:list-item>
                      <text:p text:style-name="P18"><text:span text:style-name="Default_20_Paragraph_20_Font"><text:span text:style-name="T37">Thick client the device needs to be added to Microsoft domain. User authentication to gain access to thick client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Laptop</text:span></text:span></text:p>
                  <text:list>
                    <text:list-item>
                      <text:p text:style-name="P18"><text:span text:style-name="Default_20_Paragraph_20_Font"><text:span text:style-name="T37">Thick client that moves. Add additional administrative covers</text:span></text:span></text:p>
                    </text:list-item>
                    <text:list-item>
                      <text:p text:style-name="P18"><text:span text:style-name="Default_20_Paragraph_20_Font"><text:span text:style-name="T37">Touch pad configuration</text:span></text:span></text:p>
                    </text:list-item>
                    <text:list-item>
                      <text:p text:style-name="P18"><text:span text:style-name="Default_20_Paragraph_20_Font"><text:span text:style-name="T37">Synchronization and backup. Cloud based or local drive</text:span></text:span></text:p>
                    </text:list-item>
                    <text:list-item>
                      <text:p text:style-name="P18"><text:span text:style-name="Default_20_Paragraph_20_Font"><text:span text:style-name="T37">Wireless connections mobility in office and elsewhere</text:span></text:span></text:p>
                    </text:list-item>
                    <text:list-item>
                      <text:p text:style-name="P18"><text:span text:style-name="Default_20_Paragraph_20_Font"><text:span text:style-name="T37">VAN connectivity, local drive encryptions.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Phone/Tablets</text:span></text:span></text:p>
                  <text:list>
                    <text:list-item>
                      <text:p text:style-name="P18"><text:span text:style-name="Default_20_Paragraph_20_Font"><text:span text:style-name="T37">Mobile device management. </text:span></text:span></text:p>
                    </text:list-item>
                    <text:list-item>
                      <text:p text:style-name="P18"><text:span text:style-name="Default_20_Paragraph_20_Font"><text:span text:style-name="T37">Touchscreen configuration. Lock codes and biometrics</text:span></text:span></text:p>
                    </text:list-item>
                    <text:list-item>
                      <text:p text:style-name="P18"><text:span text:style-name="Default_20_Paragraph_20_Font"><text:span text:style-name="T37">Applications installations set by policy and requirements</text:span></text:span></text:p>
                    </text:list-item>
                    <text:list-item>
                      <text:p text:style-name="P18"><text:span text:style-name="Default_20_Paragraph_20_Font"><text:span text:style-name="T37">Synchronizations and backup</text:span></text:span></text:p>
                    </text:list-item>
                    <text:list-item>
                      <text:p text:style-name="P18"><text:span text:style-name="Default_20_Paragraph_20_Font"><text:span text:style-name="T37">LPNs and wireless connections</text:span>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Default_20_Paragraph_20_Font"><text:span text:style-name="T37">3.10 Multifunction Devices</text:span></text:span></text:p>
              <text:list>
                <text:list-item>
                  <text:p text:style-name="P18"><text:span text:style-name="Default_20_Paragraph_20_Font"><text:span text:style-name="T37">SOHO</text:span></text:span></text:p>
                  <text:list>
                    <text:list-item>
                      <text:p text:style-name="P18"><text:span text:style-name="Default_20_Paragraph_20_Font"><text:span text:style-name="T37">Small office home office</text:span></text:span></text:p>
                    </text:list-item>
                    <text:list-item>
                      <text:p text:style-name="P18"><text:span text:style-name="Default_20_Paragraph_20_Font"><text:span text:style-name="T37">Multifunction dices: Printer, scanner, fax, network connection, phone line connection, print from the web</text:span></text:span></text:p>
                    </text:list-item>
                    <text:list-item>
                      <text:p text:style-name="P23">Printer drives are specific to printer model. For Model, OS, and current version of OS for the drivers. 32 bit vs 64 bit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Duplex</text:span></text:span></text:p>
                  <text:list>
                    <text:list-item>
                      <text:p text:style-name="P18"><text:span text:style-name="Default_20_Paragraph_20_Font"><text:span text:style-name="T37">Printing ob both sides of pages to manually flip the paper. 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Collate</text:span></text:span></text:p>
                  <text:list>
                    <text:list-item>
                      <text:p text:style-name="P18"><text:span text:style-name="Default_20_Paragraph_20_Font"><text:span text:style-name="T37">Print multiple copies in proper order. Useful for large documents</text:span></text:span></text:p>
                    </text:list-item>
                    <text:list-item>
                      <text:p text:style-name="P18"><text:span text:style-name="Default_20_Paragraph_20_Font"><text:span text:style-name="T37">Non: 1,1,1,1,2,2,2,3,</text:span></text:span></text:p>
                    </text:list-item>
                    <text:list-item>
                      <text:p text:style-name="P18"><text:span text:style-name="Default_20_Paragraph_20_Font"><text:span text:style-name="T37">1,2,3,4,1,2,3,4,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Configuration</text:span></text:span></text:p>
                  <text:list>
                    <text:list-item>
                      <text:p text:style-name="P18"><text:span text:style-name="Default_20_Paragraph_20_Font"><text:span text:style-name="T37">Portrait vs landscape. <text:s/>printer compensates. Quality for resolution, color, Grey scale and color saving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Wired device</text:span></text:span></text:p>
                  <text:list>
                    <text:list-item>
                      <text:p text:style-name="P18"><text:span text:style-name="Default_20_Paragraph_20_Font"><text:span text:style-name="T37">USB connection. Type b is most common. </text:span></text:span></text:p>
                    </text:list-item>
                    <text:list-item>
                      <text:p text:style-name="P23">Can use JR 54, serial, VGA</text:p>
                    </text:list-item>
                    <text:list-item>
                      <text:p text:style-name="P18"><text:span text:style-name="Default_20_Paragraph_20_Font"><text:span text:style-name="T37">Db-25 parallel connection.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Wireless device sharing</text:span></text:span></text:p>
                  <text:list>
                    <text:list-item>
                      <text:p text:style-name="P18"><text:span text:style-name="Default_20_Paragraph_20_Font"><text:span text:style-name="T37">Bluetooth, limited range. Perfect for SOHO</text:span></text:span></text:p>
                    </text:list-item>
                    <text:list-item>
                      <text:p text:style-name="P18"><text:span text:style-name="Default_20_Paragraph_20_Font"><text:span text:style-name="T37">WiFi 802.11 via the access point: infrastructure mode</text:span></text:span></text:p>
                    </text:list-item>
                    <text:list-item>
                      <text:p text:style-name="P18"><text:span text:style-name="Default_20_Paragraph_20_Font"><text:span text:style-name="T37">Ad hic mode has not access point direct link between wireless device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Device sharing</text:span></text:span></text:p>
                  <text:list>
                    <text:list-item>
                      <text:p text:style-name="P18"><text:span text:style-name="Default_20_Paragraph_20_Font"><text:span text:style-name="T37">Integrated print server, prints directly to the printer. Jobs are queued on printer. </text:span></text:span></text:p>
                    </text:list-item>
                    <text:list-item>
                      <text:p text:style-name="P18"><text:span text:style-name="Default_20_Paragraph_20_Font"><text:span text:style-name="T37">Web based front end and client utility</text:span></text:span></text:p>
                    </text:list-item>
                    <text:list-item>
                      <text:p text:style-name="P18"><text:span text:style-name="Default_20_Paragraph_20_Font"><text:span text:style-name="T37">Cloud printing to send print jobs to printer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Sharing OS</text:span></text:span></text:p>
                  <text:list>
                    <text:list-item>
                      <text:p text:style-name="P18"><text:span text:style-name="Default_20_Paragraph_20_Font"><text:span text:style-name="T37">Via network ports and IP address to identify the printer cor configurations</text:span></text:span></text:p>
                    </text:list-item>
                    <text:list-item>
                      <text:p text:style-name="P18"><text:span text:style-name="Default_20_Paragraph_20_Font"><text:span text:style-name="T37">Bonjour is for apple and </text:span></text:span><text:span text:style-name="Default_20_Paragraph_20_Font"><text:span text:style-name="T40">a</text:span></text:span><text:span text:style-name="Default_20_Paragraph_20_Font"><text:span text:style-name="T37">llows for discovery of printers in LAN</text:span></text:span></text:p>
                    </text:list-item>
                    <text:list-item>
                      <text:p text:style-name="P18"><text:span text:style-name="Default_20_Paragraph_20_Font"><text:span text:style-name="T37">Air print allows for printing from iOS devices</text:span></text:span></text:p>
                    </text:list-item>
                  </text:list>
                </text:list-item>
                <text:list-item>
                  <text:p text:style-name="P18"><text:span text:style-name="Default_20_Paragraph_20_Font"><text:span text:style-name="T37">Printer data privacy</text:span></text:span></text:p>
                  <text:list>
                    <text:list-item>
                      <text:p text:style-name="P18"><text:span text:style-name="Default_20_Paragraph_20_Font"><text:span text:style-name="T37">Everyone can print but restricted management</text:span></text:span></text:p>
                    </text:list-item>
                    <text:list-item>
                      <text:p text:style-name="P18"><text:span text:style-name="Default_20_Paragraph_20_Font"><text:span text:style-name="T37">Set rights and permissions</text:span></text:span></text:p>
                    </text:list-item>
                    <text:list-item>
                      <text:p text:style-name="P18"><text:span text:style-name="Default_20_Paragraph_20_Font"><text:span text:style-name="T37">Print and scan caching. Spool file and caching until print job is at top of queue</text:span>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Default_20_Paragraph_20_Font"><text:span text:style-name="T37">3.11 Printers</text:span></text:span></text:p>
              <text:list>
                <text:list-item>
                  <text:p text:style-name="P18"><text:span text:style-name="Default_20_Paragraph_20_Font"><text:span text:style-name="T37">Laser printers </text:span></text:span></text:p>
                  <text:list>
                    <text:list-item>
                      <text:p text:style-name="P18"><text:span text:style-name="Default_20_Paragraph_20_Font"><text:span text:style-name="T37">functionality</text:span></text:span></text:p>
                      <text:list>
                        <text:list-item>
                          <text:p text:style-name="P18"><text:span text:style-name="Default_20_Paragraph_20_Font"><text:span text:style-name="T37">Combine laser, charged ions, powdered ink, heat and paper</text:span></text:span></text:p>
                        </text:list-item>
                        <text:list-item>
                          <text:p text:style-name="P18"><text:span text:style-name="Default_20_Paragraph_20_Font"><text:span text:style-name="T37">Very high quality and fast printing speeds</text:span></text:span></text:p>
                        </text:list-item>
                        <text:list-item>
                          <text:p text:style-name="P18"><text:span text:style-name="Default_20_Paragraph_20_Font"><text:span text:style-name="T37">Very complex many different parts that can break</text:span></text:span></text:p>
                        </text:list-item>
                        <text:list-item>
                          <text:p text:style-name="P18"><text:span text:style-name="Default_20_Paragraph_20_Font"><text:span text:style-name="T37">Cost more due to more printer memory </text:span></text:span></text:p>
                        </text:list-item>
                        <text:list-item>
                          <text:p text:style-name="P18"><text:span text:style-name="Default_20_Paragraph_20_Font"><text:span text:style-name="T37">Imagin</text:span></text:span><text:span text:style-name="Default_20_Paragraph_20_Font"><text:span text:style-name="T41">g</text:span></text:span><text:span text:style-name="Default_20_Paragraph_20_Font"><text:span text:style-name="T37"> drum</text:span></text:span></text:p>
                          <text:list>
                            <text:list-item>
                              <text:p text:style-name="P18"><text:span text:style-name="Default_20_Paragraph_20_Font"><text:span text:style-name="T37">Image is drawn into photosensitive drum. Picks up toners to transfer toner to paper</text:span></text:span></text:p>
                            </text:list-item>
                            <text:list-item>
                              <text:p text:style-name="P18"><text:span text:style-name="Default_20_Paragraph_20_Font"><text:span text:style-name="T37">Fuser assembly to apply heat and pressure to melting toner into page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37">Transfer belt and roller. Cyan, yellow magenta and black</text:span></text:span></text:p>
                          <text:list>
                            <text:list-item>
                              <text:p text:style-name="P18"><text:span text:style-name="Default_20_Paragraph_20_Font"><text:span text:style-name="T37">Is transferred into the paper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37">Pickup rollers to pickup paper. Should be single page at a time. </text:span></text:span></text:p>
                        </text:list-item>
                        <text:list-item>
                          <text:p text:style-name="P18"><text:span text:style-name="Default_20_Paragraph_20_Font"><text:span text:style-name="T37">Should be periodically cleaned and maintained</text:span></text:span></text:p>
                        </text:list-item>
                        <text:list-item>
                          <text:p text:style-name="P18"><text:span text:style-name="Default_20_Paragraph_20_Font"><text:span text:style-name="T37">Separation pad: pull just the top sheet from the paper tray. Small and inexpensive</text:span></text:span></text:p>
                        </text:list-item>
                        <text:list-item>
                          <text:p text:style-name="P18"><text:span text:style-name="Default_20_Paragraph_20_Font"><text:span text:style-name="T37">Duplexing assembly: allows to print on both sides of paper. Two step process</text:span></text:span></text:p>
                        </text:list-item>
                        <text:list-item>
                          <text:p text:style-name="P18"><text:span text:style-name="Default_20_Paragraph_20_Font"><text:span text:style-name="T37">Steps</text:span></text:span></text:p>
                          <text:list>
                            <text:list-item>
                              <text:p text:style-name="P18"><text:span text:style-name="Default_20_Paragraph_20_Font"><text:span text:style-name="T37">Processing: print jobs are sent into memory. How to print paper is processed. Must be rendered in memory</text:span></text:span></text:p>
                            </text:list-item>
                            <text:list-item>
                              <text:p text:style-name="P18"><text:span text:style-name="Default_20_Paragraph_20_Font"><text:span text:style-name="T37">Charging: charge drum with negative ions. </text:span></text:span></text:p>
                            </text:list-item>
                            <text:list-item>
                              <text:p text:style-name="P18"><text:span text:style-name="Default_20_Paragraph_20_Font"><text:span text:style-name="T37">Exposing: use laser to print image on drum</text:span></text:span></text:p>
                            </text:list-item>
                            <text:list-item>
                              <text:p text:style-name="P18"><text:span text:style-name="Default_20_Paragraph_20_Font"><text:span text:style-name="T37">Developing: toner get into neutralized sections. </text:span></text:span></text:p>
                            </text:list-item>
                            <text:list-item>
                              <text:p text:style-name="P18"><text:span text:style-name="Default_20_Paragraph_20_Font"><text:span text:style-name="T37">Transferring: transfer toner to page.</text:span></text:span></text:p>
                            </text:list-item>
                            <text:list-item>
                              <text:p text:style-name="P18"><text:span text:style-name="Default_20_Paragraph_20_Font"><text:span text:style-name="T37">Fusing: heat and pressure to melt toner and fuse to paper</text:span></text:span></text:p>
                            </text:list-item>
                            <text:list-item>
                              <text:p text:style-name="P18"><text:span text:style-name="Default_20_Paragraph_20_Font"><text:span text:style-name="T37">Cleaning: clean toner off toner</text:span>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37">Maintenance</text:span></text:span></text:p>
                      <text:list>
                        <text:list-item>
                          <text:p text:style-name="P18"><text:span text:style-name="Default_20_Paragraph_20_Font"><text:span text:style-name="T37">Replace the toner cartridge: look for messages.</text:span></text:span></text:p>
                          <text:list>
                            <text:list-item>
                              <text:p text:style-name="P18"><text:span text:style-name="Default_20_Paragraph_20_Font"><text:span text:style-name="T37">OPC drum is photo sensitive. Keep in bag</text:span></text:span></text:p>
                            </text:list-item>
                            <text:list-item>
                              <text:p text:style-name="P18"><text:span text:style-name="Default_20_Paragraph_20_Font"><text:span text:style-name="T37">Remove packing strips fro new drum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37">Maintenance kit</text:span></text:span></text:p>
                          <text:list>
                            <text:list-item>
                              <text:p text:style-name="P18"><text:span text:style-name="Default_20_Paragraph_20_Font"><text:span text:style-name="T37">Moving parts have heat and pressure. Swap out all the moving parts</text:span></text:span></text:p>
                            </text:list-item>
                            <text:list-item>
                              <text:p text:style-name="P18"><text:span text:style-name="Default_20_Paragraph_20_Font"><text:span text:style-name="T37">Manufacturers provided maintenance kits</text:span></text:span></text:p>
                            </text:list-item>
                            <text:list-item>
                              <text:p text:style-name="P18"><text:span text:style-name="Default_20_Paragraph_20_Font"><text:span text:style-name="T37">Page counter allows for scheduling to maintenance. </text:span></text:span></text:p>
                            </text:list-item>
                            <text:list-item>
                              <text:p text:style-name="P18"><text:span text:style-name="Default_20_Paragraph_20_Font"><text:span text:style-name="T37">Power down and replace components</text:span></text:span></text:p>
                            </text:list-item>
                            <text:list-item>
                              <text:p text:style-name="P18"><text:span text:style-name="Default_20_Paragraph_20_Font"><text:span text:style-name="T37">Reset page counter when down. </text:span></text:span></text:p>
                            </text:list-item>
                            <text:list-item>
                              <text:p text:style-name="P18"><text:span text:style-name="Default_20_Paragraph_20_Font"><text:span text:style-name="T37">Print out test page to allows for color calibration. To adjust to density. Can be automatic or manual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37">Cleaning</text:span></text:span></text:p>
                          <text:list>
                            <text:list-item>
                              <text:p text:style-name="P18"><text:span text:style-name="Default_20_Paragraph_20_Font"><text:span text:style-name="T37">Toner and paper dust</text:span></text:span></text:p>
                            </text:list-item>
                            <text:list-item>
                              <text:p text:style-name="P18"><text:span text:style-name="Default_20_Paragraph_20_Font"><text:span text:style-name="T37">Check manufacturers recommendations</text:span></text:span></text:p>
                            </text:list-item>
                            <text:list-item>
                              <text:p text:style-name="P18"><text:span text:style-name="Default_20_Paragraph_20_Font"><text:span text:style-name="T37">Water and IPA</text:span></text:span></text:p>
                            </text:list-item>
                            <text:list-item>
                              <text:p text:style-name="P18"><text:span text:style-name="Default_20_Paragraph_20_Font"><text:span text:style-name="T37">Outside: damp cloth</text:span></text:span></text:p>
                            </text:list-item>
                            <text:list-item>
                              <text:p text:style-name="P18"><text:span text:style-name="Default_20_Paragraph_20_Font"><text:span text:style-name="T37">Inside – wipe dust away</text:span></text:span></text:p>
                            </text:list-item>
                            <text:list-item>
                              <text:p text:style-name="P18"><text:span text:style-name="Default_20_Paragraph_20_Font"><text:span text:style-name="T37">Don’t use normal vacuum cleaner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"><text:span text:style-name="Default_20_Paragraph_20_Font"><text:span text:style-name="T37"><text:s/>Ink jet Printers</text:span></text:span></text:p>
                  <text:list>
                    <text:list-item>
                      <text:p text:style-name="P18"><text:span text:style-name="Default_20_Paragraph_20_Font"><text:span text:style-name="T37">Functionality</text:span></text:span></text:p>
                      <text:list>
                        <text:list-item>
                          <text:p text:style-name="P18"><text:span text:style-name="Default_20_Paragraph_20_Font"><text:span text:style-name="T37">Ink dispersion printer, relatively inexpensive,</text:span></text:span></text:p>
                        </text:list-item>
                        <text:list-item>
                          <text:p text:style-name="P18"><text:span text:style-name="Default_20_Paragraph_20_Font"><text:span text:style-name="T37">Quiet, high resolution/color</text:span></text:span></text:p>
                        </text:list-item>
                        <text:list-item>
                          <text:p text:style-name="P18"><text:span text:style-name="Default_20_Paragraph_20_Font"><text:span text:style-name="T37">Relative expensive ink, propriety ink</text:span></text:span></text:p>
                        </text:list-item>
                        <text:list-item>
                          <text:p text:style-name="P18"><text:span text:style-name="Default_20_Paragraph_20_Font"><text:span text:style-name="T37">Ink is not permanent. Clogs easily. </text:span></text:span></text:p>
                        </text:list-item>
                        <text:list-item>
                          <text:p text:style-name="P18"><text:span text:style-name="Default_20_Paragraph_20_Font"><text:span text:style-name="T37">Ink cartridge:</text:span></text:span></text:p>
                          <text:list>
                            <text:list-item>
                              <text:p text:style-name="P18"><text:span text:style-name="Default_20_Paragraph_20_Font"><text:span text:style-name="T37">Place drops of ink into the page</text:span></text:span></text:p>
                            </text:list-item>
                            <text:list-item>
                              <text:p text:style-name="P18"><text:span text:style-name="Default_20_Paragraph_20_Font"><text:span text:style-name="T37">CMYK: cyan magenta yellow, key(black)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37">Print head</text:span></text:span></text:p>
                          <text:list>
                            <text:list-item>
                              <text:p text:style-name="P18"><text:span text:style-name="Default_20_Paragraph_20_Font"><text:span text:style-name="T37">Some consumer printers integrate the print head into the ink cartridge</text:span></text:span></text:p>
                            </text:list-item>
                            <text:list-item>
                              <text:p text:style-name="P18"><text:span text:style-name="Default_20_Paragraph_20_Font"><text:span text:style-name="T37">Some can have them separated</text:span></text:span></text:p>
                            </text:list-item>
                            <text:list-item>
                              <text:p text:style-name="P18"><text:span text:style-name="Default_20_Paragraph_20_Font"><text:span text:style-name="T37">Ink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37">Feed roller</text:span></text:span></text:p>
                          <text:list>
                            <text:list-item>
                              <text:p text:style-name="P18"><text:span text:style-name="Default_20_Paragraph_20_Font"><text:span text:style-name="T37">Pick up and feed paper trough the printer</text:span></text:span></text:p>
                            </text:list-item>
                            <text:list-item>
                              <text:p text:style-name="P18"><text:span text:style-name="Default_20_Paragraph_20_Font"><text:span text:style-name="T37">Must be cleaned and maintained regular </text:span></text:span></text:p>
                            </text:list-item>
                            <text:list-item>
                              <text:p text:style-name="P18"><text:span text:style-name="Default_20_Paragraph_20_Font"><text:span text:style-name="T37">Duplexing options available for certain models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37">Cartridge and belt</text:span></text:span></text:p>
                          <text:list>
                            <text:list-item>
                              <text:p text:style-name="P18"><text:span text:style-name="Default_20_Paragraph_20_Font"><text:span text:style-name="T37">Ink cartridges are moved over the paper</text:span></text:span></text:p>
                            </text:list-item>
                            <text:list-item>
                              <text:p text:style-name="P19"><text:span text:style-name="Default_20_Paragraph_20_Font"><text:span text:style-name="T37">Belt moves the cartridges back and forth. Moving part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37">Calibration</text:span></text:span></text:p>
                          <text:list>
                            <text:list-item>
                              <text:p text:style-name="P18"><text:span text:style-name="Default_20_Paragraph_20_Font"><text:span text:style-name="T37">Align nozzles to the paper. Lines should be crisp and color should align</text:span></text:span></text:p>
                            </text:list-item>
                            <text:list-item>
                              <text:p text:style-name="P18"><text:span text:style-name="Default_20_Paragraph_20_Font"><text:span text:style-name="T37">Look at alignment page to check line and color calibration</text:span>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37">Maintenance</text:span></text:span></text:p>
                      <text:list>
                        <text:list-item>
                          <text:p text:style-name="P18"><text:span text:style-name="Default_20_Paragraph_20_Font"><text:span text:style-name="T37">Cleaning print heads</text:span></text:span></text:p>
                          <text:list>
                            <text:list-item>
                              <text:p text:style-name="P18"><text:span text:style-name="Default_20_Paragraph_20_Font"><text:span text:style-name="T37">Might have small droplets of ink. </text:span></text:span></text:p>
                            </text:list-item>
                            <text:list-item>
                              <text:p text:style-name="P18"><text:span text:style-name="Default_20_Paragraph_20_Font"><text:span text:style-name="T37">Clogged heads ar a big issue. Many printers clean every day. </text:span></text:span></text:p>
                            </text:list-item>
                            <text:list-item>
                              <text:p text:style-name="P18"><text:span text:style-name="Default_20_Paragraph_20_Font"><text:span text:style-name="T37">Output might have streaks or sections of missing color</text:span></text:span></text:p>
                            </text:list-item>
                            <text:list-item>
                              <text:p text:style-name="P18"><text:span text:style-name="Default_20_Paragraph_20_Font"><text:span text:style-name="T37">Automated cleaning process. </text:span></text:span></text:p>
                            </text:list-item>
                            <text:list-item>
                              <text:p text:style-name="P18"><text:span text:style-name="Default_20_Paragraph_20_Font"><text:span text:style-name="T37">Cleaning process can be started manually</text:span></text:span></text:p>
                            </text:list-item>
                            <text:list-item>
                              <text:p text:style-name="P18"><text:span text:style-name="Default_20_Paragraph_20_Font"><text:span text:style-name="T37">Check for clogged print heads. 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37">Replacing ink-jet</text:span></text:span></text:p>
                          <text:list>
                            <text:list-item>
                              <text:p text:style-name="P18"><text:span text:style-name="Default_20_Paragraph_20_Font"><text:span text:style-name="T37">Separate colors for each. Certain cartridges might combine</text:span></text:span></text:p>
                            </text:list-item>
                            <text:list-item>
                              <text:p text:style-name="P18"><text:span text:style-name="Default_20_Paragraph_20_Font"><text:span text:style-name="T37">Takes seconds to replace</text:span></text:span></text:p>
                            </text:list-item>
                            <text:list-item>
                              <text:p text:style-name="P18"><text:span text:style-name="Default_20_Paragraph_20_Font"><text:span text:style-name="T37">Recycle by sending to manufacturer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37">Calibration</text:span></text:span></text:p>
                          <text:list>
                            <text:list-item>
                              <text:p text:style-name="P18"><text:span text:style-name="Default_20_Paragraph_20_Font"><text:span text:style-name="T37">Check output after replacing cartridge. Align nozzles to paper</text:span></text:span></text:p>
                            </text:list-item>
                            <text:list-item>
                              <text:p text:style-name="P18"><text:span text:style-name="Default_20_Paragraph_20_Font"><text:span text:style-name="T37">Printer includes calibration option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37">Clearing jams</text:span></text:span></text:p>
                          <text:list>
                            <text:list-item>
                              <text:p text:style-name="P18"><text:span text:style-name="Default_20_Paragraph_20_Font"><text:span text:style-name="T37">Lots of turns and twists. Jam is inevitable</text:span></text:span></text:p>
                            </text:list-item>
                            <text:list-item>
                              <text:p text:style-name="P18"><text:span text:style-name="Default_20_Paragraph_20_Font"><text:span text:style-name="T37">Remove tray paper</text:span></text:span></text:p>
                            </text:list-item>
                            <text:list-item>
                              <text:p text:style-name="P18"><text:span text:style-name="Default_20_Paragraph_20_Font"><text:span text:style-name="T37">Remove paper from the path. Form pressure don’t rip</text:span></text:span></text:p>
                            </text:list-item>
                            <text:list-item>
                              <text:p text:style-name="P18"><text:span text:style-name="Default_20_Paragraph_20_Font"><text:span text:style-name="T37">Check for loose scraps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"><text:span text:style-name="Default_20_Paragraph_20_Font"><text:span text:style-name="T37">Thermal printers</text:span></text:span></text:p>
                  <text:list>
                    <text:list-item>
                      <text:p text:style-name="P18"><text:span text:style-name="Default_20_Paragraph_20_Font"><text:span text:style-name="T37">Functionality</text:span></text:span></text:p>
                      <text:list>
                        <text:list-item>
                          <text:p text:style-name="P18"><text:span text:style-name="Default_20_Paragraph_20_Font"><text:span text:style-name="T37">Use white paper that turns black when heat using special paper</text:span></text:span></text:p>
                        </text:list-item>
                        <text:list-item>
                          <text:p text:style-name="P18"><text:span text:style-name="Default_20_Paragraph_20_Font"><text:span text:style-name="T37">Very quiet, only moving parts are use to push paper trough </text:span></text:span></text:p>
                        </text:list-item>
                        <text:list-item>
                          <text:p text:style-name="P18"><text:span text:style-name="Default_20_Paragraph_20_Font"><text:span text:style-name="T37">Paper is sensitive to light and heat. Generally the papaers fades over time</text:span></text:span></text:p>
                        </text:list-item>
                        <text:list-item>
                          <text:p text:style-name="P18"><text:span text:style-name="Default_20_Paragraph_20_Font"><text:span text:style-name="T37">Feed assembly: pull paper trough the printer. Designed to be replacable</text:span></text:span></text:p>
                        </text:list-item>
                        <text:list-item>
                          <text:p text:style-name="P18"><text:span text:style-name="Default_20_Paragraph_20_Font"><text:span text:style-name="T37">Heating element: no moving print head. Head certain sections at a time</text:span></text:span></text:p>
                        </text:list-item>
                        <text:list-item>
                          <text:p text:style-name="P18"><text:span text:style-name="Default_20_Paragraph_20_Font"><text:span text:style-name="T37">Thermal paper convered in chemical that changes colors when heated</text:span></text:span></text:p>
                        </text:list-item>
                        <text:list-item>
                          <text:p text:style-name="P18"><text:span text:style-name="Default_20_Paragraph_20_Font"><text:span text:style-name="T37">Thermal paper must match model of printer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37">Maintanace</text:span></text:span></text:p>
                      <text:list>
                        <text:list-item>
                          <text:p text:style-name="P18"><text:span text:style-name="Default_20_Paragraph_20_Font"><text:span text:style-name="T37">Thermal rep[lacement</text:span></text:span></text:p>
                          <text:list>
                            <text:list-item>
                              <text:p text:style-name="P18"><text:span text:style-name="Default_20_Paragraph_20_Font"><text:span text:style-name="T37">MUST GET CORRECT Size and type</text:span></text:span></text:p>
                            </text:list-item>
                            <text:list-item>
                              <text:p text:style-name="P18"><text:span text:style-name="Default_20_Paragraph_20_Font"><text:span text:style-name="T37">Different sizes, kepp list of proper of models</text:span></text:span></text:p>
                            </text:list-item>
                            <text:list-item>
                              <text:p text:style-name="P18"><text:span text:style-name="Default_20_Paragraph_20_Font"><text:span text:style-name="T37">Actual replacement is easy/fast.</text:span></text:span></text:p>
                            </text:list-item>
                            <text:list-item>
                              <text:p text:style-name="P18"><text:span text:style-name="Default_20_Paragraph_20_Font"><text:span text:style-name="T37">Impossible to substitutre for correct type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37">Cleaning </text:span></text:span></text:p>
                          <text:list>
                            <text:list-item>
                              <text:p text:style-name="P18"><text:span text:style-name="Default_20_Paragraph_20_Font"><text:span text:style-name="T37">Lquied cleaner IPA, get cleaning pen, check manufactourors recommendations</text:span></text:span></text:p>
                            </text:list-item>
                            <text:list-item>
                              <text:p text:style-name="P18"><text:span text:style-name="Default_20_Paragraph_20_Font"><text:span text:style-name="T37">Sqab gently</text:span></text:span></text:p>
                            </text:list-item>
                            <text:list-item>
                              <text:p text:style-name="P18"><text:span text:style-name="Default_20_Paragraph_20_Font"><text:span text:style-name="T37">Can use a cleanig card and paper pathways.</text:span></text:span></text:p>
                            </text:list-item>
                            <text:list-item>
                              <text:p text:style-name="P18"><text:span text:style-name="Default_20_Paragraph_20_Font"><text:span text:style-name="T37">Blow printers to remove debris. Avoid use vacumns unless designed for computers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"><text:span text:style-name="Default_20_Paragraph_20_Font"><text:span text:style-name="T37">Impact printers</text:span></text:span></text:p>
                  <text:list>
                    <text:list-item>
                      <text:p text:style-name="P18"><text:span text:style-name="Default_20_Paragraph_20_Font"><text:span text:style-name="T37">Functionality</text:span></text:span></text:p>
                      <text:list>
                        <text:list-item>
                          <text:p text:style-name="P18"><text:span text:style-name="Default_20_Paragraph_20_Font"><text:span text:style-name="T37">Print heads with small matrix of pins</text:span></text:span></text:p>
                          <text:list>
                            <text:list-item>
                              <text:p text:style-name="P18"><text:span text:style-name="Default_20_Paragraph_20_Font"><text:span text:style-name="T37">Presses against ribbon to make mark on paper. </text:span></text:span></text:p>
                            </text:list-item>
                            <text:list-item>
                              <text:p text:style-name="P18"><text:span text:style-name="Default_20_Paragraph_20_Font"><text:span text:style-name="T37">Good for carbon/multiple copis</text:span></text:span></text:p>
                            </text:list-item>
                            <text:list-item>
                              <text:p text:style-name="P18"><text:span text:style-name="Default_20_Paragraph_20_Font"><text:span text:style-name="T37">Low cost per page. But very noisy.</text:span></text:span></text:p>
                            </text:list-item>
                            <text:list-item>
                              <text:p text:style-name="P18"><text:span text:style-name="Default_20_Paragraph_20_Font"><text:span text:style-name="T37">Low resultion output. Use for letters and numbers</text:span></text:span></text:p>
                            </text:list-item>
                            <text:list-item>
                              <text:p text:style-name="P18"><text:span text:style-name="Default_20_Paragraph_20_Font"><text:span text:style-name="T37">Dot matrix print head: moves back and forth and pins are pushed across the paper</text:span></text:span></text:p>
                            </text:list-item>
                            <text:list-item>
                              <text:p text:style-name="P18"><text:span text:style-name="Default_20_Paragraph_20_Font"><text:span text:style-name="T37">One matrix, head must moves across the paper</text:span></text:span></text:p>
                            </text:list-item>
                            <text:list-item>
                              <text:p text:style-name="P18"><text:span text:style-name="Default_20_Paragraph_20_Font"><text:span text:style-name="T37">Printer ribbon: modular case the contains enough ribbon. Easy to replace</text:span></text:span></text:p>
                            </text:list-item>
                            <text:list-item>
                              <text:p text:style-name="P18"><text:span text:style-name="Default_20_Paragraph_20_Font"><text:span text:style-name="T37">Propriety size, must fit printer model to replace</text:span></text:span></text:p>
                            </text:list-item>
                            <text:list-item>
                              <text:p text:style-name="P18"><text:span text:style-name="Default_20_Paragraph_20_Font"><text:span text:style-name="T37">Tractor feed: paper pulled trough the holes</text:span></text:span></text:p>
                            </text:list-item>
                            <text:list-item>
                              <text:p text:style-name="P18"><text:span text:style-name="Default_20_Paragraph_20_Font"><text:span text:style-name="T37">Paper trough the holes with the side of the paper. Holes must line up perfectly</text:span></text:span></text:p>
                            </text:list-item>
                          </text:list>
                        </text:list-item>
                        <text:list-item>
                          <text:p text:style-name="P18"><text:span text:style-name="Default_20_Paragraph_20_Font"><text:span text:style-name="T37">Maintaqnece</text:span></text:span></text:p>
                          <text:list>
                            <text:list-item>
                              <text:p text:style-name="P18"><text:span text:style-name="Default_20_Paragraph_20_Font"><text:span text:style-name="T37">Ribbon replacement</text:span></text:span></text:p>
                              <text:list>
                                <text:list-item>
                                  <text:p text:style-name="P18"><text:span text:style-name="Default_20_Paragraph_20_Font"><text:span text:style-name="T37">Single ribbon. Self contained one long circle. </text:span></text:span></text:p>
                                </text:list-item>
                                <text:list-item>
                                  <text:p text:style-name="P18"><text:span text:style-name="Default_20_Paragraph_20_Font"><text:span text:style-name="T37">Replace when the ink becomes too light. Ink is eventually consumed.</text:span></text:span></text:p>
                                </text:list-item>
                                <text:list-item>
                                  <text:p text:style-name="P18"><text:span text:style-name="Default_20_Paragraph_20_Font"><text:span text:style-name="T37">Specific to model to when replacing</text:span></text:span>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Default_20_Paragraph_20_Font"><text:span text:style-name="T37">Print head</text:span></text:span></text:p>
                              <text:list>
                                <text:list-item>
                                  <text:p text:style-name="P18"><text:span text:style-name="Default_20_Paragraph_20_Font"><text:span text:style-name="T37">Takes a lot of abuse, directly hits the ribbon and the paper. </text:span></text:span></text:p>
                                </text:list-item>
                                <text:list-item>
                                  <text:p text:style-name="P18"><text:span text:style-name="Default_20_Paragraph_20_Font"><text:span text:style-name="T37">Gets very hot, let it cool</text:span></text:span></text:p>
                                </text:list-item>
                                <text:list-item>
                                  <text:p text:style-name="P18"><text:span text:style-name="Default_20_Paragraph_20_Font"><text:span text:style-name="T37">Designed to be modular and replaced</text:span></text:span>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Default_20_Paragraph_20_Font"><text:span text:style-name="T37">Paper</text:span></text:span></text:p>
                              <text:list>
                                <text:list-item>
                                  <text:p text:style-name="P18"><text:span text:style-name="Default_20_Paragraph_20_Font"><text:span text:style-name="T37">Not as easy in laser printer. Paper feed must be perfect to holes</text:span></text:span></text:p>
                                </text:list-item>
                                <text:list-item>
                                  <text:p text:style-name="P18"><text:span text:style-name="Default_20_Paragraph_20_Font"><text:span text:style-name="T37">Forms must be positioned correctly. Text may ned to fit predefined space</text:span></text:span></text:p>
                                </text:list-item>
                                <text:list-item>
                                  <text:p text:style-name="P18"><text:span text:style-name="Default_20_Paragraph_20_Font"><text:span text:style-name="T37">Paper must feed without constraint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"><text:span text:style-name="Default_20_Paragraph_20_Font"><text:span text:style-name="T37">Virtual and 3D printers</text:span></text:span></text:p>
                  <text:list>
                    <text:list-item>
                      <text:p text:style-name="P18"><text:span text:style-name="Default_20_Paragraph_20_Font"><text:span text:style-name="T37">No physical output. Creating digital documents.</text:span></text:span></text:p>
                    </text:list-item>
                    <text:list-item>
                      <text:p text:style-name="P18"><text:span text:style-name="Default_20_Paragraph_20_Font"><text:span text:style-name="T37">Used to be sent electronically</text:span></text:span></text:p>
                    </text:list-item>
                    <text:list-item>
                      <text:p text:style-name="P18"><text:span text:style-name="Default_20_Paragraph_20_Font"><text:span text:style-name="T37">Print to file</text:span></text:span></text:p>
                      <text:list>
                        <text:list-item>
                          <text:p text:style-name="P18"><text:span text:style-name="Default_20_Paragraph_20_Font"><text:span text:style-name="T37">Saved file to printable format. Uses file format specific to be opened by printer.</text:span></text:span></text:p>
                        </text:list-item>
                        <text:list-item>
                          <text:p text:style-name="P18"><text:span text:style-name="Default_20_Paragraph_20_Font"><text:span text:style-name="T37">Command line neccesary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37">Print to PDF</text:span></text:span></text:p>
                      <text:list>
                        <text:list-item>
                          <text:p text:style-name="P18"><text:span text:style-name="Default_20_Paragraph_20_Font"><text:span text:style-name="T37">Portable document format. One way path from application</text:span></text:span></text:p>
                        </text:list-item>
                        <text:list-item>
                          <text:p text:style-name="P18"><text:span text:style-name="Default_20_Paragraph_20_Font"><text:span text:style-name="T37">Propriety adobe format. Requires software to create view</text:span></text:span></text:p>
                        </text:list-item>
                        <text:list-item>
                          <text:p text:style-name="P18"><text:span text:style-name="Default_20_Paragraph_20_Font"><text:span text:style-name="T37">PDF reader built into internet browsers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37">Print to spx</text:span></text:span></text:p>
                      <text:list>
                        <text:list-item>
                          <text:p text:style-name="P18"><text:span text:style-name="Default_20_Paragraph_20_Font"><text:span text:style-name="T37">Microsoft xps. Similar to PDF</text:span></text:span></text:p>
                        </text:list-item>
                        <text:list-item>
                          <text:p text:style-name="P18"><text:span text:style-name="Default_20_Paragraph_20_Font"><text:span text:style-name="T37">Avialable on all Windows back to XP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37">Print to image</text:span></text:span></text:p>
                      <text:list>
                        <text:list-item>
                          <text:p text:style-name="P18"><text:span text:style-name="Default_20_Paragraph_20_Font"><text:span text:style-name="T37">Uses graphics image file format. For image editing and sharing</text:span></text:span></text:p>
                        </text:list-item>
                        <text:list-item>
                          <text:p text:style-name="P18"><text:span text:style-name="Default_20_Paragraph_20_Font"><text:span text:style-name="T37">Third party software is used to do this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"><text:span text:style-name="Default_20_Paragraph_20_Font"><text:span text:style-name="T37">3d printer</text:span></text:span></text:p>
                  <text:list>
                    <text:list-item>
                      <text:p text:style-name="P18"><text:span text:style-name="Default_20_Paragraph_20_Font"><text:span text:style-name="T37">Take electronic model and create physical model</text:span></text:span></text:p>
                    </text:list-item>
                    <text:list-item>
                      <text:p text:style-name="P18"><text:span text:style-name="Default_20_Paragraph_20_Font"><text:span text:style-name="T37">Additive manufacturing create object layer by layer</text:span></text:span></text:p>
                    </text:list-item>
                    <text:list-item>
                      <text:p text:style-name="P18"><text:span text:style-name="Default_20_Paragraph_20_Font"><text:span text:style-name="T37">Rapid prototyping. Design and create.</text:span></text:span></text:p>
                    </text:list-item>
                    <text:list-item>
                      <text:p text:style-name="P18"><text:span text:style-name="Default_20_Paragraph_20_Font"><text:span text:style-name="T37">D</text:span></text:span><text:span text:style-name="Default_20_Paragraph_20_Font"><text:span text:style-name="T42">is</text:span></text:span><text:span text:style-name="Default_20_Paragraph_20_Font"><text:span text:style-name="T37">play designs anywhere in the world. Or space</text:span>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Default_20_Paragraph_20_Font"><text:span text:style-name="T37">4.1 Cloud</text:span></text:span></text:p>
              <text:list>
                <text:list-item>
                  <text:p text:style-name="P18"><text:span text:style-name="Default_20_Paragraph_20_Font"><text:span text:style-name="T37">Models</text:span></text:span></text:p>
                  <text:list>
                    <text:list-item>
                      <text:p text:style-name="P18"><text:span text:style-name="Default_20_Paragraph_20_Font"><text:span text:style-name="T37">IaaS: </text:span></text:span><text:span text:style-name="Default_20_Paragraph_20_Font"><text:span text:style-name="T43">Infrastructure as a Service</text:span></text:span></text:p>
                      <text:list>
                        <text:list-item>
                          <text:p text:style-name="P18"><text:span text:style-name="Default_20_Paragraph_20_Font"><text:span text:style-name="T37">Hardware as a service</text:span></text:span></text:p>
                        </text:list-item>
                        <text:list-item>
                          <text:p text:style-name="P18"><text:span text:style-name="Default_20_Paragraph_20_Font"><text:span text:style-name="T37">Provide hardware to run applications but end user is responsible for installation and management and security and even OS</text:span></text:span></text:p>
                        </text:list-item>
                        <text:list-item>
                          <text:p text:style-name="P18"><text:span text:style-name="Default_20_Paragraph_20_Font"><text:span text:style-name="T37">Data is in infrastructure but still within end user control</text:span></text:span></text:p>
                        </text:list-item>
                        <text:list-item>
                          <text:p text:style-name="P18"><text:span text:style-name="Default_20_Paragraph_20_Font"><text:span text:style-name="T37">Common implementation is web server. 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37">SaaS: </text:span></text:span><text:span text:style-name="Default_20_Paragraph_20_Font"><text:span text:style-name="T43">Software as a Service</text:span></text:span></text:p>
                      <text:list>
                        <text:list-item>
                          <text:p text:style-name="P18"><text:span text:style-name="Default_20_Paragraph_20_Font"><text:span text:style-name="T37">On demand software: no local installation. </text:span></text:span></text:p>
                        </text:list-item>
                        <text:list-item>
                          <text:p text:style-name="P18"><text:span text:style-name="Default_20_Paragraph_20_Font"><text:span text:style-name="T37">Email distribution, payroll software, </text:span></text:span></text:p>
                        </text:list-item>
                        <text:list-item>
                          <text:p text:style-name="P18"><text:span text:style-name="Default_20_Paragraph_20_Font"><text:span text:style-name="T37">Central management of data b y third party provider</text:span></text:span></text:p>
                        </text:list-item>
                        <text:list-item>
                          <text:p text:style-name="P18"><text:span text:style-name="Default_20_Paragraph_20_Font"><text:span text:style-name="T37">Complete application of offering. No developing required</text:span></text:span></text:p>
                        </text:list-item>
                        <text:list-item>
                          <text:p text:style-name="P18"><text:span text:style-name="Default_20_Paragraph_20_Font"><text:span text:style-name="T37">Gmail</text:span></text:span></text:p>
                        </text:list-item>
                      </text:list>
                    </text:list-item>
                    <text:list-item>
                      <text:p text:style-name="P18"><text:span text:style-name="Default_20_Paragraph_20_Font"><text:span text:style-name="T37">PaaS: </text:span></text:span><text:span text:style-name="Default_20_Paragraph_20_Font"><text:span text:style-name="T43">Platform as a Service</text:span></text:span></text:p>
                      <text:list>
                        <text:list-item>
                          <text:p text:style-name="P18"><text:span text:style-name="Default_20_Paragraph_20_Font"><text:span text:style-name="T37">No server no software no team</text:span></text:span></text:p>
                        </text:list-item>
                        <text:list-item>
                          <text:p text:style-name="P18"><text:span text:style-name="Default_20_Paragraph_20_Font"><text:span text:style-name="T37">Someone else handles platform. End user handles development</text:span></text:span></text:p>
                        </text:list-item>
                        <text:list-item>
                          <text:p text:style-name="P18"><text:span text:style-name="Default_20_Paragraph_20_Font"><text:span text:style-name="T37">No direct control of data, people. Infrastructure</text:span></text:span></text:p>
                        </text:list-item>
                        <text:list-item>
                          <text:p text:style-name="P18"><text:span text:style-name="Default_20_Paragraph_20_Font"><text:span text:style-name="T37">Managed by trained security professionals. Put building blocks together. Develop app from available platform</text:span></text:span></text:p>
                        </text:list-item>
                        <text:list-item>
                          <text:p text:style-name="P23">Salesforce.com: SaaS modules for control from customers</text:p>
                        </text:list-item>
                      </text:list>
                    </text:list-item>
                    <text:list-item>
                      <text:p text:style-name="P23">Cloud deployment</text:p>
                      <text:list>
                        <text:list-item>
                          <text:p text:style-name="P23">Private: private virtualized local data centers. All costs maintained by single entity</text:p>
                        </text:list-item>
                        <text:list-item>
                          <text:p text:style-name="P23">Public: available to everyone on internet</text:p>
                          <text:list>
                            <text:list-item>
                              <text:p text:style-name="P23">AWS, Azure</text:p>
                            </text:list-item>
                          </text:list>
                        </text:list-item>
                        <text:list-item>
                          <text:p text:style-name="P23">Hybrid: mix of public and private</text:p>
                        </text:list-item>
                        <text:list-item>
                          <text:p text:style-name="P23">Community: several organizations share the same resources</text:p>
                          <text:list>
                            <text:list-item>
                              <text:p text:style-name="P23">Shared resources, underlying infrastructure. Metered costs or up front costs</text:p>
                            </text:list-item>
                          </text:list>
                        </text:list-item>
                        <text:list-item>
                          <text:p text:style-name="P23">Metered and non</text:p>
                          <text:list>
                            <text:list-item>
                              <text:p text:style-name="P23">Metered: pay for everything done, cost to upload, store, download</text:p>
                            </text:list-item>
                            <text:list-item>
                              <text:p text:style-name="P23">Non-metered: flat costs for everything for block of storage</text:p>
                            </text:list-item>
                          </text:list>
                        </text:list-item>
                        <text:list-item>
                          <text:p text:style-name="P23">Characteristics</text:p>
                          <text:list>
                            <text:list-item>
                              <text:p text:style-name="P23">Rapid elasticity. Scale up and down as needed from the usage</text:p>
                            </text:list-item>
                            <text:list-item>
                              <text:p text:style-name="P23">On demand self-service. Adding software networks, servers and storage is challenge. Instant resource provisioning. </text:p>
                            </text:list-item>
                            <text:list-item>
                              <text:p text:style-name="P22">Resource pooling. All of computing power in one place. One large resource instead of many smal<text:span text:style-name="T67">l</text:span> resources. Virtualize any and all smaller servers and resources. </text:p>
                            </text:list-item>
                            <text:list-item>
                              <text:p text:style-name="P22">Measured service. Cost of utilization are very closely tracked. Resource planning and granular change-back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">Services</text:p>
                  <text:list>
                    <text:list-item>
                      <text:p text:style-name="P22">Email</text:p>
                      <text:list>
                        <text:list-item>
                          <text:p text:style-name="P22">Email is staple. Detailed electronic communication</text:p>
                        </text:list-item>
                        <text:list-item>
                          <text:p text:style-name="P22">Of site is Challenge of maintenance. Expensive hardware and storage</text:p>
                        </text:list-item>
                        <text:list-item>
                          <text:p text:style-name="P22">Cloud base email hosting is flat cost. Personal options have no direct cost except with data</text:p>
                        </text:list-item>
                        <text:list-item>
                          <text:p text:style-name="P22">Gmail</text:p>
                        </text:list-item>
                      </text:list>
                    </text:list-item>
                    <text:list-item>
                      <text:p text:style-name="P22">Storage</text:p>
                      <text:list>
                        <text:list-item>
                          <text:p text:style-name="P22">Store files in the cloud. Access share and edit</text:p>
                        </text:list-item>
                        <text:list-item>
                          <text:p text:style-name="P22">Collaborations for files and access</text:p>
                        </text:list-item>
                        <text:list-item>
                          <text:p text:style-name="P22">Synchronization app. Store files in the local drive. App synchronized to the cloud. </text:p>
                        </text:list-item>
                        <text:list-item>
                          <text:p text:style-name="P22">Gmail, Dropbox, one drive, box</text:p>
                        </text:list-item>
                      </text:list>
                    </text:list-item>
                    <text:list-item>
                      <text:p text:style-name="P22">Virtual application streaming</text:p>
                      <text:list>
                        <text:list-item>
                          <text:p text:style-name="P22">On demand applications. Started is streamed down</text:p>
                        </text:list-item>
                        <text:list-item>
                          <text:p text:style-name="P22">Components are download as needed. Unused components will not be download<text:span text:style-name="T67">ed</text:span>. </text:p>
                        </text:list-item>
                        <text:list-item>
                          <text:p text:style-name="P22">After use all files are saved and upload. Easy to update. Update from single location</text:p>
                        </text:list-item>
                        <text:list-item>
                          <text:p text:style-name="P22">Mobile phones and tablets can be streamed and use the applications without installation. </text:p>
                        </text:list-item>
                        <text:list-item>
                          <text:p text:style-name="P22">Online advertisements. </text:p>
                        </text:list-item>
                        <text:list-item>
                          <text:p text:style-name="P22">Applications for laptops and desktops. New apps can be added as needed and updated</text:p>
                        </text:list-item>
                      </text:list>
                    </text:list-item>
                    <text:list-item>
                      <text:p text:style-name="P22">Virtual desktops</text:p>
                      <text:list>
                        <text:list-item>
                          <text:p text:style-name="P22">Users connect to pre-built desktop. Log in to VDI to use their desktop</text:p>
                        </text:list-item>
                        <text:list-item>
                          <text:p text:style-name="P22">Access from any OS. Via web browser</text:p>
                        </text:list-item>
                        <text:list-item>
                          <text:p text:style-name="P22">Virtual NIC, all communication ins the desktop are local to the virtual desktop. No sensitive information sent from local devic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4.2 Client Side Virtualization</text:p>
              <text:list>
                <text:list-item>
                  <text:p text:style-name="P22">Virtualization</text:p>
                  <text:list>
                    <text:list-item>
                      <text:p text:style-name="P22">One computer multiple operating systems</text:p>
                    </text:list-item>
                    <text:list-item>
                      <text:p text:style-name="P22">Separate OS, CPU, memory, network.</text:p>
                    </text:list-item>
                    <text:list-item>
                      <text:p text:style-name="P22">Host based virtualization is normal desktop plus others</text:p>
                    </text:list-item>
                    <text:list-item>
                      <text:p text:style-name="P22">Standalone server that hosts virtual machines</text:p>
                    </text:list-item>
                    <text:list-item>
                      <text:p text:style-name="P22">Existed since 1967</text:p>
                    </text:list-item>
                  </text:list>
                </text:list-item>
                <text:list-item>
                  <text:p text:style-name="P22">Hypervisor</text:p>
                  <text:list>
                    <text:list-item>
                      <text:p text:style-name="P22">Virtual machine manager</text:p>
                    </text:list-item>
                    <text:list-item>
                      <text:p text:style-name="P22">Requires <text:span text:style-name="T67">CPU</text:span> that support virtualization. But some software can support without hardware support</text:p>
                    </text:list-item>
                    <text:list-item>
                      <text:p text:style-name="P22">Hardware management of virtual OS</text:p>
                    </text:list-item>
                  </text:list>
                </text:list-item>
                <text:list-item>
                  <text:p text:style-name="P22">Resource requirements</text:p>
                  <text:list>
                    <text:list-item>
                      <text:p text:style-name="P22">Intel: VT, AMD: AMD-V</text:p>
                    </text:list-item>
                    <text:list-item>
                      <text:p text:style-name="P22">Sufficient memory, for host and guests, storage and network</text:p>
                    </text:list-item>
                    <text:list-item>
                      <text:p text:style-name="P22">Can use standalone, NAT, bridged. Allows for virtual switches</text:p>
                    </text:list-item>
                  </text:list>
                </text:list-item>
                <text:list-item>
                  <text:p text:style-name="P22">Emulation vs virtualization</text:p>
                  <text:list>
                    <text:list-item>
                      <text:p text:style-name="P22">Virtualization is native OS</text:p>
                    </text:list-item>
                    <text:list-item>
                      <text:p text:style-name="P22">Emulation is one device running processes designed for completely different architecture</text:p>
                    </text:list-item>
                    <text:list-item>
                      <text:p text:style-name="P22">Code Is interpreted for running on current hardware. Slower than running native</text:p>
                    </text:list-item>
                  </text:list>
                </text:list-item>
                <text:list-item>
                  <text:p text:style-name="P22">Security</text:p>
                  <text:list>
                    <text:list-item>
                      <text:p text:style-name="P22">Sweet for bad-guys. Control of hypervisor is control of guest OS</text:p>
                    </text:list-item>
                    <text:list-item>
                      <text:p text:style-name="P22">VM escaping: malware recognizes that it is inside of a virtual machine and compromises the hypervisor. Can jump between guest OS</text:p>
                    </text:list-item>
                    <text:list-item>
                      <text:p text:style-name="P22">Many hosted services are virtual environments malware on one customers server can gather information from others</text:p>
                    </text:list-item>
                    <text:list-item>
                      <text:p text:style-name="P22">Very rare</text:p>
                    </text:list-item>
                  </text:list>
                </text:list-item>
                <text:list-item>
                  <text:p text:style-name="P22">Guest security</text:p>
                  <text:list>
                    <text:list-item>
                      <text:p text:style-name="P22">Same controls and security as local machine</text:p>
                    </text:list-item>
                    <text:list-item>
                      <text:p text:style-name="P22">Lo<text:span text:style-name="T68">0</text:span>k out for rouge virtual machines. </text:p>
                    </text:list-item>
                    <text:list-item>
                      <text:p text:style-name="P18"><text:span text:style-name="T2">3</text:span><text:span text:style-name="Default_20_Paragraph_20_Font"><text:span text:style-name="T46">rd</text:span></text:span><text:span text:style-name="T2"> party VMs are dangerous. Only run trusted virtual machines</text:span></text:p>
                    </text:list-item>
                  </text:list>
                </text:list-item>
                <text:list-item>
                  <text:p text:style-name="P22">Network requirements</text:p>
                  <text:list>
                    <text:list-item>
                      <text:p text:style-name="P22">Most client side virtual machines managers are virtual internal networks</text:p>
                    </text:list-item>
                    <text:list-item>
                      <text:p text:style-name="P22">NAT is used. Shared network address</text:p>
                    </text:list-item>
                    <text:list-item>
                      <text:p text:style-name="P22">Bridged network address allows for direct connection to local network</text:p>
                    </text:list-item>
                    <text:list-item>
                      <text:p text:style-name="P22">Privates address allow it to only contact other virtual machines</text:p>
                    </text:list-item>
                  </text:list>
                </text:list-item>
              </text:list>
            </text:list-item>
            <text:list-item>
              <text:p text:style-name="P22">5.1 Trouble shooting</text:p>
              <text:list>
                <text:list-item>
                  <text:p text:style-name="P22">Change control</text:p>
                  <text:list>
                    <text:list-item>
                      <text:p text:style-name="P22">Change management: formal process for managing change in systems</text:p>
                    </text:list-item>
                    <text:list-item>
                      <text:p text:style-name="P22">Nothing changes are without process. Plan for changes. Determine risk of change</text:p>
                    </text:list-item>
                    <text:list-item>
                      <text:p text:style-name="P22">Recovery plan for if change does not work positively. Test before change</text:p>
                    </text:list-item>
                    <text:list-item>
                      <text:p text:style-name="P22">Document all steps</text:p>
                    </text:list-item>
                  </text:list>
                </text:list-item>
                <text:list-item>
                  <text:p text:style-name="P22">Steps to troubleshooting</text:p>
                  <text:list>
                    <text:list-item>
                      <text:p text:style-name="P22">Identity problem</text:p>
                      <text:list>
                        <text:list-item>
                          <text:p text:style-name="P22">Information gathering, get as many details as possible</text:p>
                        </text:list-item>
                        <text:list-item>
                          <text:p text:style-name="P22">Duplicate issue if possible. </text:p>
                        </text:list-item>
                        <text:list-item>
                          <text:p text:style-name="P22">Identify symptoms, question users</text:p>
                        </text:list-item>
                        <text:list-item>
                          <text:p text:style-name="P22">Determine if anything change has occurred. Check records, environment changes and infrastructure changes.</text:p>
                        </text:list-item>
                        <text:list-item>
                          <text:p text:style-name="P22">Gather log files. </text:p>
                        </text:list-item>
                        <text:list-item>
                          <text:p text:style-name="P22">Approaches multiple problems individual level</text:p>
                        </text:list-item>
                        <text:list-item>
                          <text:p text:style-name="P22">Perform backups. </text:p>
                        </text:list-item>
                      </text:list>
                    </text:list-item>
                    <text:list-item>
                      <text:p text:style-name="P22">Establish theory</text:p>
                      <text:list>
                        <text:list-item>
                          <text:p text:style-name="P22">Start with the obvious. </text:p>
                        </text:list-item>
                        <text:list-item>
                          <text:p text:style-name="P22">Consider everything.</text:p>
                        </text:list-item>
                        <text:list-item>
                          <text:p text:style-name="P22">Make list of all possible causes. Begin with the easiest problems to test first</text:p>
                        </text:list-item>
                        <text:list-item>
                          <text:p text:style-name="P22">Research knowledge base. Google search</text:p>
                        </text:list-item>
                      </text:list>
                    </text:list-item>
                    <text:list-item>
                      <text:p text:style-name="P22">Test theory</text:p>
                      <text:list>
                        <text:list-item>
                          <text:p text:style-name="P22">Determine theory. </text:p>
                        </text:list-item>
                        <text:list-item>
                          <text:p text:style-name="P22">Re-establish theory</text:p>
                        </text:list-item>
                        <text:list-item>
                          <text:p text:style-name="P22">Call an expert to fix the problem</text:p>
                        </text:list-item>
                        <text:list-item>
                          <text:p text:style-name="P22"/>
                        </text:list-item>
                      </text:list>
                    </text:list-item>
                    <text:list-item>
                      <text:p text:style-name="P22">Evaluate theory</text:p>
                    </text:list-item>
                    <text:list-item>
                      <text:p text:style-name="P22">Establish plan of action</text:p>
                    </text:list-item>
                    <text:list-item>
                      <text:p text:style-name="P22">Implement plan</text:p>
                    </text:list-item>
                    <text:list-item>
                      <text:p text:style-name="P22">Verify system functionality</text:p>
                    </text:list-item>
                    <text:list-item>
                      <text:p text:style-name="P22">Document finding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scadia Code" svg:font-family="'Cascadia Code'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28in" fo:margin-bottom="0in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Yu Gothic Light" style:font-family-asian="'Yu Gothic Light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28in" fo:margin-bottom="0in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28in" fo:margin-bottom="0in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style:font-name-asian="Yu Gothic Light" style:font-family-asian="'Yu Gothic Light'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28in" fo:margin-bottom="0in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fo:font-style="italic" style:font-name-asian="Yu Gothic Light" style:font-family-asian="'Yu Gothic Light'" style:font-family-generic-asian="swiss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Yu Gothic Light" style:font-family-asian="'Yu Gothic Light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swiss" style:font-pitch="variable" fo:font-size="10.5pt" style:font-name-asian="Yu Gothic Light" style:font-family-asian="'Yu Gothic Light'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swiss" style:font-pitch="variable" fo:font-size="10.5pt" fo:font-style="italic" style:font-name-asian="Yu Gothic Light" style:font-family-asian="'Yu Gothic Light'" style:font-family-generic-asian="swiss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Wingdings" fo:font-family="Wingdings" style:font-family-generic="system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Wingdings" fo:font-family="Wingdings" style:font-family-generic="system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Symbol" fo:font-family="Symbol" style:font-family-generic="roman" style:font-pitch="variable" style:font-charset="x-symbol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/>
    </style:style>
    <style:style style:name="WW_5f_CharLFO3LVL8" style:display-name="WW_CharLFO3LVL8" style:family="text">
      <style:text-properties style:font-name="Symbol" fo:font-family="Symbol" style:font-family-generic="roman" style:font-pitch="variable" style:font-charset="x-symbol"/>
    </style:style>
    <style:style style:name="WW_5f_CharLFO3LVL9" style:display-name="WW_CharLFO3LVL9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Wingdings" fo:font-family="Wingdings" style:font-family-generic="system" style:font-pitch="variable" style:font-charset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Symbol" fo:font-family="Symbol" style:font-family-generic="roman" style:font-pitch="variable" style:font-charset="x-symbol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/>
    </style:style>
    <style:style style:name="WW_5f_CharLFO7LVL8" style:display-name="WW_CharLFO7LVL8" style:family="text">
      <style:text-properties style:font-name="Symbol" fo:font-family="Symbol" style:font-family-generic="roman" style:font-pitch="variable" style:font-charset="x-symbol"/>
    </style:style>
    <style:style style:name="WW_5f_CharLFO7LVL9" style:display-name="WW_CharLFO7LVL9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Wingdings" fo:font-family="Wingdings" style:font-family-generic="system" style:font-pitch="variable" style:font-charset="x-symbol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Symbol" fo:font-family="Symbol" style:font-family-generic="roman" style:font-pitch="variable" style:font-charset="x-symbol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/>
    </style:style>
    <style:style style:name="WW_5f_CharLFO8LVL8" style:display-name="WW_CharLFO8LVL8" style:family="text">
      <style:text-properties style:font-name="Symbol" fo:font-family="Symbol" style:font-family-generic="roman" style:font-pitch="variable" style:font-charset="x-symbol"/>
    </style:style>
    <style:style style:name="WW_5f_CharLFO8LVL9" style:display-name="WW_CharLFO8LVL9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/>
    </style:style>
    <style:style style:name="WW_5f_CharLFO9LVL2" style:display-name="WW_CharLFO9LVL2" style:family="text">
      <style:text-properties style:font-name="Wingdings" fo:font-family="Wingdings" style:font-family-generic="system" style:font-pitch="variable" style:font-charset="x-symbol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Symbol" fo:font-family="Symbol" style:font-family-generic="roman" style:font-pitch="variable" style:font-charset="x-symbol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/>
    </style:style>
    <style:style style:name="WW_5f_CharLFO9LVL8" style:display-name="WW_CharLFO9LVL8" style:family="text">
      <style:text-properties style:font-name="Symbol" fo:font-family="Symbol" style:font-family-generic="roman" style:font-pitch="variable" style:font-charset="x-symbol"/>
    </style:style>
    <style:style style:name="WW_5f_CharLFO9LVL9" style:display-name="WW_CharLFO9LVL9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090024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090024" draw:opacity="100%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90024" draw:opacity="100%"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initial-creator>Jesus Ramos</meta:initial-creator>
    <meta:creation-date>2020-12-09T01:41:00Z</meta:creation-date>
    <dc:date>2021-07-06T20:00:01.386775383</dc:date>
    <meta:print-date>2020-09-16T00:43:00Z</meta:print-date>
    <meta:editing-cycles>277</meta:editing-cycles>
    <meta:editing-duration>PT1H21M50S</meta:editing-duration>
    <meta:document-statistic meta:table-count="3" meta:image-count="0" meta:object-count="0" meta:page-count="1" meta:paragraph-count="1403" meta:word-count="9915" meta:character-count="57199" meta:non-whitespace-character-count="49856"/>
    <meta:user-defined meta:name="ContentTypeId">0x010100DFECD4E735D21F4381A456C9C7EC4994</meta:user-defined>
    <meta:template xlink:type="simple" xlink:actuate="onRequest" xlink:title="" xlink:href="Normal.dotm"/>
  </office:meta>
</office:document-meta>
</file>